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1.601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10.24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Photo_id</text:p>
          </table:table-cell>
          <table:table-cell table:style-name="ce1" office:value-type="string" calcext:value-type="string">
            <text:p>Album paren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Mon_name</text:p>
          </table:table-cell>
          <table:table-cell table:style-name="ce1" office:value-type="string" calcext:value-type="string">
            <text:p>dville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P_url</text:p>
          </table:table-cell>
          <table:table-cell table:style-name="ce1" office:value-type="string" calcext:value-type="string">
            <text:p>Légende 1</text:p>
          </table:table-cell>
          <table:table-cell table:style-name="ce1" office:value-type="string" calcext:value-type="string">
            <text:p>Légende 2</text:p>
          </table:table-cell>
          <table:table-cell table:style-name="ce1" office:value-type="string" calcext:value-type="string">
            <text:p>Légende 3</text:p>
          </table:table-cell>
          <table:table-cell table:style-name="ce1" office:value-type="string" calcext:value-type="string">
            <text:p>Légende 4</text:p>
          </table:table-cell>
          <table:table-cell table:style-name="ce1" office:value-type="string" calcext:value-type="string">
            <text:p>Légende 5</text:p>
          </table:table-cell>
          <table:table-cell table:style-name="ce1" office:value-type="string" calcext:value-type="string">
            <text:p>Pers 1 présente</text:p>
          </table:table-cell>
          <table:table-cell table:style-name="ce1" office:value-type="string" calcext:value-type="string">
            <text:p>Pers 2 présente</text:p>
          </table:table-cell>
          <table:table-cell table:style-name="ce1" office:value-type="string" calcext:value-type="string">
            <text:p>Prés 3 présente</text:p>
          </table:table-cell>
          <table:table-cell table:style-name="ce1" office:value-type="string" calcext:value-type="string">
            <text:p>Createur</text:p>
          </table:table-cell>
          <table:table-cell table:style-name="ce1" office:value-type="string" calcext:value-type="string">
            <text:p>Date prise de la photo</text:p>
          </table:table-cell>
          <table:table-cell table:style-name="ce1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10_Downing_Street" xlink:type="simple">http://fr.dbpedia.org/resource/10_Downing_Street</text:a></text:p>
          </table:table-cell>
          <table:table-cell office:value-type="string" calcext:value-type="string">
            <text:p>"10 Downing Stre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2010_Official_Downing_Street_pic.jpg?width=300" xlink:type="simple">http://commons.wikimedia.org/wiki/Special:FilePath/2010_Official_Downing_Street_pic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rc_de_Wellington" xlink:type="simple">http://fr.dbpedia.org/resource/Arc_de_Wellington</text:a></text:p>
          </table:table-cell>
          <table:table-cell office:value-type="string" calcext:value-type="string">
            <text:p>"Arc de Wellingt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Wellington-Arch.JPG?width=300" xlink:type="simple">http://commons.wikimedia.org/wiki/Special:FilePath/Wellington-Ar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ssins_du_Petit_et_Grand_Palais" xlink:type="simple">http://fr.dbpedia.org/resource/Bassins_du_Petit_et_Grand_Palais</text:a></text:p>
          </table:table-cell>
          <table:table-cell office:value-type="string" calcext:value-type="string">
            <text:p>"Bassins du Petit et Grand Pala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Grand_Palais.jpg?width=300" xlink:type="simple">http://commons.wikimedia.org/wiki/Special:FilePath/Fontaine_du_Grand_Pala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ig_Ben" xlink:type="simple">http://fr.dbpedia.org/resource/Big_Ben</text:a></text:p>
          </table:table-cell>
          <table:table-cell office:value-type="string" calcext:value-type="string">
            <text:p>"Big Be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Clock_Tower_-_Palace_of_Westminster,_London_-_September_2006-2.jpg?width=300" xlink:type="simple">http://commons.wikimedia.org/wiki/Special:FilePath/Clock_Tower_-_Palace_of_Westminster,_London_-_September_2006-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ourse_du_travail_de_Bordeaux" xlink:type="simple">http://fr.dbpedia.org/resource/Bourse_du_travail_de_Bordeaux</text:a></text:p>
          </table:table-cell>
          <table:table-cell office:value-type="string" calcext:value-type="string">
            <text:p>"Bourse du travail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Bourse_du_travail_3.JPG?width=300" xlink:type="simple">http://commons.wikimedia.org/wiki/Special:FilePath/Bordeaux_Bourse_du_travail_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énotaphe_(Londres)" xlink:type="simple">http://fr.dbpedia.org/resource/Cénotaphe_(Londres)</text:a></text:p>
          </table:table-cell>
          <table:table-cell office:value-type="string" calcext:value-type="string">
            <text:p>"Cénotaph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Portland.stone.cenotaph.london.arp.jpg?width=300" xlink:type="simple">http://commons.wikimedia.org/wiki/Special:FilePath/Portland.stone.cenotaph.london.arp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âteau_de_la_Tournelle" xlink:type="simple">http://fr.dbpedia.org/resource/Château_de_la_Tournelle</text:a></text:p>
          </table:table-cell>
          <table:table-cell office:value-type="string" calcext:value-type="string">
            <text:p>"Château de la Tourn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teau_de_la_Tournelle.jpg?width=300" xlink:type="simple">http://commons.wikimedia.org/wiki/Special:FilePath/Chateau_de_la_Tournell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ité_Napoléon" xlink:type="simple">http://fr.dbpedia.org/resource/Cité_Napoléon</text:a></text:p>
          </table:table-cell>
          <table:table-cell office:value-type="string" calcext:value-type="string">
            <text:p>"Cité Napolé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_Napoléon_-2.JPG?width=300" xlink:type="simple">http://commons.wikimedia.org/wiki/Special:FilePath/Cité_Napoléon_-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_de_Bordeaux" xlink:type="simple">http://fr.dbpedia.org/resource/Église_Saint-Pierre_de_Bordeaux</text:a></text:p>
          </table:table-cell>
          <table:table-cell office:value-type="string" calcext:value-type="string">
            <text:p>"Église Saint-Pierre de Bordeaux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Saint_Pierre.jpg?width=300" xlink:type="simple">http://commons.wikimedia.org/wiki/Special:FilePath/Bordeaux_Saint_Pierre.jpg?width=300</text:a>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Béla-Bartók" xlink:type="simple">http://fr.dbpedia.org/resource/Fontaine_Béla-Bartók</text:a></text:p>
          </table:table-cell>
          <table:table-cell office:value-type="string" calcext:value-type="string">
            <text:p>"Fontaine Béla-Bartók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ristaux.Jean_Yves_Lechevallier.jpg?width=300" xlink:type="simple">http://commons.wikimedia.org/wiki/Special:FilePath/Cristaux.Jean_Yves_Lechevallie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_la_Grave" xlink:type="simple">http://fr.dbpedia.org/resource/Fontaine_de_la_Grave</text:a></text:p>
          </table:table-cell>
          <table:table-cell office:value-type="string" calcext:value-type="string">
            <text:p>"Fontaine de la Grav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Fontaine_de_la_Grave.jpg?width=300" xlink:type="simple">http://commons.wikimedia.org/wiki/Special:FilePath/Fontaine_de_la_Grav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jean" xlink:type="simple">http://fr.dbpedia.org/resource/Fontaine_Dejean</text:a></text:p>
          </table:table-cell>
          <table:table-cell office:value-type="string" calcext:value-type="string">
            <text:p>"Fontaine De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ejean.jpg?width=300" xlink:type="simple">http://commons.wikimedia.org/wiki/Special:FilePath/Fontaine_Dejea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es_Quatre-Saisons" xlink:type="simple">http://fr.dbpedia.org/resource/Fontaine_des_Quatre-Saisons</text:a></text:p>
          </table:table-cell>
          <table:table-cell office:value-type="string" calcext:value-type="string">
            <text:p>"Fontaine des Quatre-Saiso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10392_Paris_VII_rue_de_Grenelle_n°59_rwk.JPG?width=300" xlink:type="simple">http://commons.wikimedia.org/wiki/Special:FilePath/P1110392_Paris_VII_rue_de_Grenelle_n°59_rwk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u_jardin_Villemin" xlink:type="simple">http://fr.dbpedia.org/resource/Fontaine_du_jardin_Villemin</text:a>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du_jardin_Villemin" xlink:type="simple">http://fr.dbpedia.org/resource/Fontaine_du_jardin_Villemin</text:a></text:p>
          </table:table-cell>
          <table:table-cell office:value-type="string" calcext:value-type="string">
            <text:p>"Fontaine du jardin Villem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Fontaine_du_jardin_Villemin_01.jpg?width=300" xlink:type="simple">http://commons.wikimedia.org/wiki/Special:FilePath/Fontaine_du_jardin_Villemin_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taine_Octave_Gréard" xlink:type="simple">http://fr.dbpedia.org/resource/Fontaine_Octave_Gréard</text:a></text:p>
          </table:table-cell>
          <table:table-cell office:value-type="string" calcext:value-type="string">
            <text:p>"Fontaine Octave Gréar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enri_Paul_Nénot_and_Jules-Clément_Chaplain_-_Octave_Gréard.JPG?width=300" xlink:type="simple">http://commons.wikimedia.org/wiki/Special:FilePath/Henri_Paul_Nénot_and_Jules-Clément_Chaplain_-_Octave_Gréard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Galerie_Bordelaise" xlink:type="simple">http://fr.dbpedia.org/resource/Galerie_Bordelaise</text:a></text:p>
          </table:table-cell>
          <table:table-cell office:value-type="string" calcext:value-type="string">
            <text:p>"Galerie Bordelais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Galerie_Bordelaise17.JPG?width=300" xlink:type="simple">http://commons.wikimedia.org/wiki/Special:FilePath/Bordeaux_Galerie_Bordelaise17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'Estrées" xlink:type="simple">http://fr.dbpedia.org/resource/Hôtel_d'Estrées</text:a></text:p>
          </table:table-cell>
          <table:table-cell office:value-type="string" calcext:value-type="string">
            <text:p>"Hôtel d'Estré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'ESTREES.jpg?width=300" xlink:type="simple">http://commons.wikimedia.org/wiki/Special:FilePath/HOTEL_D'ESTREE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Breteuil" xlink:type="simple">http://fr.dbpedia.org/resource/Hôtel_de_Breteuil</text:a></text:p>
          </table:table-cell>
          <table:table-cell office:value-type="string" calcext:value-type="string">
            <text:p>"Hôtel de Breteui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_de_breteuil76.jpg?width=300" xlink:type="simple">http://commons.wikimedia.org/wiki/Special:FilePath/Hotel_de_breteuil7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Chabannes" xlink:type="simple">http://fr.dbpedia.org/resource/Hôtel_de_Chabannes</text:a></text:p>
          </table:table-cell>
          <table:table-cell office:value-type="string" calcext:value-type="string">
            <text:p>"Hôtel de Chaban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« Paris »</text:p>
          </table:table-cell>
          <table:table-cell office:value-type="string" calcext:value-type="string">
            <text:p><text:a xlink:href="http://commons.wikimedia.org/wiki/Special:FilePath/17PlaceVosges-P4-001.jpg?width=300" xlink:type="simple">http://commons.wikimedia.org/wiki/Special:FilePath/17PlaceVosges-P4-001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Cluny" xlink:type="simple">http://fr.dbpedia.org/resource/Hôtel_de_Cluny</text:a></text:p>
          </table:table-cell>
          <table:table-cell office:value-type="string" calcext:value-type="string">
            <text:p>"Hôtel de Clun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national_du_Moyen_Âge_-_Exterior.jpg?width=300" xlink:type="simple">http://commons.wikimedia.org/wiki/Special:FilePath/Musée_national_du_Moyen_Âge_-_Exterior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Guénégaud" xlink:type="simple">http://fr.dbpedia.org/resource/Hôtel_de_Guénégaud</text:a></text:p>
          </table:table-cell>
          <table:table-cell office:value-type="string" calcext:value-type="string">
            <text:p>"Hôtel de Guénégaud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otel-Guenegaud-rue-des-Art.jpg?width=300" xlink:type="simple">http://commons.wikimedia.org/wiki/Special:FilePath/Hotel-Guenegaud-rue-des-Ar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Ruat" xlink:type="simple">http://fr.dbpedia.org/resource/Hôtel_de_Ruat</text:a></text:p>
          </table:table-cell>
          <table:table-cell office:value-type="string" calcext:value-type="string">
            <text:p>"Hôtel de Ruat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de_Ruat_2.JPG?width=300" xlink:type="simple">http://commons.wikimedia.org/wiki/Special:FilePath/Bordeaux_Hôtel_de_Ruat_2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Seignelay" xlink:type="simple">http://fr.dbpedia.org/resource/Hôtel_de_Seignelay</text:a></text:p>
          </table:table-cell>
          <table:table-cell office:value-type="string" calcext:value-type="string">
            <text:p>"Hôtel de Seignela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7e_Hôtel_de_Seignelay_109.JPG?width=300" xlink:type="simple">http://commons.wikimedia.org/wiki/Special:FilePath/Paris_7e_Hôtel_de_Seignelay_109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de_Vogüé_(Paris)" xlink:type="simple">http://fr.dbpedia.org/resource/Hôtel_de_Vogüé_(Paris)</text:a></text:p>
          </table:table-cell>
          <table:table-cell office:value-type="string" calcext:value-type="string">
            <text:p>"Hôtel de Vogüé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Hôtel_de_Vogüé_.jpg?width=300" xlink:type="simple">http://commons.wikimedia.org/wiki/Special:FilePath/Hôtel_de_Vogüé_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Le_Charron" xlink:type="simple">http://fr.dbpedia.org/resource/Hôtel_Le_Charron</text:a></text:p>
          </table:table-cell>
          <table:table-cell office:value-type="string" calcext:value-type="string">
            <text:p>"Hôtel Le Charr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orte_Hotel_Charron.jpg?width=300" xlink:type="simple">http://commons.wikimedia.org/wiki/Special:FilePath/Porte_Hotel_Charr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Libéral_Bruant" xlink:type="simple">http://fr.dbpedia.org/resource/Hôtel_Libéral_Bruant</text:a></text:p>
          </table:table-cell>
          <table:table-cell office:value-type="string" calcext:value-type="string">
            <text:p>"Hôtel Libéral Bruan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hotel_liberal_bruant.jpg?width=300" xlink:type="simple">http://commons.wikimedia.org/wiki/Special:FilePath/Paris_hotel_liberal_bruant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Mel_de_Fontenay" xlink:type="simple">http://fr.dbpedia.org/resource/Hôtel_Mel_de_Fontenay</text:a></text:p>
          </table:table-cell>
          <table:table-cell office:value-type="string" calcext:value-type="string">
            <text:p>"Hôtel Mel de Fontenay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Mel_de_Fontenay_3.JPG?width=300" xlink:type="simple">http://commons.wikimedia.org/wiki/Special:FilePath/Bordeaux_Hôtel_Mel_de_Fontenay_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Piganeau" xlink:type="simple">http://fr.dbpedia.org/resource/Hôtel_Piganeau</text:a></text:p>
          </table:table-cell>
          <table:table-cell office:value-type="string" calcext:value-type="string">
            <text:p>"Hôtel Piganeau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Hôtel_Piganeau.JPG?width=300" xlink:type="simple">http://commons.wikimedia.org/wiki/Special:FilePath/Bordeaux_Hôtel_Piganeau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ôtel_Tubeuf_(rue_des_Petits-Champs)" xlink:type="simple">http://fr.dbpedia.org/resource/Hôtel_Tubeuf_(rue_des_Petits-Champs)</text:a></text:p>
          </table:table-cell>
          <table:table-cell office:value-type="string" calcext:value-type="string">
            <text:p>"Hôtel Tubeuf (rue des Petits-Champ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Bibliotheque_national_parigi.JPG?width=300" xlink:type="simple">http://commons.wikimedia.org/wiki/Special:FilePath/Bibliotheque_national_parigi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London_Eye" xlink:type="simple">http://fr.dbpedia.org/resource/London_Eye</text:a></text:p>
          </table:table-cell>
          <table:table-cell office:value-type="string" calcext:value-type="string">
            <text:p>"London Ey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London_Eye_-_TQ04_26.jpg?width=300" xlink:type="simple">http://commons.wikimedia.org/wiki/Special:FilePath/London_Eye_-_TQ04_26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12e_arrondissement_de_Paris" xlink:type="simple">http://fr.dbpedia.org/resource/Mairie_du_12e_arrondissement_de_Paris</text:a></text:p>
          </table:table-cell>
          <table:table-cell office:value-type="string" calcext:value-type="string">
            <text:p>"Mairie du 12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12e_arrondissement_de_Paris.JPG?width=300" xlink:type="simple">http://commons.wikimedia.org/wiki/Special:FilePath/Mairie_du_12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15e_arrondissement_de_Paris" xlink:type="simple">http://fr.dbpedia.org/resource/Mairie_du_15e_arrondissement_de_Paris</text:a></text:p>
          </table:table-cell>
          <table:table-cell office:value-type="string" calcext:value-type="string">
            <text:p>"Mairie du 15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Mairie15ème.jpg?width=300" xlink:type="simple">http://commons.wikimedia.org/wiki/Special:FilePath/ParisMairie15ème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3e_arrondissement_de_Paris" xlink:type="simple">http://fr.dbpedia.org/resource/Mairie_du_3e_arrondissement_de_Paris</text:a></text:p>
          </table:table-cell>
          <table:table-cell office:value-type="string" calcext:value-type="string">
            <text:p>"Mairie du 3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airie_3eme_arrdt_dsc03993.jpg?width=300" xlink:type="simple">http://commons.wikimedia.org/wiki/Special:FilePath/Paris_mairie_3eme_arrdt_dsc03993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rie_du_7e_arrondissement_de_Paris" xlink:type="simple">http://fr.dbpedia.org/resource/Mairie_du_7e_arrondissement_de_Paris</text:a></text:p>
          </table:table-cell>
          <table:table-cell office:value-type="string" calcext:value-type="string">
            <text:p>"Mairie du 7e arrondissement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airie_du_7e_arrondissement_de_Paris.jpg?width=300" xlink:type="simple">http://commons.wikimedia.org/wiki/Special:FilePath/Mairie_du_7e_arrondissement_de_Paris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nsion_House_(Londres)" xlink:type="simple">http://fr.dbpedia.org/resource/Mansion_House_(Londres)</text:a></text:p>
          </table:table-cell>
          <table:table-cell office:value-type="string" calcext:value-type="string">
            <text:p>"Mansion House (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Mansion_House_London.jpg?width=300" xlink:type="simple">http://commons.wikimedia.org/wiki/Special:FilePath/Mansion_House_London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Old_Billingsgate_Market" xlink:type="simple">http://fr.dbpedia.org/resource/Old_Billingsgate_Market</text:a></text:p>
          </table:table-cell>
          <table:table-cell office:value-type="string" calcext:value-type="string">
            <text:p>"Old Billingsgate Market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illingsgate_Market_-_geograph.org.uk_-_79758.jpg?width=300" xlink:type="simple">http://commons.wikimedia.org/wiki/Special:FilePath/Billingsgate_Market_-_geograph.org.uk_-_79758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Buckingham" xlink:type="simple">http://fr.dbpedia.org/resource/Palais_de_Buckingham</text:a></text:p>
          </table:table-cell>
          <table:table-cell office:value-type="string" calcext:value-type="string">
            <text:p>"Palais de Buckingha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uckingham_Palace_from_gardens,_London,_UK_-_Diliff.jpg?width=300" xlink:type="simple">http://commons.wikimedia.org/wiki/Special:FilePath/Buckingham_Palace_from_gardens,_London,_UK_-_Diliff.jpg?width=300</text:a>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Femme" xlink:type="simple">http://fr.dbpedia.org/resource/Palais_de_la_Femme</text:a></text:p>
          </table:table-cell>
          <table:table-cell office:value-type="string" calcext:value-type="string">
            <text:p>"Palais de la Fem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50_Paris_XI_Rue_Faidherbe_Rue_de_Charonne_Maison_de_la_femme_reductwk.JPG?width=300" xlink:type="simple">http://commons.wikimedia.org/wiki/Special:FilePath/P1000850_Paris_XI_Rue_Faidherbe_Rue_de_Charonne_Maison_de_la_femme_reduct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orte_de_la_Monnaie" xlink:type="simple">http://fr.dbpedia.org/resource/Porte_de_la_Monnaie</text:a></text:p>
          </table:table-cell>
          <table:table-cell office:value-type="string" calcext:value-type="string">
            <text:p>"Porte de la Monnaie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Porte_de_la_monnaie_depuis_les_quais.jpg?width=300" xlink:type="simple">http://commons.wikimedia.org/wiki/Special:FilePath/Porte_de_la_monnaie_depuis_les_qua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enate_House_(université_de_Londres)" xlink:type="simple">http://fr.dbpedia.org/resource/Senate_House_(université_de_Londres)</text:a></text:p>
          </table:table-cell>
          <table:table-cell office:value-type="string" calcext:value-type="string">
            <text:p>"Senate House (université de Londres)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enate_House_UoL.jpg?width=300" xlink:type="simple">http://commons.wikimedia.org/wiki/Special:FilePath/Senate_House_Uo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hell_Mex_House" xlink:type="simple">http://fr.dbpedia.org/resource/Shell_Mex_House</text:a></text:p>
          </table:table-cell>
          <table:table-cell office:value-type="string" calcext:value-type="string">
            <text:p>"Shell Mex House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Shell_Mex_House_Mars_2014_01.jpg?width=300" xlink:type="simple">http://commons.wikimedia.org/wiki/Special:FilePath/Shell_Mex_House_Mars_2014_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tatue_d'Oliver_Cromwell" xlink:type="simple">http://fr.dbpedia.org/resource/Statue_d'Oliver_Cromwell</text:a></text:p>
          </table:table-cell>
          <table:table-cell office:value-type="string" calcext:value-type="string">
            <text:p>"Statue d'Oliver Cromwell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Oliver_Cromwell,_statue_at_the_Palace_of_Westminster,_London.jpg?width=300" xlink:type="simple">http://commons.wikimedia.org/wiki/Special:FilePath/Oliver_Cromwell,_statue_at_the_Palace_of_Westminster,_Lond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tatue_de_Richard_Cœur_de_Lion" xlink:type="simple">http://fr.dbpedia.org/resource/Statue_de_Richard_Cœur_de_Lion</text:a></text:p>
          </table:table-cell>
          <table:table-cell office:value-type="string" calcext:value-type="string">
            <text:p>"Statue de Richard Cœur de Lion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Richard_the_first.jpg?width=300" xlink:type="simple">http://commons.wikimedia.org/wiki/Special:FilePath/Richard_the_fir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emple_de_l'Humanité" xlink:type="simple">http://fr.dbpedia.org/resource/Temple_de_l'Humanité</text:a></text:p>
          </table:table-cell>
          <table:table-cell office:value-type="string" calcext:value-type="string">
            <text:p>"Temple de l'Humanité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yenne-chapelle-humanite.jpg?width=300" xlink:type="simple">http://commons.wikimedia.org/wiki/Special:FilePath/Payenne-chapelle-humanit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de_Londres" xlink:type="simple">http://fr.dbpedia.org/resource/Tour_de_Londres</text:a></text:p>
          </table:table-cell>
          <table:table-cell office:value-type="string" calcext:value-type="string">
            <text:p>"Tour de Londres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Tower_of_london_from_swissre.jpg?width=300" xlink:type="simple">http://commons.wikimedia.org/wiki/Special:FilePath/Tower_of_london_from_swiss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Pey-Berland" xlink:type="simple">http://fr.dbpedia.org/resource/Tour_Pey-Berland</text:a></text:p>
          </table:table-cell>
          <table:table-cell office:value-type="string" calcext:value-type="string">
            <text:p>"Tour Pey-Berland"</text:p>
          </table:table-cell>
          <table:table-cell office:value-type="string" calcext:value-type="string">
            <text:p>dbpedia-fr:Bordeaux</text:p>
          </table:table-cell>
          <table:table-cell office:value-type="string" calcext:value-type="string">
            <text:p>"Bordeaux"</text:p>
          </table:table-cell>
          <table:table-cell office:value-type="string" calcext:value-type="string">
            <text:p><text:a xlink:href="http://commons.wikimedia.org/wiki/Special:FilePath/Bordeaux_Tour_Pey_Berland_3.jpg?width=300" xlink:type="simple">http://commons.wikimedia.org/wiki/Special:FilePath/Bordeaux_Tour_Pey_Berland_3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Tour_Victoria" xlink:type="simple">http://fr.dbpedia.org/resource/Tour_Victoria</text:a></text:p>
          </table:table-cell>
          <table:table-cell office:value-type="string" calcext:value-type="string">
            <text:p>"Tour Victoria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Victoria_Tower_from_the_south-west.jpg?width=300" xlink:type="simple">http://commons.wikimedia.org/wiki/Special:FilePath/Victoria_Tower_from_the_south-wes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bbaye_du_Canadel</text:p>
          </table:table-cell>
          <table:table-cell table:style-name="Default" office:value-type="string" calcext:value-type="string">
            <text:p>Abbaye du Canadel</text:p>
          </table:table-cell>
          <table:table-cell table:style-name="Default" office:value-type="string" calcext:value-type="string">
            <text:p>dbpedia-fr:La_Colle-sur-Loup</text:p>
          </table:table-cell>
          <table:table-cell table:style-name="Default" office:value-type="string" calcext:value-type="string">
            <text:p>La Colle-sur-Loup</text:p>
          </table:table-cell>
          <table:table-cell table:style-name="Default" office:value-type="string" calcext:value-type="string">
            <text:p>http://commons.wikimedia.org/wiki/Special:FilePath/Canadel_chapelle_colle-s-loup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ltes_Gebäu</text:p>
          </table:table-cell>
          <table:table-cell table:style-name="Default" office:value-type="string" calcext:value-type="string">
            <text:p>Altes Gebäu</text:p>
          </table:table-cell>
          <table:table-cell table:style-name="Default" office:value-type="string" calcext:value-type="string">
            <text:p>dbpedia-fr:Coire</text:p>
          </table:table-cell>
          <table:table-cell table:style-name="Default" office:value-type="string" calcext:value-type="string">
            <text:p>Coire</text:p>
          </table:table-cell>
          <table:table-cell table:style-name="Default" office:value-type="string" calcext:value-type="string">
            <text:p>http://commons.wikimedia.org/wiki/Special:FilePath/Chur_Altes_Gebäu_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ncien_parc_d'artillerie</text:p>
          </table:table-cell>
          <table:table-cell table:style-name="Default" office:value-type="string" calcext:value-type="string">
            <text:p>Ancien parc d'artillerie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Ancien-parc-d'artilleri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nciennes_Glacières_de_Strasbourg</text:p>
          </table:table-cell>
          <table:table-cell table:style-name="Default" office:value-type="string" calcext:value-type="string">
            <text:p>Anciennes Glacières de Strasbourg</text:p>
          </table:table-cell>
          <table:table-cell table:style-name="Default" office:value-type="string" calcext:value-type="string">
            <text:p>dbpedia-fr:Strasbourg</text:p>
          </table:table-cell>
          <table:table-cell table:style-name="Default" office:value-type="string" calcext:value-type="string">
            <text:p>Strasbourg</text:p>
          </table:table-cell>
          <table:table-cell table:style-name="Default" office:value-type="string" calcext:value-type="string">
            <text:p>http://commons.wikimedia.org/wiki/Special:FilePath/Anciennes_Glacières_au_3,_5_rue_des_Moulins_à_Strasbourg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queduc_de_Coutances</text:p>
          </table:table-cell>
          <table:table-cell table:style-name="Default" office:value-type="string" calcext:value-type="string">
            <text:p>Aqueduc de Coutances</text:p>
          </table:table-cell>
          <table:table-cell table:style-name="Default" office:value-type="string" calcext:value-type="string">
            <text:p>dbpedia-fr:Coutances</text:p>
          </table:table-cell>
          <table:table-cell table:style-name="Default" office:value-type="string" calcext:value-type="string">
            <text:p>Coutances</text:p>
          </table:table-cell>
          <table:table-cell table:style-name="Default" office:value-type="string" calcext:value-type="string">
            <text:p>http://commons.wikimedia.org/wiki/Special:FilePath/Aqueduc_de_Coutances_Mieusemen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scenseur_à_bateaux_des_Fontinettes</text:p>
          </table:table-cell>
          <table:table-cell table:style-name="Default" office:value-type="string" calcext:value-type="string">
            <text:p>Ascenseur à bateaux des Fontinettes</text:p>
          </table:table-cell>
          <table:table-cell table:style-name="Default" office:value-type="string" calcext:value-type="string">
            <text:p>dbpedia-fr:Arques</text:p>
          </table:table-cell>
          <table:table-cell table:style-name="Default" office:value-type="string" calcext:value-type="string">
            <text:p>Arques (Pas-de-Calais)</text:p>
          </table:table-cell>
          <table:table-cell table:style-name="Default" office:value-type="string" calcext:value-type="string">
            <text:p>http://commons.wikimedia.org/wiki/Special:FilePath/Ascenseur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uberge_du_Roy_d'Espagne_(Sablon)</text:p>
          </table:table-cell>
          <table:table-cell table:style-name="Default" office:value-type="string" calcext:value-type="string">
            <text:p>Auberge du Roy d'Espagne (Sablon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Auberge_du_Roy_d'Espagne_-_Sablon_-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Auberge_La_Cardinale</text:p>
          </table:table-cell>
          <table:table-cell table:style-name="Default" office:value-type="string" calcext:value-type="string">
            <text:p>Auberge La Cardinale</text:p>
          </table:table-cell>
          <table:table-cell table:style-name="Default" office:value-type="string" calcext:value-type="string">
            <text:p>dbpedia-fr:Baix</text:p>
          </table:table-cell>
          <table:table-cell table:style-name="Default" office:value-type="string" calcext:value-type="string">
            <text:p>Baix</text:p>
          </table:table-cell>
          <table:table-cell table:style-name="Default" office:value-type="string" calcext:value-type="string">
            <text:p>http://commons.wikimedia.org/wiki/Special:FilePath/Facade_côté_rhône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agne_de_Nice</text:p>
          </table:table-cell>
          <table:table-cell table:style-name="Default" office:value-type="string" calcext:value-type="string">
            <text:p>Bagne de Nic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Caserne_Lympia_01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astion_des_pêcheurs</text:p>
          </table:table-cell>
          <table:table-cell table:style-name="Default" office:value-type="string" calcext:value-type="string">
            <text:p>Bastion des pêcheurs</text:p>
          </table:table-cell>
          <table:table-cell table:style-name="Default" office:value-type="string" calcext:value-type="string">
            <text:p>dbpedia-fr:Budapest</text:p>
          </table:table-cell>
          <table:table-cell table:style-name="Default" office:value-type="string" calcext:value-type="string">
            <text:p>Budapest</text:p>
          </table:table-cell>
          <table:table-cell table:style-name="Default" office:value-type="string" calcext:value-type="string">
            <text:p>http://commons.wikimedia.org/wiki/Special:FilePath/Fisher_Bastion_in_Buda_Castle_(1)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Beffroi_de_Saint-Trond</text:p>
          </table:table-cell>
          <table:table-cell table:style-name="Default" office:value-type="string" calcext:value-type="string">
            <text:p>Beffroi de Saint-Trond</text:p>
          </table:table-cell>
          <table:table-cell table:style-name="Default" office:value-type="string" calcext:value-type="string">
            <text:p>dbpedia-fr:Saint-Trond</text:p>
          </table:table-cell>
          <table:table-cell table:style-name="Default" office:value-type="string" calcext:value-type="string">
            <text:p>Saint-Trond</text:p>
          </table:table-cell>
          <table:table-cell table:style-name="Default" office:value-type="string" calcext:value-type="string">
            <text:p>http://commons.wikimedia.org/wiki/Special:FilePath/Beffroi_de_Saint-Trond_03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fé_de_la_Paix_de_Valréas</text:p>
          </table:table-cell>
          <table:table-cell table:style-name="Default" office:value-type="string" calcext:value-type="string">
            <text:p>Café de la Paix de Valréas</text:p>
          </table:table-cell>
          <table:table-cell table:style-name="Default" office:value-type="string" calcext:value-type="string">
            <text:p>dbpedia-fr:Valreas</text:p>
          </table:table-cell>
          <table:table-cell table:style-name="Default" office:value-type="string" calcext:value-type="string">
            <text:p>Valréas</text:p>
          </table:table-cell>
          <table:table-cell table:style-name="Default" office:value-type="string" calcext:value-type="string">
            <text:p>http://commons.wikimedia.org/wiki/Special:FilePath/Café_de_la_Paix_-_intérieu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lvaire_de_Pontaubert</text:p>
          </table:table-cell>
          <table:table-cell table:style-name="Default" office:value-type="string" calcext:value-type="string">
            <text:p>Calvaire de Pontaubert</text:p>
          </table:table-cell>
          <table:table-cell table:style-name="Default" office:value-type="string" calcext:value-type="string">
            <text:p>dbpedia-fr:Pontaubert</text:p>
          </table:table-cell>
          <table:table-cell table:style-name="Default" office:value-type="string" calcext:value-type="string">
            <text:p>Pontaubert</text:p>
          </table:table-cell>
          <table:table-cell table:style-name="Default" office:value-type="string" calcext:value-type="string">
            <text:p>http://commons.wikimedia.org/wiki/Special:FilePath/Calvaire_de_Pontauber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asa_Amatller</text:p>
          </table:table-cell>
          <table:table-cell table:style-name="Default" office:value-type="string" calcext:value-type="string">
            <text:p>Casa Amatller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CasaAmatller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entre_des_archives_industrielles_et_techniques_de_la_Moselle</text:p>
          </table:table-cell>
          <table:table-cell table:style-name="Default" office:value-type="string" calcext:value-type="string">
            <text:p>Centre des archives industrielles et techniques de la Moselle</text:p>
          </table:table-cell>
          <table:table-cell table:style-name="Default" office:value-type="string" calcext:value-type="string">
            <text:p>dbpedia-fr:Saint-Avold</text:p>
          </table:table-cell>
          <table:table-cell table:style-name="Default" office:value-type="string" calcext:value-type="string">
            <text:p>Saint-Avold</text:p>
          </table:table-cell>
          <table:table-cell table:style-name="Default" office:value-type="string" calcext:value-type="string">
            <text:p>http://commons.wikimedia.org/wiki/Special:FilePath/Caitm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ncellerie_du_Reich</text:p>
          </table:table-cell>
          <table:table-cell table:style-name="Default" office:value-type="string" calcext:value-type="string">
            <text:p>Chancellerie du Reich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1895_reichskanzlerpalais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ncellerie_fédérale_(Berlin)</text:p>
          </table:table-cell>
          <table:table-cell table:style-name="Default" office:value-type="string" calcext:value-type="string">
            <text:p>Chancellerie fédérale (Berlin)</text:p>
          </table:table-cell>
          <table:table-cell table:style-name="Default" office:value-type="string" calcext:value-type="string">
            <text:p>dbpedia-fr:Berlin</text:p>
          </table:table-cell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ttp://commons.wikimedia.org/wiki/Special:FilePath/07.08.21.Bundeskanzleramt.jpg?width=300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apelle_Saint-Michel_(Questembert)</text:p>
          </table:table-cell>
          <table:table-cell table:style-name="Default" office:value-type="string" calcext:value-type="string">
            <text:p>Chapelle Saint-Michel (Questembert)</text:p>
          </table:table-cell>
          <table:table-cell table:style-name="Default" office:value-type="string" calcext:value-type="string">
            <text:p>dbpedia-fr:Questembert</text:p>
          </table:table-cell>
          <table:table-cell table:style-name="Default" office:value-type="string" calcext:value-type="string">
            <text:p>Questembert</text:p>
          </table:table-cell>
          <table:table-cell table:style-name="Default" office:value-type="string" calcext:value-type="string">
            <text:p>http://commons.wikimedia.org/wiki/Special:FilePath/Chapelle_Saint-Michel_-_Cimetière_de_Questember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Bilstein</text:p>
          </table:table-cell>
          <table:table-cell table:style-name="Default" office:value-type="string" calcext:value-type="string">
            <text:p>Château Bilstein</text:p>
          </table:table-cell>
          <table:table-cell table:style-name="Default" office:value-type="string" calcext:value-type="string">
            <text:p>dbpedia-fr:Urbeis</text:p>
          </table:table-cell>
          <table:table-cell table:style-name="Default" office:value-type="string" calcext:value-type="string">
            <text:p>Urbeis</text:p>
          </table:table-cell>
          <table:table-cell table:style-name="Default" office:value-type="string" calcext:value-type="string">
            <text:p>http://commons.wikimedia.org/wiki/Special:FilePath/Urbeis_00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Bois-lès-Pargny</text:p>
          </table:table-cell>
          <table:table-cell table:style-name="Default" office:value-type="string" calcext:value-type="string">
            <text:p>Château de Bois-lès-Pargny</text:p>
          </table:table-cell>
          <table:table-cell table:style-name="Default" office:value-type="string" calcext:value-type="string">
            <text:p>dbpedia-fr:Bois-les-Pargny</text:p>
          </table:table-cell>
          <table:table-cell table:style-name="Default" office:value-type="string" calcext:value-type="string">
            <text:p>Bois-lès-Pargny</text:p>
          </table:table-cell>
          <table:table-cell table:style-name="Default" office:value-type="string" calcext:value-type="string">
            <text:p>http://commons.wikimedia.org/wiki/Special:FilePath/Dnojon_de_Bois_0778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Molleville</text:p>
          </table:table-cell>
          <table:table-cell table:style-name="Default" office:value-type="string" calcext:value-type="string">
            <text:p>Château de Molleville</text:p>
          </table:table-cell>
          <table:table-cell table:style-name="Default" office:value-type="string" calcext:value-type="string">
            <text:p>dbpedia-fr:Molleville</text:p>
          </table:table-cell>
          <table:table-cell table:style-name="Default" office:value-type="string" calcext:value-type="string">
            <text:p>Molleville</text:p>
          </table:table-cell>
          <table:table-cell table:style-name="Default" office:value-type="string" calcext:value-type="string">
            <text:p>http://commons.wikimedia.org/wiki/Special:FilePath/Castle_of_Molleville00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Semur-en-Brionnais</text:p>
          </table:table-cell>
          <table:table-cell table:style-name="Default" office:value-type="string" calcext:value-type="string">
            <text:p>Château de Semur-en-Brionnais</text:p>
          </table:table-cell>
          <table:table-cell table:style-name="Default" office:value-type="string" calcext:value-type="string">
            <text:p>dbpedia-fr:Semur-en-Brionnais</text:p>
          </table:table-cell>
          <table:table-cell table:style-name="Default" office:value-type="string" calcext:value-type="string">
            <text:p>Semur-en-Brionnais</text:p>
          </table:table-cell>
          <table:table-cell table:style-name="Default" office:value-type="string" calcext:value-type="string">
            <text:p>http://commons.wikimedia.org/wiki/Special:FilePath/Semur_en_Brio_castle_DSCN157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Tautavel</text:p>
          </table:table-cell>
          <table:table-cell table:style-name="Default" office:value-type="string" calcext:value-type="string">
            <text:p>Château de Tautavel</text:p>
          </table:table-cell>
          <table:table-cell table:style-name="Default" office:value-type="string" calcext:value-type="string">
            <text:p>dbpedia-fr:Tautavel</text:p>
          </table:table-cell>
          <table:table-cell table:style-name="Default" office:value-type="string" calcext:value-type="string">
            <text:p>Tautavel</text:p>
          </table:table-cell>
          <table:table-cell table:style-name="Default" office:value-type="string" calcext:value-type="string">
            <text:p>http://commons.wikimedia.org/wiki/Special:FilePath/Château_de_Tautavel_-_Vue_d'ensembl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hâteau_de_Verseilles</text:p>
          </table:table-cell>
          <table:table-cell table:style-name="Default" office:value-type="string" calcext:value-type="string">
            <text:p>Château de Verseilles</text:p>
          </table:table-cell>
          <table:table-cell table:style-name="Default" office:value-type="string" calcext:value-type="string">
            <text:p>dbpedia-fr:Saint-Étienne-de-Vicq</text:p>
          </table:table-cell>
          <table:table-cell table:style-name="Default" office:value-type="string" calcext:value-type="string">
            <text:p>Saint-Étienne-de-Vicq</text:p>
          </table:table-cell>
          <table:table-cell table:style-name="Default" office:value-type="string" calcext:value-type="string">
            <text:p>http://commons.wikimedia.org/wiki/Special:FilePath/Château_de_Verseilles_Commune_de_St-Etienne-de-Vicq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lyde_Auditorium</text:p>
          </table:table-cell>
          <table:table-cell table:style-name="Default" office:value-type="string" calcext:value-type="string">
            <text:p>Clyde Auditorium</text:p>
          </table:table-cell>
          <table:table-cell table:style-name="Default" office:value-type="string" calcext:value-type="string">
            <text:p>dbpedia-fr:Glasgow</text:p>
          </table:table-cell>
          <table:table-cell table:style-name="Default" office:value-type="string" calcext:value-type="string">
            <text:p>Glasgow</text:p>
          </table:table-cell>
          <table:table-cell table:style-name="Default" office:value-type="string" calcext:value-type="string">
            <text:p>http://commons.wikimedia.org/wiki/Special:FilePath/Wfm_foster_armadillo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llège_des_Jésuites_de_Clermont-Ferrand</text:p>
          </table:table-cell>
          <table:table-cell table:style-name="Default" office:value-type="string" calcext:value-type="string">
            <text:p>Collège des Jésuites de Clermont-Ferrand</text:p>
          </table:table-cell>
          <table:table-cell table:style-name="Default" office:value-type="string" calcext:value-type="string">
            <text:p>dbpedia-fr:Clermont-Ferrand</text:p>
          </table:table-cell>
          <table:table-cell table:style-name="Default" office:value-type="string" calcext:value-type="string">
            <text:p>Clermont-Ferrand</text:p>
          </table:table-cell>
          <table:table-cell table:style-name="Default" office:value-type="string" calcext:value-type="string">
            <text:p>http://commons.wikimedia.org/wiki/Special:FilePath/College-des-jesuites-clermont-ferrand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uvent_des_Cordeliers_de_Reims</text:p>
          </table:table-cell>
          <table:table-cell table:style-name="Default" office:value-type="string" calcext:value-type="string">
            <text:p>Couvent des Cordeliers de Reims</text:p>
          </table:table-cell>
          <table:table-cell table:style-name="Default" office:value-type="string" calcext:value-type="string">
            <text:p>dbpedia-fr:Reims</text:p>
          </table:table-cell>
          <table:table-cell table:style-name="Default" office:value-type="string" calcext:value-type="string">
            <text:p>Reims</text:p>
          </table:table-cell>
          <table:table-cell table:style-name="Default" office:value-type="string" calcext:value-type="string">
            <text:p>http://commons.wikimedia.org/wiki/Special:FilePath/Couvent_des_cordeliers_Reims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ouvent_des_Minimes_de_Lille</text:p>
          </table:table-cell>
          <table:table-cell table:style-name="Default" office:value-type="string" calcext:value-type="string">
            <text:p>Couvent des Minimes de Lille</text:p>
          </table:table-cell>
          <table:table-cell table:style-name="Default" office:value-type="string" calcext:value-type="string">
            <text:p>dbpedia-fr:Lille</text:p>
          </table:table-cell>
          <table:table-cell table:style-name="Default" office:value-type="string" calcext:value-type="string">
            <text:p>Lille</text:p>
          </table:table-cell>
          <table:table-cell table:style-name="Default" office:value-type="string" calcext:value-type="string">
            <text:p>http://commons.wikimedia.org/wiki/Special:FilePath/Lille_quai_du_wault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Belmont-sur-Vair</text:p>
          </table:table-cell>
          <table:table-cell table:style-name="Default" office:value-type="string" calcext:value-type="string">
            <text:p>Croix de Belmont-sur-Vair</text:p>
          </table:table-cell>
          <table:table-cell table:style-name="Default" office:value-type="string" calcext:value-type="string">
            <text:p>dbpedia-fr:Belmont-sur-Vair</text:p>
          </table:table-cell>
          <table:table-cell table:style-name="Default" office:value-type="string" calcext:value-type="string">
            <text:p>Belmont-sur-Vair</text:p>
          </table:table-cell>
          <table:table-cell table:style-name="Default" office:value-type="string" calcext:value-type="string">
            <text:p>http://commons.wikimedia.org/wiki/Special:FilePath/Croix_Vair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Fégréac</text:p>
          </table:table-cell>
          <table:table-cell table:style-name="Default" office:value-type="string" calcext:value-type="string">
            <text:p>Croix de Fégréac</text:p>
          </table:table-cell>
          <table:table-cell table:style-name="Default" office:value-type="string" calcext:value-type="string">
            <text:p>dbpedia-fr:Fegreac</text:p>
          </table:table-cell>
          <table:table-cell table:style-name="Default" office:value-type="string" calcext:value-type="string">
            <text:p>Fégréac</text:p>
          </table:table-cell>
          <table:table-cell table:style-name="Default" office:value-type="string" calcext:value-type="string">
            <text:p>http://commons.wikimedia.org/wiki/Special:FilePath/Fégréac_-_Croix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e_Penchâteau</text:p>
          </table:table-cell>
          <table:table-cell table:style-name="Default" office:value-type="string" calcext:value-type="string">
            <text:p>Croix de Penchâteau</text:p>
          </table:table-cell>
          <table:table-cell table:style-name="Default" office:value-type="string" calcext:value-type="string">
            <text:p>dbpedia-fr:Le_Pouliguen</text:p>
          </table:table-cell>
          <table:table-cell table:style-name="Default" office:value-type="string" calcext:value-type="string">
            <text:p>Le Pouliguen</text:p>
          </table:table-cell>
          <table:table-cell table:style-name="Default" office:value-type="string" calcext:value-type="string">
            <text:p>http://commons.wikimedia.org/wiki/Special:FilePath/Le_Pouliguen_chapelle_de_Penchâteau_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u_chemin_de_Coëtcandec</text:p>
          </table:table-cell>
          <table:table-cell table:style-name="Default" office:value-type="string" calcext:value-type="string">
            <text:p>Croix du chemin de Coëtcandec</text:p>
          </table:table-cell>
          <table:table-cell table:style-name="Default" office:value-type="string" calcext:value-type="string">
            <text:p>dbpedia-fr:Locqueltas</text:p>
          </table:table-cell>
          <table:table-cell table:style-name="Default" office:value-type="string" calcext:value-type="string">
            <text:p>Locqueltas</text:p>
          </table:table-cell>
          <table:table-cell table:style-name="Default" office:value-type="string" calcext:value-type="string">
            <text:p>http://commons.wikimedia.org/wiki/Special:FilePath/Croix_du_chemin_de_Coëtcandec_5764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Croix_du_Moustoir_de_Locoal-Mendon</text:p>
          </table:table-cell>
          <table:table-cell table:style-name="Default" office:value-type="string" calcext:value-type="string">
            <text:p>Croix du Moustoir de Locoal-Mendon</text:p>
          </table:table-cell>
          <table:table-cell table:style-name="Default" office:value-type="string" calcext:value-type="string">
            <text:p>dbpedia-fr:Locoal-Mendon</text:p>
          </table:table-cell>
          <table:table-cell table:style-name="Default" office:value-type="string" calcext:value-type="string">
            <text:p>Locoal-Mendon</text:p>
          </table:table-cell>
          <table:table-cell table:style-name="Default" office:value-type="string" calcext:value-type="string">
            <text:p>http://commons.wikimedia.org/wiki/Special:FilePath/Trois_croix_(Locoal-Mendon)_4346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Dolmen_de_la_Fabière</text:p>
          </table:table-cell>
          <table:table-cell table:style-name="Default" office:value-type="string" calcext:value-type="string">
            <text:p>Dolmen de la Fabière</text:p>
          </table:table-cell>
          <table:table-cell table:style-name="Default" office:value-type="string" calcext:value-type="string">
            <text:p>dbpedia-fr:La_Cavalerie</text:p>
          </table:table-cell>
          <table:table-cell table:style-name="Default" office:value-type="string" calcext:value-type="string">
            <text:p>La Cavalerie</text:p>
          </table:table-cell>
          <table:table-cell table:style-name="Default" office:value-type="string" calcext:value-type="string">
            <text:p>http://commons.wikimedia.org/wiki/Special:FilePath/Dolmen_2_la_Cavaleri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cluse_de_Négra</text:p>
          </table:table-cell>
          <table:table-cell table:style-name="Default" office:value-type="string" calcext:value-type="string">
            <text:p>Écluse de Négra</text:p>
          </table:table-cell>
          <table:table-cell table:style-name="Default" office:value-type="string" calcext:value-type="string">
            <text:p>dbpedia-fr:Villefranche_de_Lauragais</text:p>
          </table:table-cell>
          <table:table-cell table:style-name="Default" office:value-type="string" calcext:value-type="string">
            <text:p>Villefranche de Lauragais</text:p>
          </table:table-cell>
          <table:table-cell table:style-name="Default" office:value-type="string" calcext:value-type="string">
            <text:p>http://commons.wikimedia.org/wiki/Special:FilePath/France_Canal_du_Midi_écluse_de_Négra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la_Nativité_de_l'Île-d'Arz</text:p>
          </table:table-cell>
          <table:table-cell table:style-name="Default" office:value-type="string" calcext:value-type="string">
            <text:p>Église de la Nativité de l'Île-d'Arz</text:p>
          </table:table-cell>
          <table:table-cell table:style-name="Default" office:value-type="string" calcext:value-type="string">
            <text:p>dbpedia-fr:Ile-dArz</text:p>
          </table:table-cell>
          <table:table-cell table:style-name="Default" office:value-type="string" calcext:value-type="string">
            <text:p>Île-d'Arz</text:p>
          </table:table-cell>
          <table:table-cell table:style-name="Default" office:value-type="string" calcext:value-type="string">
            <text:p>http://commons.wikimedia.org/wiki/Special:FilePath/Île-d'Arz_-_é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la_Nativité-de-la-Sainte-Vierge_de_Bonneil</text:p>
          </table:table-cell>
          <table:table-cell table:style-name="Default" office:value-type="string" calcext:value-type="string">
            <text:p>Église de la Nativité-de-la-Sainte-Vierge de Bonneil</text:p>
          </table:table-cell>
          <table:table-cell table:style-name="Default" office:value-type="string" calcext:value-type="string">
            <text:p>dbpedia-fr:Bonneil</text:p>
          </table:table-cell>
          <table:table-cell table:style-name="Default" office:value-type="string" calcext:value-type="string">
            <text:p>Bonneil</text:p>
          </table:table-cell>
          <table:table-cell table:style-name="Default" office:value-type="string" calcext:value-type="string">
            <text:p>http://commons.wikimedia.org/wiki/Special:FilePath/Bonneil_église_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de_Saint-Hilaire-du-Bois_(Gironde)</text:p>
          </table:table-cell>
          <table:table-cell table:style-name="Default" office:value-type="string" calcext:value-type="string">
            <text:p>Église de Saint-Hilaire-du-Bois (Gironde)</text:p>
          </table:table-cell>
          <table:table-cell table:style-name="Default" office:value-type="string" calcext:value-type="string">
            <text:p>dbpedia-fr:Saint-Hilaire-du-Bois_Gironde</text:p>
          </table:table-cell>
          <table:table-cell table:style-name="Default" office:value-type="string" calcext:value-type="string">
            <text:p>Saint-Hilaire-du-Bois (Gironde)</text:p>
          </table:table-cell>
          <table:table-cell table:style-name="Default" office:value-type="string" calcext:value-type="string">
            <text:p>http://commons.wikimedia.org/wiki/Special:FilePath/Saint-Hilaire-du-Bois_33_Église_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'Évrecy</text:p>
          </table:table-cell>
          <table:table-cell table:style-name="Default" office:value-type="string" calcext:value-type="string">
            <text:p>Église Notre-Dame d'Évrecy</text:p>
          </table:table-cell>
          <table:table-cell table:style-name="Default" office:value-type="string" calcext:value-type="string">
            <text:p>dbpedia-fr:Evrecy</text:p>
          </table:table-cell>
          <table:table-cell table:style-name="Default" office:value-type="string" calcext:value-type="string">
            <text:p>Évrecy</text:p>
          </table:table-cell>
          <table:table-cell table:style-name="Default" office:value-type="string" calcext:value-type="string">
            <text:p>http://commons.wikimedia.org/wiki/Special:FilePath/Evrecy-calvados-eglis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e_Courdemanche</text:p>
          </table:table-cell>
          <table:table-cell table:style-name="Default" office:value-type="string" calcext:value-type="string">
            <text:p>Église Notre-Dame de Courdemanche</text:p>
          </table:table-cell>
          <table:table-cell table:style-name="Default" office:value-type="string" calcext:value-type="string">
            <text:p>dbpedia-fr:Courdemanche_Sarthe</text:p>
          </table:table-cell>
          <table:table-cell table:style-name="Default" office:value-type="string" calcext:value-type="string">
            <text:p>Courdemanche (Sarthe)</text:p>
          </table:table-cell>
          <table:table-cell table:style-name="Default" office:value-type="string" calcext:value-type="string">
            <text:p>http://commons.wikimedia.org/wiki/Special:FilePath/Eglise_Notre-Dame_de_Courdemanche_0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Notre-Dame_de_Rozay-en-Brie</text:p>
          </table:table-cell>
          <table:table-cell table:style-name="Default" office:value-type="string" calcext:value-type="string">
            <text:p>Église Notre-Dame de Rozay-en-Brie</text:p>
          </table:table-cell>
          <table:table-cell table:style-name="Default" office:value-type="string" calcext:value-type="string">
            <text:p>dbpedia-fr:Rozay-en-Brie</text:p>
          </table:table-cell>
          <table:table-cell table:style-name="Default" office:value-type="string" calcext:value-type="string">
            <text:p>Rozay-en-Brie</text:p>
          </table:table-cell>
          <table:table-cell table:style-name="Default" office:value-type="string" calcext:value-type="string">
            <text:p>http://commons.wikimedia.org/wiki/Special:FilePath/Church_of_Rozay_en_Brie_P1060859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André_de_Barberier</text:p>
          </table:table-cell>
          <table:table-cell table:style-name="Default" office:value-type="string" calcext:value-type="string">
            <text:p>Église Saint-André de Barberier</text:p>
          </table:table-cell>
          <table:table-cell table:style-name="Default" office:value-type="string" calcext:value-type="string">
            <text:p>dbpedia-fr:Barberier</text:p>
          </table:table-cell>
          <table:table-cell table:style-name="Default" office:value-type="string" calcext:value-type="string">
            <text:p>Barberier</text:p>
          </table:table-cell>
          <table:table-cell table:style-name="Default" office:value-type="string" calcext:value-type="string">
            <text:p>http://commons.wikimedia.org/wiki/Special:FilePath/Barberier_-_Eglise_désaffectée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André_de_Burzet</text:p>
          </table:table-cell>
          <table:table-cell table:style-name="Default" office:value-type="string" calcext:value-type="string">
            <text:p>Église Saint-André de Burzet</text:p>
          </table:table-cell>
          <table:table-cell table:style-name="Default" office:value-type="string" calcext:value-type="string">
            <text:p>dbpedia-fr:Burzet</text:p>
          </table:table-cell>
          <table:table-cell table:style-name="Default" office:value-type="string" calcext:value-type="string">
            <text:p>Burzet</text:p>
          </table:table-cell>
          <table:table-cell table:style-name="Default" office:value-type="string" calcext:value-type="string">
            <text:p>http://commons.wikimedia.org/wiki/Special:FilePath/Eglise_St_André_(1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Barthélemy_de_Lans-en-Vercors</text:p>
          </table:table-cell>
          <table:table-cell table:style-name="Default" office:value-type="string" calcext:value-type="string">
            <text:p>Église Saint-Barthélemy de Lans-en-Vercors</text:p>
          </table:table-cell>
          <table:table-cell table:style-name="Default" office:value-type="string" calcext:value-type="string">
            <text:p>dbpedia-fr:Lans-en-Vercors</text:p>
          </table:table-cell>
          <table:table-cell table:style-name="Default" office:value-type="string" calcext:value-type="string">
            <text:p>Lans-en-Vercors</text:p>
          </table:table-cell>
          <table:table-cell table:style-name="Default" office:value-type="string" calcext:value-type="string">
            <text:p>http://commons.wikimedia.org/wiki/Special:FilePath/Lans-en-Vercors-_Eglise_-2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Bénigne_de_Savigny-en-Terre-Plaine</text:p>
          </table:table-cell>
          <table:table-cell table:style-name="Default" office:value-type="string" calcext:value-type="string">
            <text:p>Église Saint-Bénigne de Savigny-en-Terre-Plaine</text:p>
          </table:table-cell>
          <table:table-cell table:style-name="Default" office:value-type="string" calcext:value-type="string">
            <text:p>dbpedia-fr:Savigny-en-Terre-Plaine</text:p>
          </table:table-cell>
          <table:table-cell table:style-name="Default" office:value-type="string" calcext:value-type="string">
            <text:p>Savigny-en-Terre-Plaine</text:p>
          </table:table-cell>
          <table:table-cell table:style-name="Default" office:value-type="string" calcext:value-type="string">
            <text:p>http://commons.wikimedia.org/wiki/Special:FilePath/Eglise_de_Savigny_en_terre_Plaine,_Yonne_(5)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Christophe_de_Nitry</text:p>
          </table:table-cell>
          <table:table-cell table:style-name="Default" office:value-type="string" calcext:value-type="string">
            <text:p>Église Saint-Christophe de Nitry</text:p>
          </table:table-cell>
          <table:table-cell table:style-name="Default" office:value-type="string" calcext:value-type="string">
            <text:p>dbpedia-fr:Nitry</text:p>
          </table:table-cell>
          <table:table-cell table:style-name="Default" office:value-type="string" calcext:value-type="string">
            <text:p>Nitry</text:p>
          </table:table-cell>
          <table:table-cell table:style-name="Default" office:value-type="string" calcext:value-type="string">
            <text:p>http://commons.wikimedia.org/wiki/Special:FilePath/Église_Saint-Christophe_de_Nitry001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enis_d'Hodenc-en-Bray</text:p>
          </table:table-cell>
          <table:table-cell table:style-name="Default" office:value-type="string" calcext:value-type="string">
            <text:p>Église Saint-Denis d'Hodenc-en-Bray</text:p>
          </table:table-cell>
          <table:table-cell table:style-name="Default" office:value-type="string" calcext:value-type="string">
            <text:p>dbpedia-fr:Hodenc-en-Bray</text:p>
          </table:table-cell>
          <table:table-cell table:style-name="Default" office:value-type="string" calcext:value-type="string">
            <text:p>Hodenc-en-Bray</text:p>
          </table:table-cell>
          <table:table-cell table:style-name="Default" office:value-type="string" calcext:value-type="string">
            <text:p>http://commons.wikimedia.org/wiki/Special:FilePath/Église_Saint-Denis_d'Hodenc-en-Bray_08.JPG?width=300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enis_de_Merry-sur-Yonne</text:p>
          </table:table-cell>
          <table:table-cell table:style-name="Default" office:value-type="string" calcext:value-type="string">
            <text:p>Église Saint-Denis de Merry-sur-Yonne</text:p>
          </table:table-cell>
          <table:table-cell table:style-name="Default" office:value-type="string" calcext:value-type="string">
            <text:p>dbpedia-fr:Merry-sur-Yonne</text:p>
          </table:table-cell>
          <table:table-cell table:style-name="Default" office:value-type="string" calcext:value-type="string">
            <text:p>Merry-sur-Yonne</text:p>
          </table:table-cell>
          <table:table-cell table:style-name="Default" office:value-type="string" calcext:value-type="string">
            <text:p>http://commons.wikimedia.org/wiki/Special:FilePath/Eglise_de_Merry_sur_Yonne_PDSC_025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Didier_d'Autrey-lès-Gray</text:p>
          </table:table-cell>
          <table:table-cell table:style-name="Default" office:value-type="string" calcext:value-type="string">
            <text:p>Église Saint-Didier d'Autrey-lès-Gray</text:p>
          </table:table-cell>
          <table:table-cell table:style-name="Default" office:value-type="string" calcext:value-type="string">
            <text:p>dbpedia-fr:Autrey-les-Gray</text:p>
          </table:table-cell>
          <table:table-cell table:style-name="Default" office:value-type="string" calcext:value-type="string">
            <text:p>Autrey-lès-Gray</text:p>
          </table:table-cell>
          <table:table-cell table:style-name="Default" office:value-type="string" calcext:value-type="string">
            <text:p>http://commons.wikimedia.org/wiki/Special:FilePath/Intérieur_de_l'église_d'Autrey-les-Gray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_de_Barzy-sur-Marne</text:p>
          </table:table-cell>
          <table:table-cell table:style-name="Default" office:value-type="string" calcext:value-type="string">
            <text:p>Église Saint-Éloi de Barzy-sur-Marne</text:p>
          </table:table-cell>
          <table:table-cell table:style-name="Default" office:value-type="string" calcext:value-type="string">
            <text:p>dbpedia-fr:Barzy-sur-Marne</text:p>
          </table:table-cell>
          <table:table-cell table:style-name="Default" office:value-type="string" calcext:value-type="string">
            <text:p>Barzy-sur-Marne</text:p>
          </table:table-cell>
          <table:table-cell table:style-name="Default" office:value-type="string" calcext:value-type="string">
            <text:p>http://commons.wikimedia.org/wiki/Special:FilePath/Eglise_de_Barzy_sur_Marne_DSC_008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_de_Tracy-le-Val</text:p>
          </table:table-cell>
          <table:table-cell table:style-name="Default" office:value-type="string" calcext:value-type="string">
            <text:p>Église Saint-Éloi de Tracy-le-Val</text:p>
          </table:table-cell>
          <table:table-cell table:style-name="Default" office:value-type="string" calcext:value-type="string">
            <text:p>dbpedia-fr:Tracy-le-Val</text:p>
          </table:table-cell>
          <table:table-cell table:style-name="Default" office:value-type="string" calcext:value-type="string">
            <text:p>Tracy-le-Val</text:p>
          </table:table-cell>
          <table:table-cell table:style-name="Default" office:value-type="string" calcext:value-type="string">
            <text:p>http://commons.wikimedia.org/wiki/Special:FilePath/Eglise-de-Tracy-le-Val-P11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loi-des-fonderies_de_Vivier-au-Court</text:p>
          </table:table-cell>
          <table:table-cell table:style-name="Default" office:value-type="string" calcext:value-type="string">
            <text:p>Église Saint-Éloi-des-fonderies de Vivier-au-Court</text:p>
          </table:table-cell>
          <table:table-cell table:style-name="Default" office:value-type="string" calcext:value-type="string">
            <text:p>dbpedia-fr:Vivier-au-Court</text:p>
          </table:table-cell>
          <table:table-cell table:style-name="Default" office:value-type="string" calcext:value-type="string">
            <text:p>Vivier-au-Court</text:p>
          </table:table-cell>
          <table:table-cell table:style-name="Default" office:value-type="string" calcext:value-type="string">
            <text:p>http://commons.wikimedia.org/wiki/Special:FilePath/Eglise_fortifiée_de_Vivier-au-Court,_Ardennes_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tienne_de_Vernouillet</text:p>
          </table:table-cell>
          <table:table-cell table:style-name="Default" office:value-type="string" calcext:value-type="string">
            <text:p>Église Saint-Étienne de Vernouillet</text:p>
          </table:table-cell>
          <table:table-cell table:style-name="Default" office:value-type="string" calcext:value-type="string">
            <text:p>dbpedia-fr:Vernouillet</text:p>
          </table:table-cell>
          <table:table-cell table:style-name="Default" office:value-type="string" calcext:value-type="string">
            <text:p>Vernouillet (Yvelines)</text:p>
          </table:table-cell>
          <table:table-cell table:style-name="Default" office:value-type="string" calcext:value-type="string">
            <text:p>http://commons.wikimedia.org/wiki/Special:FilePath/Vernouillet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fabuleux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Étienne_de_Villiers-sous-Grez</text:p>
          </table:table-cell>
          <table:table-cell table:style-name="Default" office:value-type="string" calcext:value-type="string">
            <text:p>Église Saint-Étienne de Villiers-sous-Grez</text:p>
          </table:table-cell>
          <table:table-cell table:style-name="Default" office:value-type="string" calcext:value-type="string">
            <text:p>dbpedia-fr:Villiers-sous-Grez</text:p>
          </table:table-cell>
          <table:table-cell table:style-name="Default" office:value-type="string" calcext:value-type="string">
            <text:p>Villiers-sous-Grez</text:p>
          </table:table-cell>
          <table:table-cell table:style-name="Default" office:value-type="string" calcext:value-type="string">
            <text:p>http://commons.wikimedia.org/wiki/Special:FilePath/Eglise_Saint_Etienne,_Villiers-sous-Grez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Eutrope_de_Bellefond</text:p>
          </table:table-cell>
          <table:table-cell table:style-name="Default" office:value-type="string" calcext:value-type="string">
            <text:p>Église Saint-Eutrope de Bellefond</text:p>
          </table:table-cell>
          <table:table-cell table:style-name="Default" office:value-type="string" calcext:value-type="string">
            <text:p>dbpedia-fr:Bellefond</text:p>
          </table:table-cell>
          <table:table-cell table:style-name="Default" office:value-type="string" calcext:value-type="string">
            <text:p>Bellefond (Gironde)</text:p>
          </table:table-cell>
          <table:table-cell table:style-name="Default" office:value-type="string" calcext:value-type="string">
            <text:p>http://commons.wikimedia.org/wiki/Special:FilePath/Bellefond_33_Église_Saint-Eutrope_0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Félix_de_Fillols</text:p>
          </table:table-cell>
          <table:table-cell table:style-name="Default" office:value-type="string" calcext:value-type="string">
            <text:p>Église Saint-Félix de Fillols</text:p>
          </table:table-cell>
          <table:table-cell table:style-name="Default" office:value-type="string" calcext:value-type="string">
            <text:p>dbpedia-fr:Fillols</text:p>
          </table:table-cell>
          <table:table-cell table:style-name="Default" office:value-type="string" calcext:value-type="string">
            <text:p>Fillols</text:p>
          </table:table-cell>
          <table:table-cell table:style-name="Default" office:value-type="string" calcext:value-type="string">
            <text:p>http://commons.wikimedia.org/wiki/Special:FilePath/Sant_Feliu_de_Fillol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Firmin_de_Rochehaut</text:p>
          </table:table-cell>
          <table:table-cell table:style-name="Default" office:value-type="string" calcext:value-type="string">
            <text:p>Église Saint-Firmin de Rochehaut</text:p>
          </table:table-cell>
          <table:table-cell table:style-name="Default" office:value-type="string" calcext:value-type="string">
            <text:p>dbpedia-fr:Rochehaut</text:p>
          </table:table-cell>
          <table:table-cell table:style-name="Default" office:value-type="string" calcext:value-type="string">
            <text:p>Rochehaut</text:p>
          </table:table-cell>
          <table:table-cell table:style-name="Default" office:value-type="string" calcext:value-type="string">
            <text:p>http://commons.wikimedia.org/wiki/Special:FilePath/Eglise_paroissiale_Saint-Firmin_de_Rochehaut._Vue_du_Sud-Est._20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Gervais_de_Pontpoint</text:p>
          </table:table-cell>
          <table:table-cell table:style-name="Default" office:value-type="string" calcext:value-type="string">
            <text:p>Église Saint-Gervais de Pontpoint</text:p>
          </table:table-cell>
          <table:table-cell table:style-name="Default" office:value-type="string" calcext:value-type="string">
            <text:p>dbpedia-fr:Pontpoint</text:p>
          </table:table-cell>
          <table:table-cell table:style-name="Default" office:value-type="string" calcext:value-type="string">
            <text:p>Pontpoint</text:p>
          </table:table-cell>
          <table:table-cell table:style-name="Default" office:value-type="string" calcext:value-type="string">
            <text:p>http://commons.wikimedia.org/wiki/Special:FilePath/Pontpoint_(60),_église_Saint-Gervais,_vue_depuis_le_sud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Hubert_de_Gandrange</text:p>
          </table:table-cell>
          <table:table-cell table:style-name="Default" office:value-type="string" calcext:value-type="string">
            <text:p>Église Saint-Hubert de Gandrange</text:p>
          </table:table-cell>
          <table:table-cell table:style-name="Default" office:value-type="string" calcext:value-type="string">
            <text:p>dbpedia-fr:Gandrange</text:p>
          </table:table-cell>
          <table:table-cell table:style-name="Default" office:value-type="string" calcext:value-type="string">
            <text:p>Gandrange</text:p>
          </table:table-cell>
          <table:table-cell table:style-name="Default" office:value-type="string" calcext:value-type="string">
            <text:p>http://commons.wikimedia.org/wiki/Special:FilePath/Ancienne_eglise_Gandrang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acques_de_Lisieux</text:p>
          </table:table-cell>
          <table:table-cell table:style-name="Default" office:value-type="string" calcext:value-type="string">
            <text:p>Église Saint-Jacques de Lisieux</text:p>
          </table:table-cell>
          <table:table-cell table:style-name="Default" office:value-type="string" calcext:value-type="string">
            <text:p>dbpedia-fr:Lisieux</text:p>
          </table:table-cell>
          <table:table-cell table:style-name="Default" office:value-type="string" calcext:value-type="string">
            <text:p>Lisieux</text:p>
          </table:table-cell>
          <table:table-cell table:style-name="Default" office:value-type="string" calcext:value-type="string">
            <text:p>http://commons.wikimedia.org/wiki/Special:FilePath/Saint-Jacques,_Lisieux_1700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acques_de_Perros-Guirec</text:p>
          </table:table-cell>
          <table:table-cell table:style-name="Default" office:value-type="string" calcext:value-type="string">
            <text:p>Église Saint-Jacques de Perros-Guirec</text:p>
          </table:table-cell>
          <table:table-cell table:style-name="Default" office:value-type="string" calcext:value-type="string">
            <text:p>dbpedia-fr:Perros-Guirec</text:p>
          </table:table-cell>
          <table:table-cell table:style-name="Default" office:value-type="string" calcext:value-type="string">
            <text:p>Perros-Guirec</text:p>
          </table:table-cell>
          <table:table-cell table:style-name="Default" office:value-type="string" calcext:value-type="string">
            <text:p>http://commons.wikimedia.org/wiki/Special:FilePath/Perros-Guirec_-_Église_Saint-Jacques_-_Martin-Sabon_06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Jean-Baptiste_de_Combret</text:p>
          </table:table-cell>
          <table:table-cell table:style-name="Default" office:value-type="string" calcext:value-type="string">
            <text:p>Église Saint-Jean-Baptiste de Combret</text:p>
          </table:table-cell>
          <table:table-cell table:style-name="Default" office:value-type="string" calcext:value-type="string">
            <text:p>dbpedia-fr:Combret</text:p>
          </table:table-cell>
          <table:table-cell table:style-name="Default" office:value-type="string" calcext:value-type="string">
            <text:p>Combret</text:p>
          </table:table-cell>
          <table:table-cell table:style-name="Default" office:value-type="string" calcext:value-type="string">
            <text:p>http://commons.wikimedia.org/wiki/Special:FilePath/Combret_vue_général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Lambert_de_Montigny-sur-Meuse</text:p>
          </table:table-cell>
          <table:table-cell table:style-name="Default" office:value-type="string" calcext:value-type="string">
            <text:p>Église Saint-Lambert de Montigny-sur-Meuse</text:p>
          </table:table-cell>
          <table:table-cell table:style-name="Default" office:value-type="string" calcext:value-type="string">
            <text:p>dbpedia-fr:Montigny-sur-Meuse</text:p>
          </table:table-cell>
          <table:table-cell table:style-name="Default" office:value-type="string" calcext:value-type="string">
            <text:p>Montigny-sur-Meuse</text:p>
          </table:table-cell>
          <table:table-cell table:style-name="Default" office:value-type="string" calcext:value-type="string">
            <text:p>http://commons.wikimedia.org/wiki/Special:FilePath/Eglise_Saint-Lambert_de_Montigny_sur_Meu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Cormeilles-en-Parisis</text:p>
          </table:table-cell>
          <table:table-cell table:style-name="Default" office:value-type="string" calcext:value-type="string">
            <text:p>Église Saint-Martin de Cormeilles-en-Parisis</text:p>
          </table:table-cell>
          <table:table-cell table:style-name="Default" office:value-type="string" calcext:value-type="string">
            <text:p>dbpedia-fr:Cormeilles-en-Parisis</text:p>
          </table:table-cell>
          <table:table-cell table:style-name="Default" office:value-type="string" calcext:value-type="string">
            <text:p>Cormeilles-en-Parisis</text:p>
          </table:table-cell>
          <table:table-cell table:style-name="Default" office:value-type="string" calcext:value-type="string">
            <text:p>http://commons.wikimedia.org/wiki/Special:FilePath/Cormeilles-en-Parisis_Saint-Martin_1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Cuiry-lès-Iviers</text:p>
          </table:table-cell>
          <table:table-cell table:style-name="Default" office:value-type="string" calcext:value-type="string">
            <text:p>Église Saint-Martin de Cuiry-lès-Iviers</text:p>
          </table:table-cell>
          <table:table-cell table:style-name="Default" office:value-type="string" calcext:value-type="string">
            <text:p>dbpedia-fr:Cuiry-les-Iviers</text:p>
          </table:table-cell>
          <table:table-cell table:style-name="Default" office:value-type="string" calcext:value-type="string">
            <text:p>Cuiry-lès-Iviers</text:p>
          </table:table-cell>
          <table:table-cell table:style-name="Default" office:value-type="string" calcext:value-type="string">
            <text:p>http://commons.wikimedia.org/wiki/Special:FilePath/Cuiry-lès-Iviers_church_169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Faucogney-et-la-Mer</text:p>
          </table:table-cell>
          <table:table-cell table:style-name="Default" office:value-type="string" calcext:value-type="string">
            <text:p>Église Saint-Martin de Faucogney-et-la-Mer</text:p>
          </table:table-cell>
          <table:table-cell table:style-name="Default" office:value-type="string" calcext:value-type="string">
            <text:p>dbpedia-fr:Faucogney-et-la-Mer</text:p>
          </table:table-cell>
          <table:table-cell table:style-name="Default" office:value-type="string" calcext:value-type="string">
            <text:p>Faucogney-et-la-Mer</text:p>
          </table:table-cell>
          <table:table-cell table:style-name="Default" office:value-type="string" calcext:value-type="string">
            <text:p>http://commons.wikimedia.org/wiki/Special:FilePath/Église_Saint-Martin_de_Faucogney-et-la-Mer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Josselin</text:p>
          </table:table-cell>
          <table:table-cell table:style-name="Default" office:value-type="string" calcext:value-type="string">
            <text:p>Église Saint-Martin de Josselin</text:p>
          </table:table-cell>
          <table:table-cell table:style-name="Default" office:value-type="string" calcext:value-type="string">
            <text:p>dbpedia-fr:Josselin</text:p>
          </table:table-cell>
          <table:table-cell table:style-name="Default" office:value-type="string" calcext:value-type="string">
            <text:p>Josselin (Morbihan)</text:p>
          </table:table-cell>
          <table:table-cell table:style-name="Default" office:value-type="string" calcext:value-type="string">
            <text:p>http://commons.wikimedia.org/wiki/Special:FilePath/Josselin_(56)_Église_Saint-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Longny-au-Perche</text:p>
          </table:table-cell>
          <table:table-cell table:style-name="Default" office:value-type="string" calcext:value-type="string">
            <text:p>Église Saint-Martin de Longny-au-Perche</text:p>
          </table:table-cell>
          <table:table-cell table:style-name="Default" office:value-type="string" calcext:value-type="string">
            <text:p>dbpedia-fr:Longny-au-Perche</text:p>
          </table:table-cell>
          <table:table-cell table:style-name="Default" office:value-type="string" calcext:value-type="string">
            <text:p>Longny-au-Perche</text:p>
          </table:table-cell>
          <table:table-cell table:style-name="Default" office:value-type="string" calcext:value-type="string">
            <text:p>http://commons.wikimedia.org/wiki/Special:FilePath/Longny_clocher_saint_martin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Meillard</text:p>
          </table:table-cell>
          <table:table-cell table:style-name="Default" office:value-type="string" calcext:value-type="string">
            <text:p>Église Saint-Martin de Meillard</text:p>
          </table:table-cell>
          <table:table-cell table:style-name="Default" office:value-type="string" calcext:value-type="string">
            <text:p>dbpedia-fr:Meillard</text:p>
          </table:table-cell>
          <table:table-cell table:style-name="Default" office:value-type="string" calcext:value-type="string">
            <text:p>Meillard</text:p>
          </table:table-cell>
          <table:table-cell table:style-name="Default" office:value-type="string" calcext:value-type="string">
            <text:p>http://commons.wikimedia.org/wiki/Special:FilePath/Meillard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Parfouru-l'Éclin</text:p>
          </table:table-cell>
          <table:table-cell table:style-name="Default" office:value-type="string" calcext:value-type="string">
            <text:p>Église Saint-Martin de Parfouru-l'Éclin</text:p>
          </table:table-cell>
          <table:table-cell table:style-name="Default" office:value-type="string" calcext:value-type="string">
            <text:p>dbpedia-fr:Livry</text:p>
          </table:table-cell>
          <table:table-cell table:style-name="Default" office:value-type="string" calcext:value-type="string">
            <text:p>Livry (Calvados)</text:p>
          </table:table-cell>
          <table:table-cell table:style-name="Default" office:value-type="string" calcext:value-type="string">
            <text:p>http://commons.wikimedia.org/wiki/Special:FilePath/FranceNormandieLivryParfouruLEclin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e_Raillicourt</text:p>
          </table:table-cell>
          <table:table-cell table:style-name="Default" office:value-type="string" calcext:value-type="string">
            <text:p>Église Saint-Martin de Raillicourt</text:p>
          </table:table-cell>
          <table:table-cell table:style-name="Default" office:value-type="string" calcext:value-type="string">
            <text:p>dbpedia-fr:Raillicourt</text:p>
          </table:table-cell>
          <table:table-cell table:style-name="Default" office:value-type="string" calcext:value-type="string">
            <text:p>Raillicourt</text:p>
          </table:table-cell>
          <table:table-cell table:style-name="Default" office:value-type="string" calcext:value-type="string">
            <text:p>http://commons.wikimedia.org/wiki/Special:FilePath/Raillicourt_(08_Ardennes)_-_Église_Saint-Martin_-_Photo_Francis_Neuvens_lesardennesvuesdusol.fotoloft.fr_jpg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_du_Mesnil-Amelot</text:p>
          </table:table-cell>
          <table:table-cell table:style-name="Default" office:value-type="string" calcext:value-type="string">
            <text:p>Église Saint-Martin du Mesnil-Amelot</text:p>
          </table:table-cell>
          <table:table-cell table:style-name="Default" office:value-type="string" calcext:value-type="string">
            <text:p>dbpedia-fr:Le_Mesnil-Amelot</text:p>
          </table:table-cell>
          <table:table-cell table:style-name="Default" office:value-type="string" calcext:value-type="string">
            <text:p>Le Mesnil-Amelot</text:p>
          </table:table-cell>
          <table:table-cell table:style-name="Default" office:value-type="string" calcext:value-type="string">
            <text:p>http://commons.wikimedia.org/wiki/Special:FilePath/Le_Mesnil-Amelot_(77),_église_Saint-Martin,_façade_sud-ouest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-de-Tours_de_Courgenard</text:p>
          </table:table-cell>
          <table:table-cell table:style-name="Default" office:value-type="string" calcext:value-type="string">
            <text:p>Église Saint-Martin-de-Tours de Courgenard</text:p>
          </table:table-cell>
          <table:table-cell table:style-name="Default" office:value-type="string" calcext:value-type="string">
            <text:p>dbpedia-fr:Courgenard</text:p>
          </table:table-cell>
          <table:table-cell table:style-name="Default" office:value-type="string" calcext:value-type="string">
            <text:p>Courgenard</text:p>
          </table:table-cell>
          <table:table-cell table:style-name="Default" office:value-type="string" calcext:value-type="string">
            <text:p>http://commons.wikimedia.org/wiki/Special:FilePath/Courgenard_-_Eglise_St_Martin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Martin-de-Vertou_de_Bocé</text:p>
          </table:table-cell>
          <table:table-cell table:style-name="Default" office:value-type="string" calcext:value-type="string">
            <text:p>Église Saint-Martin-de-Vertou de Bocé</text:p>
          </table:table-cell>
          <table:table-cell table:style-name="Default" office:value-type="string" calcext:value-type="string">
            <text:p>dbpedia-fr:Boce</text:p>
          </table:table-cell>
          <table:table-cell table:style-name="Default" office:value-type="string" calcext:value-type="string">
            <text:p>Bocé</text:p>
          </table:table-cell>
          <table:table-cell table:style-name="Default" office:value-type="string" calcext:value-type="string">
            <text:p>http://commons.wikimedia.org/wiki/Special:FilePath/49-Bocé-Notre-Dam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Nicolas_de_Trémolat</text:p>
          </table:table-cell>
          <table:table-cell table:style-name="Default" office:value-type="string" calcext:value-type="string">
            <text:p>Église Saint-Nicolas de Trémolat</text:p>
          </table:table-cell>
          <table:table-cell table:style-name="Default" office:value-type="string" calcext:value-type="string">
            <text:p>dbpedia-fr:Tremolat</text:p>
          </table:table-cell>
          <table:table-cell table:style-name="Default" office:value-type="string" calcext:value-type="string">
            <text:p>Trémolat</text:p>
          </table:table-cell>
          <table:table-cell table:style-name="Default" office:value-type="string" calcext:value-type="string">
            <text:p>http://commons.wikimedia.org/wiki/Special:FilePath/Trémolat_-_Eglise_Saint-Nicolas_-2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Ouen_de_Bennecourt</text:p>
          </table:table-cell>
          <table:table-cell table:style-name="Default" office:value-type="string" calcext:value-type="string">
            <text:p>Église Saint-Ouen de Bennecourt</text:p>
          </table:table-cell>
          <table:table-cell table:style-name="Default" office:value-type="string" calcext:value-type="string">
            <text:p>dbpedia-fr:Bennecourt</text:p>
          </table:table-cell>
          <table:table-cell table:style-name="Default" office:value-type="string" calcext:value-type="string">
            <text:p>Bennecourt</text:p>
          </table:table-cell>
          <table:table-cell table:style-name="Default" office:value-type="string" calcext:value-type="string">
            <text:p>http://commons.wikimedia.org/wiki/Special:FilePath/Bennecourt_église_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allais_de_Villars-en-Pons</text:p>
          </table:table-cell>
          <table:table-cell table:style-name="Default" office:value-type="string" calcext:value-type="string">
            <text:p>Église Saint-Pallais de Villars-en-Pons</text:p>
          </table:table-cell>
          <table:table-cell table:style-name="Default" office:value-type="string" calcext:value-type="string">
            <text:p>dbpedia-fr:Villars-en-Pons</text:p>
          </table:table-cell>
          <table:table-cell table:style-name="Default" office:value-type="string" calcext:value-type="string">
            <text:p>Villars-en-Pons</text:p>
          </table:table-cell>
          <table:table-cell table:style-name="Default" office:value-type="string" calcext:value-type="string">
            <text:p>http://commons.wikimedia.org/wiki/Special:FilePath/Eglise_Villars-en-pons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aul_de_Salles-la-Source</text:p>
          </table:table-cell>
          <table:table-cell table:style-name="Default" office:value-type="string" calcext:value-type="string">
            <text:p>Église Saint-Paul de Salles-la-Source</text:p>
          </table:table-cell>
          <table:table-cell table:style-name="Default" office:value-type="string" calcext:value-type="string">
            <text:p>dbpedia-fr:Salles-la-Source</text:p>
          </table:table-cell>
          <table:table-cell table:style-name="Default" office:value-type="string" calcext:value-type="string">
            <text:p>Salles-la-Source</text:p>
          </table:table-cell>
          <table:table-cell table:style-name="Default" office:value-type="string" calcext:value-type="string">
            <text:p>http://commons.wikimedia.org/wiki/Special:FilePath/Église_Saint_Paul_de_Salles-la-Source_(Matthieu_Gauvain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Beugneux</text:p>
          </table:table-cell>
          <table:table-cell table:style-name="Default" office:value-type="string" calcext:value-type="string">
            <text:p>Église Saint-Pierre de Beugneux</text:p>
          </table:table-cell>
          <table:table-cell table:style-name="Default" office:value-type="string" calcext:value-type="string">
            <text:p>dbpedia-fr:Beugneux</text:p>
          </table:table-cell>
          <table:table-cell table:style-name="Default" office:value-type="string" calcext:value-type="string">
            <text:p>Beugneux</text:p>
          </table:table-cell>
          <table:table-cell table:style-name="Default" office:value-type="string" calcext:value-type="string">
            <text:p>http://commons.wikimedia.org/wiki/Special:FilePath/Église_Saint-Pierre_de_Beugneux_5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Chartres</text:p>
          </table:table-cell>
          <table:table-cell table:style-name="Default" office:value-type="string" calcext:value-type="string">
            <text:p>Église Saint-Pierre de Chartres</text:p>
          </table:table-cell>
          <table:table-cell table:style-name="Default" office:value-type="string" calcext:value-type="string">
            <text:p>dbpedia-fr:Chartres</text:p>
          </table:table-cell>
          <table:table-cell table:style-name="Default" office:value-type="string" calcext:value-type="string">
            <text:p>Chartres</text:p>
          </table:table-cell>
          <table:table-cell table:style-name="Default" office:value-type="string" calcext:value-type="string">
            <text:p>http://commons.wikimedia.org/wiki/Special:FilePath/France_Eure_et_Loir_Chartres_en_lumieres_2006_Eglise_Saint_Pierr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Lanuéjols</text:p>
          </table:table-cell>
          <table:table-cell table:style-name="Default" office:value-type="string" calcext:value-type="string">
            <text:p>Église Saint-Pierre de Lanuéjols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rance_Lozère_Lanuéjols_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Mauperthuis</text:p>
          </table:table-cell>
          <table:table-cell table:style-name="Default" office:value-type="string" calcext:value-type="string">
            <text:p>Église Saint-Pierre de Mauperthuis</text:p>
          </table:table-cell>
          <table:table-cell table:style-name="Default" office:value-type="string" calcext:value-type="string">
            <text:p>dbpedia-fr:Mauperthuis</text:p>
          </table:table-cell>
          <table:table-cell table:style-name="Default" office:value-type="string" calcext:value-type="string">
            <text:p>Mauperthuis</text:p>
          </table:table-cell>
          <table:table-cell table:style-name="Default" office:value-type="string" calcext:value-type="string">
            <text:p>http://commons.wikimedia.org/wiki/Special:FilePath/FR77_Mauperthuis_Église_Saint-Pierre_03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_de_Moulins</text:p>
          </table:table-cell>
          <table:table-cell table:style-name="Default" office:value-type="string" calcext:value-type="string">
            <text:p>Église Saint-Pierre de Moulins</text:p>
          </table:table-cell>
          <table:table-cell table:style-name="Default" office:value-type="string" calcext:value-type="string">
            <text:p>dbpedia-fr:Moulins</text:p>
          </table:table-cell>
          <table:table-cell table:style-name="Default" office:value-type="string" calcext:value-type="string">
            <text:p>Moulins (Allier)</text:p>
          </table:table-cell>
          <table:table-cell table:style-name="Default" office:value-type="string" calcext:value-type="string">
            <text:p>http://commons.wikimedia.org/wiki/Special:FilePath/Moulins_(Allier,_France)_Eglise_St_Pierre_(1)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-et-Saint-Paul_de_Moutiers-en-Puisaye</text:p>
          </table:table-cell>
          <table:table-cell table:style-name="Default" office:value-type="string" calcext:value-type="string">
            <text:p>Église Saint-Pierre-et-Saint-Paul de Moutiers-en-Puisaye</text:p>
          </table:table-cell>
          <table:table-cell table:style-name="Default" office:value-type="string" calcext:value-type="string">
            <text:p>dbpedia-fr:Moutiers-en-Puisaye</text:p>
          </table:table-cell>
          <table:table-cell table:style-name="Default" office:value-type="string" calcext:value-type="string">
            <text:p>Moutiers-en-Puisaye</text:p>
          </table:table-cell>
          <table:table-cell table:style-name="Default" office:value-type="string" calcext:value-type="string">
            <text:p>http://commons.wikimedia.org/wiki/Special:FilePath/Moutiers-en-Puisaye-FR-89-église-08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Pierre-Saint-Paul_de_Guiscriff</text:p>
          </table:table-cell>
          <table:table-cell table:style-name="Default" office:value-type="string" calcext:value-type="string">
            <text:p>Église Saint-Pierre-Saint-Paul de Guiscriff</text:p>
          </table:table-cell>
          <table:table-cell table:style-name="Default" office:value-type="string" calcext:value-type="string">
            <text:p>dbpedia-fr:Guiscriff</text:p>
          </table:table-cell>
          <table:table-cell table:style-name="Default" office:value-type="string" calcext:value-type="string">
            <text:p>Guiscriff</text:p>
          </table:table-cell>
          <table:table-cell table:style-name="Default" office:value-type="string" calcext:value-type="string">
            <text:p>http://commons.wikimedia.org/wiki/Special:FilePath/Guiscriff_façade_sud_de_l'eglise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Quentin_de_Chermignac</text:p>
          </table:table-cell>
          <table:table-cell table:style-name="Default" office:value-type="string" calcext:value-type="string">
            <text:p>Église Saint-Quentin de Chermignac</text:p>
          </table:table-cell>
          <table:table-cell table:style-name="Default" office:value-type="string" calcext:value-type="string">
            <text:p>dbpedia-fr:Chermignac</text:p>
          </table:table-cell>
          <table:table-cell table:style-name="Default" office:value-type="string" calcext:value-type="string">
            <text:p>Chermignac</text:p>
          </table:table-cell>
          <table:table-cell table:style-name="Default" office:value-type="string" calcext:value-type="string">
            <text:p>http://commons.wikimedia.org/wiki/Special:FilePath/Eglisechermignac1.jpg?width=300</text:p>
          </table:table-cell>
          <table:table-cell office:value-type="string" calcext:value-type="string">
            <text:p>Cette photo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Quintien_de_Picherande</text:p>
          </table:table-cell>
          <table:table-cell table:style-name="Default" office:value-type="string" calcext:value-type="string">
            <text:p>Église Saint-Quintien de Picherande</text:p>
          </table:table-cell>
          <table:table-cell table:style-name="Default" office:value-type="string" calcext:value-type="string">
            <text:p>dbpedia-fr:Picherande</text:p>
          </table:table-cell>
          <table:table-cell table:style-name="Default" office:value-type="string" calcext:value-type="string">
            <text:p>Picherande</text:p>
          </table:table-cell>
          <table:table-cell table:style-name="Default" office:value-type="string" calcext:value-type="string">
            <text:p>http://commons.wikimedia.org/wiki/Special:FilePath/Picherande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Rémi_d'Asnières-sur-Oise</text:p>
          </table:table-cell>
          <table:table-cell table:style-name="Default" office:value-type="string" calcext:value-type="string">
            <text:p>Église Saint-Rémi d'Asnières-sur-Oise</text:p>
          </table:table-cell>
          <table:table-cell table:style-name="Default" office:value-type="string" calcext:value-type="string">
            <text:p>dbpedia-fr:Asnières-sur-Oise</text:p>
          </table:table-cell>
          <table:table-cell table:style-name="Default" office:value-type="string" calcext:value-type="string">
            <text:p>Asnières-sur-Oise</text:p>
          </table:table-cell>
          <table:table-cell table:style-name="Default" office:value-type="string" calcext:value-type="string">
            <text:p>http://commons.wikimedia.org/wiki/Special:FilePath/Asnières-sur-Oise_(95),_église_Saint-Rémi,_vue_depuis_le_sud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ceptionnel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Romain_de_Targon</text:p>
          </table:table-cell>
          <table:table-cell table:style-name="Default" office:value-type="string" calcext:value-type="string">
            <text:p>Église Saint-Romain de Targon</text:p>
          </table:table-cell>
          <table:table-cell table:style-name="Default" office:value-type="string" calcext:value-type="string">
            <text:p>dbpedia-fr:Targon</text:p>
          </table:table-cell>
          <table:table-cell table:style-name="Default" office:value-type="string" calcext:value-type="string">
            <text:p>Targon</text:p>
          </table:table-cell>
          <table:table-cell table:style-name="Default" office:value-type="string" calcext:value-type="string">
            <text:p>http://commons.wikimedia.org/wiki/Special:FilePath/Targon_Église_Saint-Romain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-Sauveur_de_Coucy-le-Château-Auffrique</text:p>
          </table:table-cell>
          <table:table-cell table:style-name="Default" office:value-type="string" calcext:value-type="string">
            <text:p>Église Saint-Sauveur de Coucy-le-Château-Auffrique</text:p>
          </table:table-cell>
          <table:table-cell table:style-name="Default" office:value-type="string" calcext:value-type="string">
            <text:p>dbpedia-fr:Coucy-le-Chateau-Auffrique</text:p>
          </table:table-cell>
          <table:table-cell table:style-name="Default" office:value-type="string" calcext:value-type="string">
            <text:p>Coucy-le-Château-Auffrique</text:p>
          </table:table-cell>
          <table:table-cell table:style-name="Default" office:value-type="string" calcext:value-type="string">
            <text:p>http://commons.wikimedia.org/wiki/Special:FilePath/FR-02-Coucy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e-Croix_de_Champeix</text:p>
          </table:table-cell>
          <table:table-cell table:style-name="Default" office:value-type="string" calcext:value-type="string">
            <text:p>Église Sainte-Croix de Champeix</text:p>
          </table:table-cell>
          <table:table-cell table:style-name="Default" office:value-type="string" calcext:value-type="string">
            <text:p>dbpedia-fr:Champeix</text:p>
          </table:table-cell>
          <table:table-cell table:style-name="Default" office:value-type="string" calcext:value-type="string">
            <text:p>Champeix</text:p>
          </table:table-cell>
          <table:table-cell table:style-name="Default" office:value-type="string" calcext:value-type="string">
            <text:p>http://commons.wikimedia.org/wiki/Special:FilePath/Champeix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e-Onésime_de_Donchery</text:p>
          </table:table-cell>
          <table:table-cell table:style-name="Default" office:value-type="string" calcext:value-type="string">
            <text:p>Église Sainte-Onésime de Donchery</text:p>
          </table:table-cell>
          <table:table-cell table:style-name="Default" office:value-type="string" calcext:value-type="string">
            <text:p>dbpedia-fr:Donchery</text:p>
          </table:table-cell>
          <table:table-cell table:style-name="Default" office:value-type="string" calcext:value-type="string">
            <text:p>Donchery</text:p>
          </table:table-cell>
          <table:table-cell table:style-name="Default" office:value-type="string" calcext:value-type="string">
            <text:p>http://commons.wikimedia.org/wiki/Special:FilePath/Eglise_Saint-Onésime,_à_Doncher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Église_Saints-Julien-et-Basilisse_de_Bram</text:p>
          </table:table-cell>
          <table:table-cell table:style-name="Default" office:value-type="string" calcext:value-type="string">
            <text:p>Église Saints-Julien-et-Basilisse de Bram</text:p>
          </table:table-cell>
          <table:table-cell table:style-name="Default" office:value-type="string" calcext:value-type="string">
            <text:p>dbpedia-fr:Bram</text:p>
          </table:table-cell>
          <table:table-cell table:style-name="Default" office:value-type="string" calcext:value-type="string">
            <text:p>Bram</text:p>
          </table:table-cell>
          <table:table-cell table:style-name="Default" office:value-type="string" calcext:value-type="string">
            <text:p>http://commons.wikimedia.org/wiki/Special:FilePath/Bram-Intérieur_égli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erme_de_Chapieu</text:p>
          </table:table-cell>
          <table:table-cell table:style-name="Default" office:value-type="string" calcext:value-type="string">
            <text:p>Ferme de Chapieu</text:p>
          </table:table-cell>
          <table:table-cell table:style-name="Default" office:value-type="string" calcext:value-type="string">
            <text:p>dbpedia-fr:Lanuejols</text:p>
          </table:table-cell>
          <table:table-cell table:style-name="Default" office:value-type="string" calcext:value-type="string">
            <text:p>Lanuéjols (Lozère)</text:p>
          </table:table-cell>
          <table:table-cell table:style-name="Default" office:value-type="string" calcext:value-type="string">
            <text:p>http://commons.wikimedia.org/wiki/Special:FilePath/Ferme_chapie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e_la_Sirène_de_Lleida</text:p>
          </table:table-cell>
          <table:table-cell table:style-name="Default" office:value-type="string" calcext:value-type="string">
            <text:p>Fontaine de la Sirène de Lleida</text:p>
          </table:table-cell>
          <table:table-cell table:style-name="Default" office:value-type="string" calcext:value-type="string">
            <text:p>dbpedia-fr:Lerida</text:p>
          </table:table-cell>
          <table:table-cell table:style-name="Default" office:value-type="string" calcext:value-type="string">
            <text:p>Lérida</text:p>
          </table:table-cell>
          <table:table-cell table:style-name="Default" office:value-type="string" calcext:value-type="string">
            <text:p>http://commons.wikimedia.org/wiki/Special:FilePath/Fuente_de_la_Siren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es_Pisseurs_(Lacaune)</text:p>
          </table:table-cell>
          <table:table-cell table:style-name="Default" office:value-type="string" calcext:value-type="string">
            <text:p>Fontaine des Pisseurs (Lacaune)</text:p>
          </table:table-cell>
          <table:table-cell table:style-name="Default" office:value-type="string" calcext:value-type="string">
            <text:p>dbpedia-fr:Lacaune</text:p>
          </table:table-cell>
          <table:table-cell table:style-name="Default" office:value-type="string" calcext:value-type="string">
            <text:p>Lacaune (Tarn)</text:p>
          </table:table-cell>
          <table:table-cell table:style-name="Default" office:value-type="string" calcext:value-type="string">
            <text:p>http://commons.wikimedia.org/wiki/Special:FilePath/Lacaune_Fontaine_des_pisseurs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ntaine_du_Trésor</text:p>
          </table:table-cell>
          <table:table-cell table:style-name="Default" office:value-type="string" calcext:value-type="string">
            <text:p>Fontaine du Trésor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Fontaine_du_Trésor_Paris_4e_0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rt_Mackinac</text:p>
          </table:table-cell>
          <table:table-cell table:style-name="Default" office:value-type="string" calcext:value-type="string">
            <text:p>Fort Mackinac</text:p>
          </table:table-cell>
          <table:table-cell table:style-name="Default" office:value-type="string" calcext:value-type="string">
            <text:p>dbpedia-fr:Mackinac_Island</text:p>
          </table:table-cell>
          <table:table-cell table:style-name="Default" office:value-type="string" calcext:value-type="string">
            <text:p>Mackinac Island</text:p>
          </table:table-cell>
          <table:table-cell table:style-name="Default" office:value-type="string" calcext:value-type="string">
            <text:p>http://commons.wikimedia.org/wiki/Special:FilePath/BtlMackinac.jpe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Fortin_de_Port-Fouquet</text:p>
          </table:table-cell>
          <table:table-cell table:style-name="Default" office:value-type="string" calcext:value-type="string">
            <text:p>Fortin de Port-Fouquet</text:p>
          </table:table-cell>
          <table:table-cell table:style-name="Default" office:value-type="string" calcext:value-type="string">
            <text:p>dbpedia-fr:Le_Palais</text:p>
          </table:table-cell>
          <table:table-cell table:style-name="Default" office:value-type="string" calcext:value-type="string">
            <text:p>Le Palais</text:p>
          </table:table-cell>
          <table:table-cell table:style-name="Default" office:value-type="string" calcext:value-type="string">
            <text:p>http://commons.wikimedia.org/wiki/Special:FilePath/Port-Fouque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bitation_Zévallos</text:p>
          </table:table-cell>
          <table:table-cell table:style-name="Default" office:value-type="string" calcext:value-type="string">
            <text:p>Habitation Zévallos</text:p>
          </table:table-cell>
          <table:table-cell table:style-name="Default" office:value-type="string" calcext:value-type="string">
            <text:p>dbpedia-fr:Le_Moule</text:p>
          </table:table-cell>
          <table:table-cell table:style-name="Default" office:value-type="string" calcext:value-type="string">
            <text:p>Le Moule</text:p>
          </table:table-cell>
          <table:table-cell table:style-name="Default" office:value-type="string" calcext:value-type="string">
            <text:p>http://commons.wikimedia.org/wiki/Special:FilePath/Habitation_Zévallos_0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lle_de_Lesmont</text:p>
          </table:table-cell>
          <table:table-cell table:style-name="Default" office:value-type="string" calcext:value-type="string">
            <text:p>Halle de Lesmont</text:p>
          </table:table-cell>
          <table:table-cell table:style-name="Default" office:value-type="string" calcext:value-type="string">
            <text:p>dbpedia-fr:Lesmont</text:p>
          </table:table-cell>
          <table:table-cell table:style-name="Default" office:value-type="string" calcext:value-type="string">
            <text:p>Lesmont</text:p>
          </table:table-cell>
          <table:table-cell table:style-name="Default" office:value-type="string" calcext:value-type="string">
            <text:p>http://commons.wikimedia.org/wiki/Special:FilePath/Eglise_&amp;_halle_de_Lesmont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alle_de_Ricey-Haut</text:p>
          </table:table-cell>
          <table:table-cell table:style-name="Default" office:value-type="string" calcext:value-type="string">
            <text:p>Halle de Ricey-Haut</text:p>
          </table:table-cell>
          <table:table-cell table:style-name="Default" office:value-type="string" calcext:value-type="string">
            <text:p>dbpedia-fr:Les_Riceys</text:p>
          </table:table-cell>
          <table:table-cell table:style-name="Default" office:value-type="string" calcext:value-type="string">
            <text:p>Les Riceys</text:p>
          </table:table-cell>
          <table:table-cell table:style-name="Default" office:value-type="string" calcext:value-type="string">
            <text:p>http://commons.wikimedia.org/wiki/Special:FilePath/Halle_de_Ricey-Haut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pital_de_Sant_Pau</text:p>
          </table:table-cell>
          <table:table-cell table:style-name="Default" office:value-type="string" calcext:value-type="string">
            <text:p>Hôpital de Sant Pau</text:p>
          </table:table-cell>
          <table:table-cell table:style-name="Default" office:value-type="string" calcext:value-type="string">
            <text:p>dbpedia-fr:Barcelone</text:p>
          </table:table-cell>
          <table:table-cell table:style-name="Default" office:value-type="string" calcext:value-type="string">
            <text:p>Barcelone</text:p>
          </table:table-cell>
          <table:table-cell table:style-name="Default" office:value-type="string" calcext:value-type="string">
            <text:p>http://commons.wikimedia.org/wiki/Special:FilePath/ES-BCN-hospit-santa-creu-sant-p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pital_des_Anglais</text:p>
          </table:table-cell>
          <table:table-cell table:style-name="Default" office:value-type="string" calcext:value-type="string">
            <text:p>Hôpital des Anglais</text:p>
          </table:table-cell>
          <table:table-cell table:style-name="Default" office:value-type="string" calcext:value-type="string">
            <text:p>dbpedia-fr:Peyrusse-le-Roc</text:p>
          </table:table-cell>
          <table:table-cell table:style-name="Default" office:value-type="string" calcext:value-type="string">
            <text:p>Peyrusse-le-Roc</text:p>
          </table:table-cell>
          <table:table-cell table:style-name="Default" office:value-type="string" calcext:value-type="string">
            <text:p>http://commons.wikimedia.org/wiki/Special:FilePath/Intérieur_de_l'Hôpital_des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Cottereau</text:p>
          </table:table-cell>
          <table:table-cell table:style-name="Default" office:value-type="string" calcext:value-type="string">
            <text:p>Hôtel Cottereau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Hôtel_Cottereau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'Angoulême_Lamoignon</text:p>
          </table:table-cell>
          <table:table-cell table:style-name="Default" office:value-type="string" calcext:value-type="string">
            <text:p>Hôtel d'Angoulême Lamoignon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1140592_Paris_IV_hotel_Lamoignon_rwk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Bourges</text:p>
          </table:table-cell>
          <table:table-cell table:style-name="Default" office:value-type="string" calcext:value-type="string">
            <text:p>Hôtel de Bourges</text:p>
          </table:table-cell>
          <table:table-cell table:style-name="Default" office:value-type="string" calcext:value-type="string">
            <text:p>dbpedia-fr:Bazas</text:p>
          </table:table-cell>
          <table:table-cell table:style-name="Default" office:value-type="string" calcext:value-type="string">
            <text:p>Bazas</text:p>
          </table:table-cell>
          <table:table-cell table:style-name="Default" office:value-type="string" calcext:value-type="string">
            <text:p>http://commons.wikimedia.org/wiki/Special:FilePath/Bazas_Hôtel_de_Bourges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Fourcy</text:p>
          </table:table-cell>
          <table:table-cell table:style-name="Default" office:value-type="string" calcext:value-type="string">
            <text:p>Hôtel de Fourc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4e arrondissement de Paris</text:p>
          </table:table-cell>
          <table:table-cell table:style-name="Default" office:value-type="string" calcext:value-type="string">
            <text:p>http://commons.wikimedia.org/wiki/Special:FilePath/Hôtel_de_Fourc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Jocas</text:p>
          </table:table-cell>
          <table:table-cell table:style-name="Default" office:value-type="string" calcext:value-type="string">
            <text:p>Hôtel de Jocas</text:p>
          </table:table-cell>
          <table:table-cell table:style-name="Default" office:value-type="string" calcext:value-type="string">
            <text:p>dbpedia-fr:Pernes-les-Fontaines</text:p>
          </table:table-cell>
          <table:table-cell table:style-name="Default" office:value-type="string" calcext:value-type="string">
            <text:p>Pernes-les-Fontaines</text:p>
          </table:table-cell>
          <table:table-cell table:style-name="Default" office:value-type="string" calcext:value-type="string">
            <text:p>http://commons.wikimedia.org/wiki/Special:FilePath/Entrée_de_maison_à_Pernes_les_Fontai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Knuyt_de_Vosmaer</text:p>
          </table:table-cell>
          <table:table-cell table:style-name="Default" office:value-type="string" calcext:value-type="string">
            <text:p>Hôtel de Knuyt de Vosmaer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Ville de Bruxelles</text:p>
          </table:table-cell>
          <table:table-cell table:style-name="Default" office:value-type="string" calcext:value-type="string">
            <text:p>http://commons.wikimedia.org/wiki/Special:FilePath/Congrès_33_Congres,_Enseignement_91-97_Onderricht_Brussels_2012-06_B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Mongelas</text:p>
          </table:table-cell>
          <table:table-cell table:style-name="Default" office:value-type="string" calcext:value-type="string">
            <text:p>Hôtel de Mongelas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otel_mongelas_cou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'Indre-et-Loire</text:p>
          </table:table-cell>
          <table:table-cell table:style-name="Default" office:value-type="string" calcext:value-type="string">
            <text:p>Hôtel de préfecture d'Indre-et-Loire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refecture_Tou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e_l'Ain</text:p>
          </table:table-cell>
          <table:table-cell table:style-name="Default" office:value-type="string" calcext:value-type="string">
            <text:p>Hôtel de préfecture de l'Ain</text:p>
          </table:table-cell>
          <table:table-cell table:style-name="Default" office:value-type="string" calcext:value-type="string">
            <text:p>dbpedia-fr:Bourg-en-Bresse</text:p>
          </table:table-cell>
          <table:table-cell table:style-name="Default" office:value-type="string" calcext:value-type="string">
            <text:p>Bourg-en-Bresse</text:p>
          </table:table-cell>
          <table:table-cell table:style-name="Default" office:value-type="string" calcext:value-type="string">
            <text:p>http://commons.wikimedia.org/wiki/Special:FilePath/Préfecture.Ai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préfecture_des_Bouches-du-Rhône</text:p>
          </table:table-cell>
          <table:table-cell table:style-name="Default" office:value-type="string" calcext:value-type="string">
            <text:p>Hôtel de préfecture des Bouches-du-Rhôn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6e arrondissement de Marseille</text:p>
          </table:table-cell>
          <table:table-cell table:style-name="Default" office:value-type="string" calcext:value-type="string">
            <text:p>http://commons.wikimedia.org/wiki/Special:FilePath/Préfecture-région-Marseil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Tinténiac</text:p>
          </table:table-cell>
          <table:table-cell table:style-name="Default" office:value-type="string" calcext:value-type="string">
            <text:p>Hôtel de Tinténiac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ôtel_de_Tinténiac_-_Angers_-_20110120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_ville_de_Charleroi</text:p>
          </table:table-cell>
          <table:table-cell table:style-name="Default" office:value-type="string" calcext:value-type="string">
            <text:p>Hôtel de ville de Charleroi</text:p>
          </table:table-cell>
          <table:table-cell table:style-name="Default" office:value-type="string" calcext:value-type="string">
            <text:p>dbpedia-fr:Charleroi</text:p>
          </table:table-cell>
          <table:table-cell table:style-name="Default" office:value-type="string" calcext:value-type="string">
            <text:p>Charleroi</text:p>
          </table:table-cell>
          <table:table-cell table:style-name="Default" office:value-type="string" calcext:value-type="string">
            <text:p>http://commons.wikimedia.org/wiki/Special:FilePath/Charleroi_-_hôtel_de_ville_vu_de_la_place_Charles_II_-_2014-08-07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s_Créneaux</text:p>
          </table:table-cell>
          <table:table-cell table:style-name="Default" office:value-type="string" calcext:value-type="string">
            <text:p>Hôtel des Créneaux</text:p>
          </table:table-cell>
          <table:table-cell table:style-name="Default" office:value-type="string" calcext:value-type="string">
            <text:p>dbpedia-fr:Orleans</text:p>
          </table:table-cell>
          <table:table-cell table:style-name="Default" office:value-type="string" calcext:value-type="string">
            <text:p>Orléans</text:p>
          </table:table-cell>
          <table:table-cell table:style-name="Default" office:value-type="string" calcext:value-type="string">
            <text:p>http://commons.wikimedia.org/wiki/Special:FilePath/France_Orleans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es_postes_de_Caen</text:p>
          </table:table-cell>
          <table:table-cell table:style-name="Default" office:value-type="string" calcext:value-type="string">
            <text:p>Hôtel des postes de Caen</text:p>
          </table:table-cell>
          <table:table-cell table:style-name="Default" office:value-type="string" calcext:value-type="string">
            <text:p>dbpedia-fr:Caen</text:p>
          </table:table-cell>
          <table:table-cell table:style-name="Default" office:value-type="string" calcext:value-type="string">
            <text:p>Caen</text:p>
          </table:table-cell>
          <table:table-cell table:style-name="Default" office:value-type="string" calcext:value-type="string">
            <text:p>http://fr.wikipedia.org/wiki/Special:FilePath/Caen_hoteldespostes_gambetta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Duffau</text:p>
          </table:table-cell>
          <table:table-cell table:style-name="Default" office:value-type="string" calcext:value-type="string">
            <text:p>Hôtel Duffau</text:p>
          </table:table-cell>
          <table:table-cell table:style-name="Default" office:value-type="string" calcext:value-type="string">
            <text:p>dbpedia-fr:Montpell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http://commons.wikimedia.org/wiki/Special:FilePath/Ancien_hôtel_Duffau,_ancien_grand_séminaire,_maison_Sénard-Paquier_V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Gaillard</text:p>
          </table:table-cell>
          <table:table-cell table:style-name="Default" office:value-type="string" calcext:value-type="string">
            <text:p>Hôtel Gaillard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Hôtel_Gaillard,_Paris,_191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Joubert-Bonnaire</text:p>
          </table:table-cell>
          <table:table-cell table:style-name="Default" office:value-type="string" calcext:value-type="string">
            <text:p>Hôtel Joubert-Bonnaire</text:p>
          </table:table-cell>
          <table:table-cell table:style-name="Default" office:value-type="string" calcext:value-type="string">
            <text:p>dbpedia-fr:Angers</text:p>
          </table:table-cell>
          <table:table-cell table:style-name="Default" office:value-type="string" calcext:value-type="string">
            <text:p>Angers</text:p>
          </table:table-cell>
          <table:table-cell table:style-name="Default" office:value-type="string" calcext:value-type="string">
            <text:p>http://commons.wikimedia.org/wiki/Special:FilePath/Hotel_Joubert_rue_Chevreul_à_Anger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Le_Pelletier_de_Souzy</text:p>
          </table:table-cell>
          <table:table-cell table:style-name="Default" office:value-type="string" calcext:value-type="string">
            <text:p>Hôtel Le Pelletier de Souzy</text:p>
          </table:table-cell>
          <table:table-cell table:style-name="Default" office:value-type="string" calcext:value-type="string">
            <text:p>dbpedia-fr:Paris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http://commons.wikimedia.org/wiki/Special:FilePath/Paris_hotel_le_pelletier_de_souzy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Hôtel_Vauloup</text:p>
          </table:table-cell>
          <table:table-cell table:style-name="Default" office:value-type="string" calcext:value-type="string">
            <text:p>Hôtel Vauloup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Hôtel_particulier_3_place_du_Général-Mellinet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au_11,_rue_Kervégan_de_Nantes</text:p>
          </table:table-cell>
          <table:table-cell table:style-name="Default" office:value-type="string" calcext:value-type="string">
            <text:p>Immeuble au 11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Nantes_-_11rueKervég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au_13,_rue_Kervégan_de_Nantes</text:p>
          </table:table-cell>
          <table:table-cell table:style-name="Default" office:value-type="string" calcext:value-type="string">
            <text:p>Immeuble au 13, rue Kervégan de Nantes</text:p>
          </table:table-cell>
          <table:table-cell table:style-name="Default" office:value-type="string" calcext:value-type="string">
            <text:p>dbpedia-fr:Nantes</text:p>
          </table:table-cell>
          <table:table-cell table:style-name="Default" office:value-type="string" calcext:value-type="string">
            <text:p>Nantes</text:p>
          </table:table-cell>
          <table:table-cell table:style-name="Default" office:value-type="string" calcext:value-type="string">
            <text:p>http://commons.wikimedia.org/wiki/Special:FilePath/Immeuble_13_rue_Kervégan_-_Nant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mmeuble_Clarté</text:p>
          </table:table-cell>
          <table:table-cell table:style-name="Default" office:value-type="string" calcext:value-type="string">
            <text:p>Immeuble Clarté</text:p>
          </table:table-cell>
          <table:table-cell table:style-name="Default" office:value-type="string" calcext:value-type="string">
            <text:p>dbpedia-fr:Geneve</text:p>
          </table:table-cell>
          <table:table-cell table:style-name="Default" office:value-type="string" calcext:value-type="string">
            <text:p>Genève</text:p>
          </table:table-cell>
          <table:table-cell table:style-name="Default" office:value-type="string" calcext:value-type="string">
            <text:p>http://commons.wikimedia.org/wiki/Special:FilePath/CorbusierMaisonClarteGenf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Iparosotthon</text:p>
          </table:table-cell>
          <table:table-cell table:style-name="Default" office:value-type="string" calcext:value-type="string">
            <text:p>Iparosotthon</text:p>
          </table:table-cell>
          <table:table-cell table:style-name="Default" office:value-type="string" calcext:value-type="string">
            <text:p>dbpedia-fr:Kecskemet</text:p>
          </table:table-cell>
          <table:table-cell table:style-name="Default" office:value-type="string" calcext:value-type="string">
            <text:p>Kecskemét</text:p>
          </table:table-cell>
          <table:table-cell table:style-name="Default" office:value-type="string" calcext:value-type="string">
            <text:p>http://commons.wikimedia.org/wiki/Special:FilePath/Ifjúsági_Otthon_2_(cropped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Kruger_House_Museum</text:p>
          </table:table-cell>
          <table:table-cell table:style-name="Default" office:value-type="string" calcext:value-type="string">
            <text:p>Kruger House Museum</text:p>
          </table:table-cell>
          <table:table-cell table:style-name="Default" office:value-type="string" calcext:value-type="string">
            <text:p>dbpedia-fr:Pretoria</text:p>
          </table:table-cell>
          <table:table-cell table:style-name="Default" office:value-type="string" calcext:value-type="string">
            <text:p>Pretoria</text:p>
          </table:table-cell>
          <table:table-cell table:style-name="Default" office:value-type="string" calcext:value-type="string">
            <text:p>http://commons.wikimedia.org/wiki/Special:FilePath/Krugerhous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'immeuble_à_vélos</text:p>
          </table:table-cell>
          <table:table-cell table:style-name="Default" office:value-type="string" calcext:value-type="string">
            <text:p>L'immeuble à vélos</text:p>
          </table:table-cell>
          <table:table-cell table:style-name="Default" office:value-type="string" calcext:value-type="string">
            <text:p>dbpedia-fr:Grenoble</text:p>
          </table:table-cell>
          <table:table-cell table:style-name="Default" office:value-type="string" calcext:value-type="string">
            <text:p>Grenoble</text:p>
          </table:table-cell>
          <table:table-cell table:style-name="Default" office:value-type="string" calcext:value-type="string">
            <text:p>http://fr.wikipedia.org/wiki/Special:FilePath/Immeuble_à_vélos_-_Grenobl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avoir_des_Chavannes</text:p>
          </table:table-cell>
          <table:table-cell table:style-name="Default" office:value-type="string" calcext:value-type="string">
            <text:p>Lavoir des Chavannes</text:p>
          </table:table-cell>
          <table:table-cell table:style-name="Default" office:value-type="string" calcext:value-type="string">
            <text:p>dbpedia-fr:Saint-Vallier</text:p>
          </table:table-cell>
          <table:table-cell table:style-name="Default" office:value-type="string" calcext:value-type="string">
            <text:p>Saint-Vallier (Saône-et-Loire)</text:p>
          </table:table-cell>
          <table:table-cell table:style-name="Default" office:value-type="string" calcext:value-type="string">
            <text:p>http://commons.wikimedia.org/wiki/Special:FilePath/Lavoir_des_Chavanne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e_Vieux-Moulin_(Vernon)</text:p>
          </table:table-cell>
          <table:table-cell table:style-name="Default" office:value-type="string" calcext:value-type="string">
            <text:p>Le Vieux-Moulin</text:p>
          </table:table-cell>
          <table:table-cell table:style-name="Default" office:value-type="string" calcext:value-type="string">
            <text:p>dbpedia-fr:Vernon</text:p>
          </table:table-cell>
          <table:table-cell table:style-name="Default" office:value-type="string" calcext:value-type="string">
            <text:p>Vernon</text:p>
          </table:table-cell>
          <table:table-cell table:style-name="Default" office:value-type="string" calcext:value-type="string">
            <text:p>http://commons.wikimedia.org/wiki/Special:FilePath/Vernon_-_Vieux_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Lex_(bâtiment)</text:p>
          </table:table-cell>
          <table:table-cell table:style-name="Default" office:value-type="string" calcext:value-type="string">
            <text:p>Lex (bâtiment)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Lex_South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rie_de_Kuopio</text:p>
          </table:table-cell>
          <table:table-cell table:style-name="Default" office:value-type="string" calcext:value-type="string">
            <text:p>Mairie de Kuopio</text:p>
          </table:table-cell>
          <table:table-cell table:style-name="Default" office:value-type="string" calcext:value-type="string">
            <text:p>dbpedia-fr:Kuopio</text:p>
          </table:table-cell>
          <table:table-cell table:style-name="Default" office:value-type="string" calcext:value-type="string">
            <text:p>Kuopio</text:p>
          </table:table-cell>
          <table:table-cell table:style-name="Default" office:value-type="string" calcext:value-type="string">
            <text:p>http://commons.wikimedia.org/wiki/Special:FilePath/Kuopio_City_Hal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à_l'oriflamme</text:p>
          </table:table-cell>
          <table:table-cell table:style-name="Default" office:value-type="string" calcext:value-type="string">
            <text:p>Maison à l'oriflamme</text:p>
          </table:table-cell>
          <table:table-cell table:style-name="Default" office:value-type="string" calcext:value-type="string">
            <text:p>dbpedia-fr:Luxeuil-les-Bains</text:p>
          </table:table-cell>
          <table:table-cell table:style-name="Default" office:value-type="string" calcext:value-type="string">
            <text:p>Luxeuil-les-Bains</text:p>
          </table:table-cell>
          <table:table-cell table:style-name="Default" office:value-type="string" calcext:value-type="string">
            <text:p>http://commons.wikimedia.org/wiki/Special:FilePath/Maison_à_l'oriflamme_Luxeuil_façade_su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Bermont</text:p>
          </table:table-cell>
          <table:table-cell table:style-name="Default" office:value-type="string" calcext:value-type="string">
            <text:p>Maison Bermont</text:p>
          </table:table-cell>
          <table:table-cell table:style-name="Default" office:value-type="string" calcext:value-type="string">
            <text:p>dbpedia-fr:Montjaux</text:p>
          </table:table-cell>
          <table:table-cell table:style-name="Default" office:value-type="string" calcext:value-type="string">
            <text:p>Montjaux</text:p>
          </table:table-cell>
          <table:table-cell table:style-name="Default" office:value-type="string" calcext:value-type="string">
            <text:p>http://commons.wikimedia.org/wiki/Special:FilePath/Montjaux_-_Maison_Bermont_-0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coloniale_de_santé</text:p>
          </table:table-cell>
          <table:table-cell table:style-name="Default" office:value-type="string" calcext:value-type="string">
            <text:p>Maison coloniale de santé</text:p>
          </table:table-cell>
          <table:table-cell table:style-name="Default" office:value-type="string" calcext:value-type="string">
            <text:p>dbpedia-fr:Saint-Pierre_Martinique</text:p>
          </table:table-cell>
          <table:table-cell table:style-name="Default" office:value-type="string" calcext:value-type="string">
            <text:p>Saint-Pierre (Martinique)</text:p>
          </table:table-cell>
          <table:table-cell table:style-name="Default" office:value-type="string" calcext:value-type="string">
            <text:p>http://commons.wikimedia.org/wiki/Special:FilePath/Maison_coloniale_de_santé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Coquille</text:p>
          </table:table-cell>
          <table:table-cell table:style-name="Default" office:value-type="string" calcext:value-type="string">
            <text:p>Maison Coquille</text:p>
          </table:table-cell>
          <table:table-cell table:style-name="Default" office:value-type="string" calcext:value-type="string">
            <text:p>dbpedia-fr:Basse-Terre</text:p>
          </table:table-cell>
          <table:table-cell table:style-name="Default" office:value-type="string" calcext:value-type="string">
            <text:p>Basse-Terre</text:p>
          </table:table-cell>
          <table:table-cell table:style-name="Default" office:value-type="string" calcext:value-type="string">
            <text:p>http://commons.wikimedia.org/wiki/Special:FilePath/Maison_Coquille_-_Sept._2013_(1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Dimitrije_Krsmanović</text:p>
          </table:table-cell>
          <table:table-cell table:style-name="Default" office:value-type="string" calcext:value-type="string">
            <text:p>Maison de Dimitrije Krsmanović</text:p>
          </table:table-cell>
          <table:table-cell table:style-name="Default" office:value-type="string" calcext:value-type="string">
            <text:p>dbpedia-fr:Belgrade</text:p>
          </table:table-cell>
          <table:table-cell table:style-name="Default" office:value-type="string" calcext:value-type="string">
            <text:p>Belgrade</text:p>
          </table:table-cell>
          <table:table-cell table:style-name="Default" office:value-type="string" calcext:value-type="string">
            <text:p>http://commons.wikimedia.org/wiki/Special:FilePath/Austrijska_ambasada_Beograd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Jacques-Louis_David</text:p>
          </table:table-cell>
          <table:table-cell table:style-name="Default" office:value-type="string" calcext:value-type="string">
            <text:p>Maison de Jacques-Louis David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Jacques-Louis_David_(Bruxelles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justice_du_Bizot</text:p>
          </table:table-cell>
          <table:table-cell table:style-name="Default" office:value-type="string" calcext:value-type="string">
            <text:p>Maison de justice du Bizot</text:p>
          </table:table-cell>
          <table:table-cell table:style-name="Default" office:value-type="string" calcext:value-type="string">
            <text:p>dbpedia-fr:Le_Bizot</text:p>
          </table:table-cell>
          <table:table-cell table:style-name="Default" office:value-type="string" calcext:value-type="string">
            <text:p>Le Bizot</text:p>
          </table:table-cell>
          <table:table-cell table:style-name="Default" office:value-type="string" calcext:value-type="string">
            <text:p>http://commons.wikimedia.org/wiki/Special:FilePath/Le_Bizot,_la_maison_de_Just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'éclusier_du_canal_d'Entreroches</text:p>
          </table:table-cell>
          <table:table-cell table:style-name="Default" office:value-type="string" calcext:value-type="string">
            <text:p>Maison de l'éclusier du canal d'Entreroches</text:p>
          </table:table-cell>
          <table:table-cell table:style-name="Default" office:value-type="string" calcext:value-type="string">
            <text:p>dbpedia-fr:Orny</text:p>
          </table:table-cell>
          <table:table-cell table:style-name="Default" office:value-type="string" calcext:value-type="string">
            <text:p>Orny (Vaud)</text:p>
          </table:table-cell>
          <table:table-cell table:style-name="Default" office:value-type="string" calcext:value-type="string">
            <text:p>http://commons.wikimedia.org/wiki/Special:FilePath/Canal_d'Entreroches_10_1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Banque_de_La_Réunion</text:p>
          </table:table-cell>
          <table:table-cell table:style-name="Default" office:value-type="string" calcext:value-type="string">
            <text:p>Maison de la Banque de La Réunion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de-la-Banque-de-La-Réunio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Renommée</text:p>
          </table:table-cell>
          <table:table-cell table:style-name="Default" office:value-type="string" calcext:value-type="string">
            <text:p>Maison de la Renommée</text:p>
          </table:table-cell>
          <table:table-cell table:style-name="Default" office:value-type="string" calcext:value-type="string">
            <text:p>dbpedia-fr:Bruxelles</text:p>
          </table:table-cell>
          <table:table-cell table:style-name="Default" office:value-type="string" calcext:value-type="string">
            <text:p>Bruxelles</text:p>
          </table:table-cell>
          <table:table-cell table:style-name="Default" office:value-type="string" calcext:value-type="string">
            <text:p>http://commons.wikimedia.org/wiki/Special:FilePath/Maison_de_la_Renommée_0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a_Rose</text:p>
          </table:table-cell>
          <table:table-cell table:style-name="Default" office:value-type="string" calcext:value-type="string">
            <text:p>Maison de la Rose</text:p>
          </table:table-cell>
          <table:table-cell table:style-name="Default" office:value-type="string" calcext:value-type="string">
            <text:p>dbpedia-fr:Bruxelles-ville</text:p>
          </table:table-cell>
          <table:table-cell table:style-name="Default" office:value-type="string" calcext:value-type="string">
            <text:p>Bruxelles-ville</text:p>
          </table:table-cell>
          <table:table-cell table:style-name="Default" office:value-type="string" calcext:value-type="string">
            <text:p>http://commons.wikimedia.org/wiki/Special:FilePath/Maison_de_la_Rose_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_Louis_XI_(Cusset)</text:p>
          </table:table-cell>
          <table:table-cell table:style-name="Default" office:value-type="string" calcext:value-type="string">
            <text:p>Maison de Louis XI (Cusset)</text:p>
          </table:table-cell>
          <table:table-cell table:style-name="Default" office:value-type="string" calcext:value-type="string">
            <text:p>dbpedia-fr:Cusset</text:p>
          </table:table-cell>
          <table:table-cell table:style-name="Default" office:value-type="string" calcext:value-type="string">
            <text:p>Cusset</text:p>
          </table:table-cell>
          <table:table-cell table:style-name="Default" office:value-type="string" calcext:value-type="string">
            <text:p>http://commons.wikimedia.org/wiki/Special:FilePath/Cusset_maison_Louis_XI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des_Anglais_(Le_Chalard)</text:p>
          </table:table-cell>
          <table:table-cell table:style-name="Default" office:value-type="string" calcext:value-type="string">
            <text:p>Maison des Anglais (Le Chalard)</text:p>
          </table:table-cell>
          <table:table-cell table:style-name="Default" office:value-type="string" calcext:value-type="string">
            <text:p>dbpedia-fr:Le_Chalard</text:p>
          </table:table-cell>
          <table:table-cell table:style-name="Default" office:value-type="string" calcext:value-type="string">
            <text:p>Le Chalard</text:p>
          </table:table-cell>
          <table:table-cell table:style-name="Default" office:value-type="string" calcext:value-type="string">
            <text:p>http://commons.wikimedia.org/wiki/Special:FilePath/Le_Chalard_maison_Anglais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Frugès</text:p>
          </table:table-cell>
          <table:table-cell table:style-name="Default" office:value-type="string" calcext:value-type="string">
            <text:p>Maison Frugès</text:p>
          </table:table-cell>
          <table:table-cell table:style-name="Default" office:value-type="string" calcext:value-type="string">
            <text:p>dbpedia-fr:Bordeaux</text:p>
          </table:table-cell>
          <table:table-cell table:style-name="Default" office:value-type="string" calcext:value-type="string">
            <text:p>Bordeaux</text:p>
          </table:table-cell>
          <table:table-cell table:style-name="Default" office:value-type="string" calcext:value-type="string">
            <text:p>http://commons.wikimedia.org/wiki/Special:FilePath/Bâtiment_droit_d'auteur.sv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romane_de_Saint-Gilles</text:p>
          </table:table-cell>
          <table:table-cell table:style-name="Default" office:value-type="string" calcext:value-type="string">
            <text:p>Maison romane de Saint-Gilles</text:p>
          </table:table-cell>
          <table:table-cell table:style-name="Default" office:value-type="string" calcext:value-type="string">
            <text:p>dbpedia-fr:Saint-Gilles_Gard</text:p>
          </table:table-cell>
          <table:table-cell table:style-name="Default" office:value-type="string" calcext:value-type="string">
            <text:p>Saint-Gilles (Gard)</text:p>
          </table:table-cell>
          <table:table-cell table:style-name="Default" office:value-type="string" calcext:value-type="string">
            <text:p>http://commons.wikimedia.org/wiki/Special:FilePath/St_Gilles_-_Maison_romane_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ison_Timol</text:p>
          </table:table-cell>
          <table:table-cell table:style-name="Default" office:value-type="string" calcext:value-type="string">
            <text:p>Maison Timol</text:p>
          </table:table-cell>
          <table:table-cell table:style-name="Default" office:value-type="string" calcext:value-type="string">
            <text:p>dbpedia-fr:Saint-Denis_La_Réunion</text:p>
          </table:table-cell>
          <table:table-cell table:style-name="Default" office:value-type="string" calcext:value-type="string">
            <text:p>Saint-Denis (La Réunion)</text:p>
          </table:table-cell>
          <table:table-cell table:style-name="Default" office:value-type="string" calcext:value-type="string">
            <text:p>http://commons.wikimedia.org/wiki/Special:FilePath/Maison-Timol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noir_Béranger</text:p>
          </table:table-cell>
          <table:table-cell table:style-name="Default" office:value-type="string" calcext:value-type="string">
            <text:p>Manoir Béranger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Pufr_tours_bvd_berang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noir,_rue_Maupertuis_2-4,_Nyon</text:p>
          </table:table-cell>
          <table:table-cell table:style-name="Default" office:value-type="string" calcext:value-type="string">
            <text:p>Manoir, rue Maupertuis 2-4, Nyon</text:p>
          </table:table-cell>
          <table:table-cell table:style-name="Default" office:value-type="string" calcext:value-type="string">
            <text:p>dbpedia-fr:Nyon</text:p>
          </table:table-cell>
          <table:table-cell table:style-name="Default" office:value-type="string" calcext:value-type="string">
            <text:p>Nyon</text:p>
          </table:table-cell>
          <table:table-cell table:style-name="Default" office:value-type="string" calcext:value-type="string">
            <text:p>http://commons.wikimedia.org/wiki/Special:FilePath/Manoir_2-4_rue_Maupertuis,_Nyon_5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usolée_du_Prince_Impérial</text:p>
          </table:table-cell>
          <table:table-cell table:style-name="Default" office:value-type="string" calcext:value-type="string">
            <text:p>Mausolée du Prince Impérial</text:p>
          </table:table-cell>
          <table:table-cell table:style-name="Default" office:value-type="string" calcext:value-type="string">
            <text:p>dbpedia-fr:Rueil-Malmaison</text:p>
          </table:table-cell>
          <table:table-cell table:style-name="Default" office:value-type="string" calcext:value-type="string">
            <text:p>Rueil-Malmaison</text:p>
          </table:table-cell>
          <table:table-cell table:style-name="Default" office:value-type="string" calcext:value-type="string">
            <text:p>http://commons.wikimedia.org/wiki/Special:FilePath/Mausolée_du_prince_impérial_à_Rueil-Malmaison_en_Fran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ausolée_Juselius</text:p>
          </table:table-cell>
          <table:table-cell table:style-name="Default" office:value-type="string" calcext:value-type="string">
            <text:p>Mausolée Juselius</text:p>
          </table:table-cell>
          <table:table-cell table:style-name="Default" office:value-type="string" calcext:value-type="string">
            <text:p>dbpedia-fr:Pori</text:p>
          </table:table-cell>
          <table:table-cell table:style-name="Default" office:value-type="string" calcext:value-type="string">
            <text:p>Pori</text:p>
          </table:table-cell>
          <table:table-cell table:style-name="Default" office:value-type="string" calcext:value-type="string">
            <text:p>http://commons.wikimedia.org/wiki/Special:FilePath/Juseliuksen_mausoleumi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égalithe_de_Guillay</text:p>
          </table:table-cell>
          <table:table-cell table:style-name="Default" office:value-type="string" calcext:value-type="string">
            <text:p>Mégalithe de Guillay</text:p>
          </table:table-cell>
          <table:table-cell table:style-name="Default" office:value-type="string" calcext:value-type="string">
            <text:p>dbpedia-fr:Larriviere-Saint-Savin</text:p>
          </table:table-cell>
          <table:table-cell table:style-name="Default" office:value-type="string" calcext:value-type="string">
            <text:p>Larrivière-Saint-Savin</text:p>
          </table:table-cell>
          <table:table-cell table:style-name="Default" office:value-type="string" calcext:value-type="string">
            <text:p>http://commons.wikimedia.org/wiki/Special:FilePath/Mégalithe_de_Guillay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enhir_de_la_Riveraie</text:p>
          </table:table-cell>
          <table:table-cell table:style-name="Default" office:value-type="string" calcext:value-type="string">
            <text:p>Menhir de la Riveraie</text:p>
          </table:table-cell>
          <table:table-cell table:style-name="Default" office:value-type="string" calcext:value-type="string">
            <text:p>dbpedia-fr:Saint-Pere-en-Retz</text:p>
          </table:table-cell>
          <table:table-cell table:style-name="Default" office:value-type="string" calcext:value-type="string">
            <text:p>Saint-Père-en-Retz</text:p>
          </table:table-cell>
          <table:table-cell table:style-name="Default" office:value-type="string" calcext:value-type="string">
            <text:p>http://commons.wikimedia.org/wiki/Special:FilePath/La_Riverais_2_Face_Est_3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eulières_du_Mont_Vouan</text:p>
          </table:table-cell>
          <table:table-cell table:style-name="Default" office:value-type="string" calcext:value-type="string">
            <text:p>Meulières du Mont Vouan</text:p>
          </table:table-cell>
          <table:table-cell table:style-name="Default" office:value-type="string" calcext:value-type="string">
            <text:p>dbpedia-fr:Viuz-en-Sallaz</text:p>
          </table:table-cell>
          <table:table-cell table:style-name="Default" office:value-type="string" calcext:value-type="string">
            <text:p>Viuz-en-Sallaz</text:p>
          </table:table-cell>
          <table:table-cell table:style-name="Default" office:value-type="string" calcext:value-type="string">
            <text:p>http://commons.wikimedia.org/wiki/Special:FilePath/Grand'Gueule_of_Mont_Vouan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t-calvaire_de_Sombacour</text:p>
          </table:table-cell>
          <table:table-cell table:style-name="Default" office:value-type="string" calcext:value-type="string">
            <text:p>Mont-calvaire de Sombacour</text:p>
          </table:table-cell>
          <table:table-cell table:style-name="Default" office:value-type="string" calcext:value-type="string">
            <text:p>dbpedia-fr:Sombacour</text:p>
          </table:table-cell>
          <table:table-cell table:style-name="Default" office:value-type="string" calcext:value-type="string">
            <text:p>Sombacour</text:p>
          </table:table-cell>
          <table:table-cell table:style-name="Default" office:value-type="string" calcext:value-type="string">
            <text:p>http://commons.wikimedia.org/wiki/Special:FilePath/Sombacour_-_Mont-calvaire_-_vue_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ument_aux_Hanovriens</text:p>
          </table:table-cell>
          <table:table-cell table:style-name="Default" office:value-type="string" calcext:value-type="string">
            <text:p>Monument aux Hanovriens</text:p>
          </table:table-cell>
          <table:table-cell table:style-name="Default" office:value-type="string" calcext:value-type="string">
            <text:p>dbpedia-fr:Lasne</text:p>
          </table:table-cell>
          <table:table-cell table:style-name="Default" office:value-type="string" calcext:value-type="string">
            <text:p>Lasne</text:p>
          </table:table-cell>
          <table:table-cell table:style-name="Default" office:value-type="string" calcext:value-type="string">
            <text:p>http://commons.wikimedia.org/wiki/Special:FilePath/Monument_aux_Hanovriens_14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nument_du_Centenaire</text:p>
          </table:table-cell>
          <table:table-cell table:style-name="Default" office:value-type="string" calcext:value-type="string">
            <text:p>Monument du Centenaire</text:p>
          </table:table-cell>
          <table:table-cell table:style-name="Default" office:value-type="string" calcext:value-type="string">
            <text:p>dbpedia-fr:Nice</text:p>
          </table:table-cell>
          <table:table-cell table:style-name="Default" office:value-type="string" calcext:value-type="string">
            <text:p>Nice</text:p>
          </table:table-cell>
          <table:table-cell table:style-name="Default" office:value-type="string" calcext:value-type="string">
            <text:p>http://commons.wikimedia.org/wiki/Special:FilePath/Nike_-_Nic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_de_la_Saulaie</text:p>
          </table:table-cell>
          <table:table-cell table:style-name="Default" office:value-type="string" calcext:value-type="string">
            <text:p>Moulin de la Saulaie</text:p>
          </table:table-cell>
          <table:table-cell table:style-name="Default" office:value-type="string" calcext:value-type="string">
            <text:p>dbpedia-fr:Cande</text:p>
          </table:table-cell>
          <table:table-cell table:style-name="Default" office:value-type="string" calcext:value-type="string">
            <text:p>Candé</text:p>
          </table:table-cell>
          <table:table-cell table:style-name="Default" office:value-type="string" calcext:value-type="string">
            <text:p>http://commons.wikimedia.org/wiki/Special:FilePath/Candé_-_Moulin_de_la_Saulaie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_Delestic</text:p>
          </table:table-cell>
          <table:table-cell table:style-name="Default" office:value-type="string" calcext:value-type="string">
            <text:p>Moulin Delestic</text:p>
          </table:table-cell>
          <table:table-cell table:style-name="Default" office:value-type="string" calcext:value-type="string">
            <text:p>dbpedia-fr:Reillanne</text:p>
          </table:table-cell>
          <table:table-cell table:style-name="Default" office:value-type="string" calcext:value-type="string">
            <text:p>Reillanne</text:p>
          </table:table-cell>
          <table:table-cell table:style-name="Default" office:value-type="string" calcext:value-type="string">
            <text:p>http://commons.wikimedia.org/wiki/Special:FilePath/Moulin_de_l'Agnelet_ou_Délestic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oulins_à_vent_du_Champ_des_Îles</text:p>
          </table:table-cell>
          <table:table-cell table:style-name="Default" office:value-type="string" calcext:value-type="string">
            <text:p>Moulins à vent du Champ des Îles</text:p>
          </table:table-cell>
          <table:table-cell table:style-name="Default" office:value-type="string" calcext:value-type="string">
            <text:p>dbpedia-fr:Varennes-sur-Loire</text:p>
          </table:table-cell>
          <table:table-cell table:style-name="Default" office:value-type="string" calcext:value-type="string">
            <text:p>Varennes-sur-Loire</text:p>
          </table:table-cell>
          <table:table-cell table:style-name="Default" office:value-type="string" calcext:value-type="string">
            <text:p>http://commons.wikimedia.org/wiki/Special:FilePath/GD-FR-Anjou-Moulin01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Mur_de_Berlin</text:p>
          </table:table-cell>
          <table:table-cell table:style-name="Default" office:value-type="string" calcext:value-type="string">
            <text:p>Mur de Berlin</text:p>
          </table:table-cell>
          <table:table-cell table:style-name="Default" office:value-type="string" calcext:value-type="string">
            <text:p>dbpedia-fr:Berlin-Ouest</text:p>
          </table:table-cell>
          <table:table-cell table:style-name="Default" office:value-type="string" calcext:value-type="string">
            <text:p>Berlin-Ouest</text:p>
          </table:table-cell>
          <table:table-cell table:style-name="Default" office:value-type="string" calcext:value-type="string">
            <text:p>http://commons.wikimedia.org/wiki/Special:FilePath/Berlinermauer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Noviciat_des_Jésuites_d'Avignon</text:p>
          </table:table-cell>
          <table:table-cell table:style-name="Default" office:value-type="string" calcext:value-type="string">
            <text:p>Noviciat des Jésuites d'Avignon</text:p>
          </table:table-cell>
          <table:table-cell table:style-name="Default" office:value-type="string" calcext:value-type="string">
            <text:p>dbpedia-fr:Avignon</text:p>
          </table:table-cell>
          <table:table-cell table:style-name="Default" office:value-type="string" calcext:value-type="string">
            <text:p>Avignon</text:p>
          </table:table-cell>
          <table:table-cell table:style-name="Default" office:value-type="string" calcext:value-type="string">
            <text:p>http://commons.wikimedia.org/wiki/Special:FilePath/Avignon_-_noviciat_des_jésuites_12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Office_du_tourisme_d'Andenne</text:p>
          </table:table-cell>
          <table:table-cell table:style-name="Default" office:value-type="string" calcext:value-type="string">
            <text:p>Office du tourisme d'Andenne</text:p>
          </table:table-cell>
          <table:table-cell table:style-name="Default" office:value-type="string" calcext:value-type="string">
            <text:p>dbpedia-fr:Andenne</text:p>
          </table:table-cell>
          <table:table-cell table:style-name="Default" office:value-type="string" calcext:value-type="string">
            <text:p>Andenne</text:p>
          </table:table-cell>
          <table:table-cell table:style-name="Default" office:value-type="string" calcext:value-type="string">
            <text:p>http://commons.wikimedia.org/wiki/Special:FilePath/Andenne_050802_(8).JPG?width=300</text:p>
          </table:table-cell>
          <table:table-cell office:value-type="string" calcext:value-type="string">
            <text:p>Cette image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_justice_de_Tours</text:p>
          </table:table-cell>
          <table:table-cell table:style-name="Default" office:value-type="string" calcext:value-type="string">
            <text:p>Palais de justice de Tours</text:p>
          </table:table-cell>
          <table:table-cell table:style-name="Default" office:value-type="string" calcext:value-type="string">
            <text:p>dbpedia-fr:Tours</text:p>
          </table:table-cell>
          <table:table-cell table:style-name="Default" office:value-type="string" calcext:value-type="string">
            <text:p>Tours</text:p>
          </table:table-cell>
          <table:table-cell table:style-name="Default" office:value-type="string" calcext:value-type="string">
            <text:p>http://commons.wikimedia.org/wiki/Special:FilePath/Tours_-_palais_de_justice-edit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s_archevêques_de_Narbonne</text:p>
          </table:table-cell>
          <table:table-cell table:style-name="Default" office:value-type="string" calcext:value-type="string">
            <text:p>Palais des archevêques de Narbonne</text:p>
          </table:table-cell>
          <table:table-cell table:style-name="Default" office:value-type="string" calcext:value-type="string">
            <text:p>dbpedia-fr:Narbonne</text:p>
          </table:table-cell>
          <table:table-cell table:style-name="Default" office:value-type="string" calcext:value-type="string">
            <text:p>Narbonne</text:p>
          </table:table-cell>
          <table:table-cell table:style-name="Default" office:value-type="string" calcext:value-type="string">
            <text:p>http://commons.wikimedia.org/wiki/Special:FilePath/Palais_des_Archevêques_de_Narbonne_200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des_Arts_(Marseille)</text:p>
          </table:table-cell>
          <table:table-cell table:style-name="Default" office:value-type="string" calcext:value-type="string">
            <text:p>Palais des Arts (Marseille)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1er arrondissement de Marseille</text:p>
          </table:table-cell>
          <table:table-cell table:style-name="Default" office:value-type="string" calcext:value-type="string">
            <text:p>http://commons.wikimedia.org/wiki/Special:FilePath/Palais-des-Arts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is_Porto_(piazza_Castello)</text:p>
          </table:table-cell>
          <table:table-cell table:style-name="Default" office:value-type="string" calcext:value-type="string">
            <text:p>Palais Porto (piazza Castello)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PalazzoPortoPiazzaCastello20070705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alazzo_Piccolomini_(Sienne)</text:p>
          </table:table-cell>
          <table:table-cell table:style-name="Default" office:value-type="string" calcext:value-type="string">
            <text:p>Palazzo Piccolomini (Sienne)</text:p>
          </table:table-cell>
          <table:table-cell table:style-name="Default" office:value-type="string" calcext:value-type="string">
            <text:p>dbpedia-fr:Sienne</text:p>
          </table:table-cell>
          <table:table-cell table:style-name="Default" office:value-type="string" calcext:value-type="string">
            <text:p>Sienne</text:p>
          </table:table-cell>
          <table:table-cell table:style-name="Default" office:value-type="string" calcext:value-type="string">
            <text:p>http://commons.wikimedia.org/wiki/Special:FilePath/824SienaPalPiccolomin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ierre_couverte_de_la_planche</text:p>
          </table:table-cell>
          <table:table-cell table:style-name="Default" office:value-type="string" calcext:value-type="string">
            <text:p>Pierre couverte de la planche</text:p>
          </table:table-cell>
          <table:table-cell table:style-name="Default" office:value-type="string" calcext:value-type="string">
            <text:p>dbpedia-fr:Broc</text:p>
          </table:table-cell>
          <table:table-cell table:style-name="Default" office:value-type="string" calcext:value-type="string">
            <text:p>Broc (Maine-et-Loire)</text:p>
          </table:table-cell>
          <table:table-cell table:style-name="Default" office:value-type="string" calcext:value-type="string">
            <text:p>http://commons.wikimedia.org/wiki/Special:FilePath/Broc_-_Dolmen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lissoir_de_Mézy-Moulins</text:p>
          </table:table-cell>
          <table:table-cell table:style-name="Default" office:value-type="string" calcext:value-type="string">
            <text:p>Polissoir de Mézy-Moulins</text:p>
          </table:table-cell>
          <table:table-cell table:style-name="Default" office:value-type="string" calcext:value-type="string">
            <text:p>dbpedia-fr:Mezy-Moulins</text:p>
          </table:table-cell>
          <table:table-cell table:style-name="Default" office:value-type="string" calcext:value-type="string">
            <text:p>Mézy-Moulins</text:p>
          </table:table-cell>
          <table:table-cell table:style-name="Default" office:value-type="string" calcext:value-type="string">
            <text:p>http://commons.wikimedia.org/wiki/Special:FilePath/Polissoir_mezy_moulins_(5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nt_d'Estaing</text:p>
          </table:table-cell>
          <table:table-cell table:style-name="Default" office:value-type="string" calcext:value-type="string">
            <text:p>Pont d'Estaing</text:p>
          </table:table-cell>
          <table:table-cell table:style-name="Default" office:value-type="string" calcext:value-type="string">
            <text:p>dbpedia-fr:Estaing</text:p>
          </table:table-cell>
          <table:table-cell table:style-name="Default" office:value-type="string" calcext:value-type="string">
            <text:p>Estaing (Aveyron)</text:p>
          </table:table-cell>
          <table:table-cell table:style-name="Default" office:value-type="string" calcext:value-type="string">
            <text:p>http://commons.wikimedia.org/wiki/Special:FilePath/Estaing_(12)_p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nt_sur_la_Truyère_(Entraygues-sur-Truyère)</text:p>
          </table:table-cell>
          <table:table-cell table:style-name="Default" office:value-type="string" calcext:value-type="string">
            <text:p>Pont sur la Truyère (Entraygues-sur-Truyère)</text:p>
          </table:table-cell>
          <table:table-cell table:style-name="Default" office:value-type="string" calcext:value-type="string">
            <text:p>dbpedia-fr:Entraygues-sur-Truyere</text:p>
          </table:table-cell>
          <table:table-cell table:style-name="Default" office:value-type="string" calcext:value-type="string">
            <text:p>Entraygues-sur-Truyère</text:p>
          </table:table-cell>
          <table:table-cell table:style-name="Default" office:value-type="string" calcext:value-type="string">
            <text:p>http://commons.wikimedia.org/wiki/Special:FilePath/Gothic_bridge_across_the_Truyere_Riv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orte_de_Genève</text:p>
          </table:table-cell>
          <table:table-cell table:style-name="Default" office:value-type="string" calcext:value-type="string">
            <text:p>Porte de Genève</text:p>
          </table:table-cell>
          <table:table-cell table:style-name="Default" office:value-type="string" calcext:value-type="string">
            <text:p>dbpedia-fr:Yvoire</text:p>
          </table:table-cell>
          <table:table-cell table:style-name="Default" office:value-type="string" calcext:value-type="string">
            <text:p>Yvoire</text:p>
          </table:table-cell>
          <table:table-cell table:style-name="Default" office:value-type="string" calcext:value-type="string">
            <text:p>http://commons.wikimedia.org/wiki/Special:FilePath/Porte_de_genèv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resbytère_de_Satillieu</text:p>
          </table:table-cell>
          <table:table-cell table:style-name="Default" office:value-type="string" calcext:value-type="string">
            <text:p>Presbytère de Satillieu</text:p>
          </table:table-cell>
          <table:table-cell table:style-name="Default" office:value-type="string" calcext:value-type="string">
            <text:p>dbpedia-fr:Satillieu</text:p>
          </table:table-cell>
          <table:table-cell table:style-name="Default" office:value-type="string" calcext:value-type="string">
            <text:p>Satillieu</text:p>
          </table:table-cell>
          <table:table-cell table:style-name="Default" office:value-type="string" calcext:value-type="string">
            <text:p>http://commons.wikimedia.org/wiki/Special:FilePath/Satillieu_château_et_clocher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Prison_de_Petit-Canal</text:p>
          </table:table-cell>
          <table:table-cell table:style-name="Default" office:value-type="string" calcext:value-type="string">
            <text:p>Prison de Petit-Canal</text:p>
          </table:table-cell>
          <table:table-cell table:style-name="Default" office:value-type="string" calcext:value-type="string">
            <text:p>dbpedia-fr:Petit-Canal</text:p>
          </table:table-cell>
          <table:table-cell table:style-name="Default" office:value-type="string" calcext:value-type="string">
            <text:p>Petit-Canal</text:p>
          </table:table-cell>
          <table:table-cell table:style-name="Default" office:value-type="string" calcext:value-type="string">
            <text:p>http://commons.wikimedia.org/wiki/Special:FilePath/Ancienne_prison_à_Petit-Canal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Remparts_du_Malzieu-Ville</text:p>
          </table:table-cell>
          <table:table-cell table:style-name="Default" office:value-type="string" calcext:value-type="string">
            <text:p>Remparts du Malzieu-Ville</text:p>
          </table:table-cell>
          <table:table-cell table:style-name="Default" office:value-type="string" calcext:value-type="string">
            <text:p>dbpedia-fr:Le_Malzieu-Ville</text:p>
          </table:table-cell>
          <table:table-cell table:style-name="Default" office:value-type="string" calcext:value-type="string">
            <text:p>Le Malzieu-Ville</text:p>
          </table:table-cell>
          <table:table-cell table:style-name="Default" office:value-type="string" calcext:value-type="string">
            <text:p>http://commons.wikimedia.org/wiki/Special:FilePath/Marie_le_malzieu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alins_de_Bregille</text:p>
          </table:table-cell>
          <table:table-cell table:style-name="Default" office:value-type="string" calcext:value-type="string">
            <text:p>Salins de Bregille</text:p>
          </table:table-cell>
          <table:table-cell table:style-name="Default" office:value-type="string" calcext:value-type="string">
            <text:p>dbpedia-fr:Besanç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Flag_of_France.sv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aumoduc_de_Salins-les-Bains_à_Arc-et-Senans</text:p>
          </table:table-cell>
          <table:table-cell table:style-name="Default" office:value-type="string" calcext:value-type="string">
            <text:p>Saumoduc de Salins-les-Bains à Arc-et-Senans</text:p>
          </table:table-cell>
          <table:table-cell table:style-name="Default" office:value-type="string" calcext:value-type="string">
            <text:p>dbpedia-fr:Salins-les-Bains</text:p>
          </table:table-cell>
          <table:table-cell table:style-name="Default" office:value-type="string" calcext:value-type="string">
            <text:p>Salins-les-Bains</text:p>
          </table:table-cell>
          <table:table-cell table:style-name="Default" office:value-type="string" calcext:value-type="string">
            <text:p>http://commons.wikimedia.org/wiki/Special:FilePath/Saumoduc_Senans.pn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Sculpture_tricéphale_(Lugrin)</text:p>
          </table:table-cell>
          <table:table-cell table:style-name="Default" office:value-type="string" calcext:value-type="string">
            <text:p>Sculpture tricéphale (Lugrin)</text:p>
          </table:table-cell>
          <table:table-cell table:style-name="Default" office:value-type="string" calcext:value-type="string">
            <text:p>dbpedia-fr:Lugrin</text:p>
          </table:table-cell>
          <table:table-cell table:style-name="Default" office:value-type="string" calcext:value-type="string">
            <text:p>Lugrin</text:p>
          </table:table-cell>
          <table:table-cell table:style-name="Default" office:value-type="string" calcext:value-type="string">
            <text:p>http://commons.wikimedia.org/wiki/Special:FilePath/Sculpture_tricéphale_de_Lugrin_(détail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emple_du_feu_d'Ispahan</text:p>
          </table:table-cell>
          <table:table-cell table:style-name="Default" office:value-type="string" calcext:value-type="string">
            <text:p>Temple du feu d'Ispahan</text:p>
          </table:table-cell>
          <table:table-cell table:style-name="Default" office:value-type="string" calcext:value-type="string">
            <text:p>dbpedia-fr:Ispahan</text:p>
          </table:table-cell>
          <table:table-cell table:style-name="Default" office:value-type="string" calcext:value-type="string">
            <text:p>Ispahan</text:p>
          </table:table-cell>
          <table:table-cell table:style-name="Default" office:value-type="string" calcext:value-type="string">
            <text:p>http://commons.wikimedia.org/wiki/Special:FilePath/Zoroastrian_fire_temple_of_Isfahan_in_1969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hermes_de_Salies-de-Béarn</text:p>
          </table:table-cell>
          <table:table-cell table:style-name="Default" office:value-type="string" calcext:value-type="string">
            <text:p>Thermes de Salies-de-Béarn</text:p>
          </table:table-cell>
          <table:table-cell table:style-name="Default" office:value-type="string" calcext:value-type="string">
            <text:p>dbpedia-fr:Salies-de-Bearn</text:p>
          </table:table-cell>
          <table:table-cell table:style-name="Default" office:value-type="string" calcext:value-type="string">
            <text:p>Salies-de-Béarn</text:p>
          </table:table-cell>
          <table:table-cell table:style-name="Default" office:value-type="string" calcext:value-type="string">
            <text:p>http://commons.wikimedia.org/wiki/Special:FilePath/Thermes_de_Salies-de-Béarn_(Pyrénées-Atlantiques,_France)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Bregille</text:p>
          </table:table-cell>
          <table:table-cell table:style-name="Default" office:value-type="string" calcext:value-type="string">
            <text:p>Tour de Bregille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Bregill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Chamars</text:p>
          </table:table-cell>
          <table:table-cell table:style-name="Default" office:value-type="string" calcext:value-type="string">
            <text:p>Tour de Chamars</text:p>
          </table:table-cell>
          <table:table-cell table:style-name="Default" office:value-type="string" calcext:value-type="string">
            <text:p>dbpedia-fr:Besancon</text:p>
          </table:table-cell>
          <table:table-cell table:style-name="Default" office:value-type="string" calcext:value-type="string">
            <text:p>Besançon</text:p>
          </table:table-cell>
          <table:table-cell table:style-name="Default" office:value-type="string" calcext:value-type="string">
            <text:p>http://commons.wikimedia.org/wiki/Special:FilePath/Tour_de_Chamars_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l'Horloge_(Nevers)</text:p>
          </table:table-cell>
          <table:table-cell table:style-name="Default" office:value-type="string" calcext:value-type="string">
            <text:p>Tour de l'Horloge (Nevers)</text:p>
          </table:table-cell>
          <table:table-cell table:style-name="Default" office:value-type="string" calcext:value-type="string">
            <text:p>dbpedia-fr:Nevers</text:p>
          </table:table-cell>
          <table:table-cell table:style-name="Default" office:value-type="string" calcext:value-type="string">
            <text:p>Nevers</text:p>
          </table:table-cell>
          <table:table-cell table:style-name="Default" office:value-type="string" calcext:value-type="string">
            <text:p>http://commons.wikimedia.org/wiki/Special:FilePath/Nevers_beffroi_0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de_Saint-Hospice</text:p>
          </table:table-cell>
          <table:table-cell table:style-name="Default" office:value-type="string" calcext:value-type="string">
            <text:p>Tour de Saint-Hospice</text:p>
          </table:table-cell>
          <table:table-cell table:style-name="Default" office:value-type="string" calcext:value-type="string">
            <text:p>dbpedia-fr:Saint-Jean-Cap-Ferrat</text:p>
          </table:table-cell>
          <table:table-cell table:style-name="Default" office:value-type="string" calcext:value-type="string">
            <text:p>Saint-Jean-Cap-Ferrat</text:p>
          </table:table-cell>
          <table:table-cell table:style-name="Default" office:value-type="string" calcext:value-type="string">
            <text:p>http://commons.wikimedia.org/wiki/Special:FilePath/Saint-Jean-Cap-Ferrat_-_Tour_de_Saint-Hospice_-1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Gloriette</text:p>
          </table:table-cell>
          <table:table-cell table:style-name="Default" office:value-type="string" calcext:value-type="string">
            <text:p>Tour Gloriette</text:p>
          </table:table-cell>
          <table:table-cell table:style-name="Default" office:value-type="string" calcext:value-type="string">
            <text:p>dbpedia-fr:Arbois</text:p>
          </table:table-cell>
          <table:table-cell table:style-name="Default" office:value-type="string" calcext:value-type="string">
            <text:p>Arbois</text:p>
          </table:table-cell>
          <table:table-cell table:style-name="Default" office:value-type="string" calcext:value-type="string">
            <text:p>http://commons.wikimedia.org/wiki/Special:FilePath/Tour_Gloriett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our_Magne</text:p>
          </table:table-cell>
          <table:table-cell table:style-name="Default" office:value-type="string" calcext:value-type="string">
            <text:p>Tour Magne</text:p>
          </table:table-cell>
          <table:table-cell table:style-name="Default" office:value-type="string" calcext:value-type="string">
            <text:p>dbpedia-fr:Nimes</text:p>
          </table:table-cell>
          <table:table-cell table:style-name="Default" office:value-type="string" calcext:value-type="string">
            <text:p>Nîmes</text:p>
          </table:table-cell>
          <table:table-cell table:style-name="Default" office:value-type="string" calcext:value-type="string">
            <text:p>http://commons.wikimedia.org/wiki/Special:FilePath/281_Tour_Magne_NIM_1008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Triumphpforte</text:p>
          </table:table-cell>
          <table:table-cell table:style-name="Default" office:value-type="string" calcext:value-type="string">
            <text:p>Triumphpforte</text:p>
          </table:table-cell>
          <table:table-cell table:style-name="Default" office:value-type="string" calcext:value-type="string">
            <text:p>dbpedia-fr:Innsbruck</text:p>
          </table:table-cell>
          <table:table-cell table:style-name="Default" office:value-type="string" calcext:value-type="string">
            <text:p>Innsbruck</text:p>
          </table:table-cell>
          <table:table-cell table:style-name="Default" office:value-type="string" calcext:value-type="string">
            <text:p>http://commons.wikimedia.org/wiki/Special:FilePath/Innsbruck_-_Triumphpforte6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Usine_à_chaux_de_Saint-Pierre</text:p>
          </table:table-cell>
          <table:table-cell table:style-name="Default" office:value-type="string" calcext:value-type="string">
            <text:p>Usine à chaux de Saint-Pierre</text:p>
          </table:table-cell>
          <table:table-cell table:style-name="Default" office:value-type="string" calcext:value-type="string">
            <text:p>dbpedia-fr:Angrie</text:p>
          </table:table-cell>
          <table:table-cell table:style-name="Default" office:value-type="string" calcext:value-type="string">
            <text:p>Angrie</text:p>
          </table:table-cell>
          <table:table-cell table:style-name="Default" office:value-type="string" calcext:value-type="string">
            <text:p>http://commons.wikimedia.org/wiki/Special:FilePath/Angrie_-_Usine_à_chaux_de_Saint-Pierr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eux_couvent</text:p>
          </table:table-cell>
          <table:table-cell table:style-name="Default" office:value-type="string" calcext:value-type="string">
            <text:p>Vieux couvent</text:p>
          </table:table-cell>
          <table:table-cell table:style-name="Default" office:value-type="string" calcext:value-type="string">
            <text:p>dbpedia-fr:Caraquet</text:p>
          </table:table-cell>
          <table:table-cell table:style-name="Default" office:value-type="string" calcext:value-type="string">
            <text:p>Caraquet</text:p>
          </table:table-cell>
          <table:table-cell table:style-name="Default" office:value-type="string" calcext:value-type="string">
            <text:p>http://commons.wikimedia.org/wiki/Special:FilePath/Contest-Couvent_des_soeurs_de_la_Congrégation_de_Notre-Dame-1-Balaji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Kramář</text:p>
          </table:table-cell>
          <table:table-cell table:style-name="Default" office:value-type="string" calcext:value-type="string">
            <text:p>Villa Kramář</text:p>
          </table:table-cell>
          <table:table-cell table:style-name="Default" office:value-type="string" calcext:value-type="string">
            <text:p>dbpedia-fr:Prague</text:p>
          </table:table-cell>
          <table:table-cell table:style-name="Default" office:value-type="string" calcext:value-type="string">
            <text:p>Prague</text:p>
          </table:table-cell>
          <table:table-cell table:style-name="Default" office:value-type="string" calcext:value-type="string">
            <text:p>http://commons.wikimedia.org/wiki/Special:FilePath/Kramarova_vila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Le_Castel</text:p>
          </table:table-cell>
          <table:table-cell table:style-name="Default" office:value-type="string" calcext:value-type="string">
            <text:p>Villa Le Castel</text:p>
          </table:table-cell>
          <table:table-cell table:style-name="Default" office:value-type="string" calcext:value-type="string">
            <text:p>dbpedia-fr:Le_Touquet-Paris-Plage</text:p>
          </table:table-cell>
          <table:table-cell table:style-name="Default" office:value-type="string" calcext:value-type="string">
            <text:p>Le Touquet-Paris-Plage</text:p>
          </table:table-cell>
          <table:table-cell table:style-name="Default" office:value-type="string" calcext:value-type="string">
            <text:p>http://commons.wikimedia.org/wiki/Special:FilePath/Villa_Le_Castel_1904_-_Le_Touquet-Paris-Plag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Méditerranée</text:p>
          </table:table-cell>
          <table:table-cell table:style-name="Default" office:value-type="string" calcext:value-type="string">
            <text:p>Villa Méditerranée</text:p>
          </table:table-cell>
          <table:table-cell table:style-name="Default" office:value-type="string" calcext:value-type="string">
            <text:p>dbpedia-fr:Marseille</text:p>
          </table:table-cell>
          <table:table-cell table:style-name="Default" office:value-type="string" calcext:value-type="string">
            <text:p>Marseille</text:p>
          </table:table-cell>
          <table:table-cell table:style-name="Default" office:value-type="string" calcext:value-type="string">
            <text:p>http://commons.wikimedia.org/wiki/Special:FilePath/La_Villa_Méditerranée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Rotonda</text:p>
          </table:table-cell>
          <table:table-cell table:style-name="Default" office:value-type="string" calcext:value-type="string">
            <text:p>Villa Rotonda</text:p>
          </table:table-cell>
          <table:table-cell table:style-name="Default" office:value-type="string" calcext:value-type="string">
            <text:p>dbpedia-fr:Vicence</text:p>
          </table:table-cell>
          <table:table-cell table:style-name="Default" office:value-type="string" calcext:value-type="string">
            <text:p>Vicence</text:p>
          </table:table-cell>
          <table:table-cell table:style-name="Default" office:value-type="string" calcext:value-type="string">
            <text:p>http://commons.wikimedia.org/wiki/Special:FilePath/Villa_Rotonda_front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Villa_Strassburger</text:p>
          </table:table-cell>
          <table:table-cell table:style-name="Default" office:value-type="string" calcext:value-type="string">
            <text:p>Villa Strassburger</text:p>
          </table:table-cell>
          <table:table-cell table:style-name="Default" office:value-type="string" calcext:value-type="string">
            <text:p>dbpedia-fr:Deauville</text:p>
          </table:table-cell>
          <table:table-cell table:style-name="Default" office:value-type="string" calcext:value-type="string">
            <text:p>Deauville</text:p>
          </table:table-cell>
          <table:table-cell table:style-name="Default" office:value-type="string" calcext:value-type="string">
            <text:p>http://commons.wikimedia.org/wiki/Special:FilePath/Deauville_2008_PD_04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table:style-name="Default" office:value-type="string" calcext:value-type="string">
            <text:p>http://fr.dbpedia.org/resource/Waag_(Amsterdam)</text:p>
          </table:table-cell>
          <table:table-cell table:style-name="Default" office:value-type="string" calcext:value-type="string">
            <text:p>Waag (Amsterdam)</text:p>
          </table:table-cell>
          <table:table-cell table:style-name="Default" office:value-type="string" calcext:value-type="string">
            <text:p>dbpedia-fr:Amsterdam</text:p>
          </table:table-cell>
          <table:table-cell table:style-name="Default" office:value-type="string" calcext:value-type="string">
            <text:p>Amsterdam</text:p>
          </table:table-cell>
          <table:table-cell table:style-name="Default" office:value-type="string" calcext:value-type="string">
            <text:p>http://commons.wikimedia.org/wiki/Special:FilePath/Amsterdam_-_Waag.jpg?width=300</text:p>
          </table:table-cell>
          <table:table-cell/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onume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Maison_Bonaparte" xlink:type="simple">http://fr.dbpedia.org/resource/Musée_de_la_Maison_Bonaparte</text:a></text:p>
          </table:table-cell>
          <table:table-cell office:value-type="string" calcext:value-type="string">
            <text:p>"Musée de la Maison Bonaparte"</text:p>
          </table:table-cell>
          <table:table-cell office:value-type="string" calcext:value-type="string">
            <text:p>dbpedia-fr:Ajaccio</text:p>
          </table:table-cell>
          <table:table-cell office:value-type="string" calcext:value-type="string">
            <text:p>"Ajaccio"</text:p>
          </table:table-cell>
          <table:table-cell office:value-type="string" calcext:value-type="string">
            <text:p><text:a xlink:href="http://commons.wikimedia.org/wiki/Special:FilePath/Ajaccio_MN1JPG.jpg?width=300" xlink:type="simple">http://commons.wikimedia.org/wiki/Special:FilePath/Ajaccio_MN1JPG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San_Diego" xlink:type="simple">http://fr.dbpedia.org/resource/Musée_d'art_contemporain_de_San_Diego</text:a></text:p>
          </table:table-cell>
          <table:table-cell office:value-type="string" calcext:value-type="string">
            <text:p>"Musée d'art contemporain de San Diego"</text:p>
          </table:table-cell>
          <table:table-cell office:value-type="string" calcext:value-type="string">
            <text:p>dbpedia-fr:San_Diego</text:p>
          </table:table-cell>
          <table:table-cell office:value-type="string" calcext:value-type="string">
            <text:p>"San Diego"</text:p>
          </table:table-cell>
          <table:table-cell office:value-type="string" calcext:value-type="string">
            <text:p><text:a xlink:href="http://commons.wikimedia.org/wiki/Special:FilePath/La_Jolla_Museum_of_Contemporary_Art.jpg?width=300" xlink:type="simple">http://commons.wikimedia.org/wiki/Special:FilePath/La_Jolla_Museum_of_Contemporary_Ar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Rockefeller" xlink:type="simple">http://fr.dbpedia.org/resource/Musée_Rockefeller</text:a></text:p>
          </table:table-cell>
          <table:table-cell office:value-type="string" calcext:value-type="string">
            <text:p>"Musée Rockefeller"</text:p>
          </table:table-cell>
          <table:table-cell office:value-type="string" calcext:value-type="string">
            <text:p>dbpedia-fr:Jerusalem</text:p>
          </table:table-cell>
          <table:table-cell office:value-type="string" calcext:value-type="string">
            <text:p>"Jérusalem"</text:p>
          </table:table-cell>
          <table:table-cell office:value-type="string" calcext:value-type="string">
            <text:p><text:a xlink:href="http://commons.wikimedia.org/wiki/Special:FilePath/Rokfeler_court.jpg?width=300" xlink:type="simple">http://commons.wikimedia.org/wiki/Special:FilePath/Rokfeler_cour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Fondation_suisse_pour_la_photographie" xlink:type="simple">http://fr.dbpedia.org/resource/Fondation_suisse_pour_la_photographie</text:a></text:p>
          </table:table-cell>
          <table:table-cell office:value-type="string" calcext:value-type="string">
            <text:p>"Fondation suisse pour la photographie"</text:p>
          </table:table-cell>
          <table:table-cell office:value-type="string" calcext:value-type="string">
            <text:p>dbpedia-fr:Winterthour</text:p>
          </table:table-cell>
          <table:table-cell office:value-type="string" calcext:value-type="string">
            <text:p>"Winterthour"</text:p>
          </table:table-cell>
          <table:table-cell office:value-type="string" calcext:value-type="string">
            <text:p><text:a xlink:href="http://commons.wikimedia.org/wiki/Special:FilePath/Fotostiftung_Schweiz,_Grüzenstrasse_45_2011-09-08_15-07-24.jpg?width=300" xlink:type="simple">http://commons.wikimedia.org/wiki/Special:FilePath/Fotostiftung_Schweiz,_Grüzenstrasse_45_2011-09-08_15-07-2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Thyssen-Bornemisza" xlink:type="simple">http://fr.dbpedia.org/resource/Musée_Thyssen-Bornemisza</text:a></text:p>
          </table:table-cell>
          <table:table-cell office:value-type="string" calcext:value-type="string">
            <text:p>"Musée Thyssen-Bornemisza"</text:p>
          </table:table-cell>
          <table:table-cell office:value-type="string" calcext:value-type="string">
            <text:p>dbpedia-fr:Madrid</text:p>
          </table:table-cell>
          <table:table-cell office:value-type="string" calcext:value-type="string">
            <text:p>"Madrid"</text:p>
          </table:table-cell>
          <table:table-cell office:value-type="string" calcext:value-type="string">
            <text:p><text:a xlink:href="http://commons.wikimedia.org/wiki/Special:FilePath/Museo_Thyssen-Bornemisza_(Madrid)_07.jpg?width=300" xlink:type="simple">http://commons.wikimedia.org/wiki/Special:FilePath/Museo_Thyssen-Bornemisza_(Madrid)_07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lonial_de_Bogota" xlink:type="simple">http://fr.dbpedia.org/resource/Musée_d'art_colonial_de_Bogota</text:a></text:p>
          </table:table-cell>
          <table:table-cell office:value-type="string" calcext:value-type="string">
            <text:p>"Musée d'art colonial de Bogota"</text:p>
          </table:table-cell>
          <table:table-cell office:value-type="string" calcext:value-type="string">
            <text:p>dbpedia-fr:Bogota</text:p>
          </table:table-cell>
          <table:table-cell office:value-type="string" calcext:value-type="string">
            <text:p>"Bogota"</text:p>
          </table:table-cell>
          <table:table-cell office:value-type="string" calcext:value-type="string">
            <text:p><text:a xlink:href="http://commons.wikimedia.org/wiki/Special:FilePath/Museo_AColonialB.jpg?width=300" xlink:type="simple">http://commons.wikimedia.org/wiki/Special:FilePath/Museo_AColonialB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s_anciens_remèdes" xlink:type="simple">http://fr.dbpedia.org/resource/Maison_des_anciens_remèdes</text:a></text:p>
          </table:table-cell>
          <table:table-cell office:value-type="string" calcext:value-type="string">
            <text:p>"Maison des anciens remèdes"</text:p>
          </table:table-cell>
          <table:table-cell office:value-type="string" calcext:value-type="string">
            <text:p>dbpedia-fr:Jovençan</text:p>
          </table:table-cell>
          <table:table-cell office:value-type="string" calcext:value-type="string">
            <text:p>"Jovençan"</text:p>
          </table:table-cell>
          <table:table-cell office:value-type="string" calcext:value-type="string">
            <text:p><text:a xlink:href="http://commons.wikimedia.org/wiki/Special:FilePath/Maison_des_anciens_remèdes_2.JPG?width=300" xlink:type="simple">http://commons.wikimedia.org/wiki/Special:FilePath/Maison_des_anciens_remèdes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Tahiti_et_des_Îles" xlink:type="simple">http://fr.dbpedia.org/resource/Musée_de_Tahiti_et_des_Îles</text:a></text:p>
          </table:table-cell>
          <table:table-cell office:value-type="string" calcext:value-type="string">
            <text:p>"Musée de Tahiti et des Îles"</text:p>
          </table:table-cell>
          <table:table-cell office:value-type="string" calcext:value-type="string">
            <text:p>dbpedia-fr:Punaauia</text:p>
          </table:table-cell>
          <table:table-cell office:value-type="string" calcext:value-type="string">
            <text:p>"Punaauia"</text:p>
          </table:table-cell>
          <table:table-cell office:value-type="string" calcext:value-type="string">
            <text:p><text:a xlink:href="http://commons.wikimedia.org/wiki/Special:FilePath/Musée_de_Tahiti_et_des_Îles.JPG?width=300" xlink:type="simple">http://commons.wikimedia.org/wiki/Special:FilePath/Musée_de_Tahiti_et_des_Îl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étropolitain_de_Manille" xlink:type="simple">http://fr.dbpedia.org/resource/Musée_métropolitain_de_Manille</text:a></text:p>
          </table:table-cell>
          <table:table-cell office:value-type="string" calcext:value-type="string">
            <text:p>"Musée métropolitain de Manille"</text:p>
          </table:table-cell>
          <table:table-cell office:value-type="string" calcext:value-type="string">
            <text:p>dbpedia-fr:Manille</text:p>
          </table:table-cell>
          <table:table-cell office:value-type="string" calcext:value-type="string">
            <text:p>"Manille"</text:p>
          </table:table-cell>
          <table:table-cell office:value-type="string" calcext:value-type="string">
            <text:p><text:a xlink:href="http://commons.wikimedia.org/wiki/Special:FilePath/WTMP_Team_RMD_A7.JPG?width=300" xlink:type="simple">http://commons.wikimedia.org/wiki/Special:FilePath/WTMP_Team_RMD_A7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national_de_Vulci" xlink:type="simple">http://fr.dbpedia.org/resource/Musée_archéologique_national_de_Vulci</text:a></text:p>
          </table:table-cell>
          <table:table-cell office:value-type="string" calcext:value-type="string">
            <text:p>"Musée archéologique national de Vulci"</text:p>
          </table:table-cell>
          <table:table-cell office:value-type="string" calcext:value-type="string">
            <text:p>dbpedia-fr:Vulci</text:p>
          </table:table-cell>
          <table:table-cell office:value-type="string" calcext:value-type="string">
            <text:p>"Vulci"</text:p>
          </table:table-cell>
          <table:table-cell office:value-type="string" calcext:value-type="string">
            <text:p><text:a xlink:href="http://commons.wikimedia.org/wiki/Special:FilePath/Vulci_Museum.JPG?width=300" xlink:type="simple">http://commons.wikimedia.org/wiki/Special:FilePath/Vulci_Mu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Jorn" xlink:type="simple">http://fr.dbpedia.org/resource/Musée_Jorn</text:a></text:p>
          </table:table-cell>
          <table:table-cell office:value-type="string" calcext:value-type="string">
            <text:p>"Musée Jorn"</text:p>
          </table:table-cell>
          <table:table-cell office:value-type="string" calcext:value-type="string">
            <text:p>dbpedia-fr:Silkeborg</text:p>
          </table:table-cell>
          <table:table-cell office:value-type="string" calcext:value-type="string">
            <text:p>"Silkeborg"</text:p>
          </table:table-cell>
          <table:table-cell office:value-type="string" calcext:value-type="string">
            <text:p><text:a xlink:href="http://commons.wikimedia.org/wiki/Special:FilePath/Silkeborg_Kunstmuseum_indg.jpg?width=300" xlink:type="simple">http://commons.wikimedia.org/wiki/Special:FilePath/Silkeborg_Kunstmuseum_indg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préfectoral_d'histoire_d'Ibaraki" xlink:type="simple">http://fr.dbpedia.org/resource/Musée_préfectoral_d'histoire_d'Ibaraki</text:a></text:p>
          </table:table-cell>
          <table:table-cell office:value-type="string" calcext:value-type="string">
            <text:p>"Musée préfectoral d'histoire d'Ibaraki"</text:p>
          </table:table-cell>
          <table:table-cell office:value-type="string" calcext:value-type="string">
            <text:p>dbpedia-fr:Mito</text:p>
          </table:table-cell>
          <table:table-cell office:value-type="string" calcext:value-type="string">
            <text:p>"Mito"</text:p>
          </table:table-cell>
          <table:table-cell office:value-type="string" calcext:value-type="string">
            <text:p><text:a xlink:href="http://commons.wikimedia.org/wiki/Special:FilePath/Main-building-of-ibaraki-prefectural-museum-of-history.jpeg?width=300" xlink:type="simple">http://commons.wikimedia.org/wiki/Special:FilePath/Main-building-of-ibaraki-prefectural-museum-of-history.jpe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iami_Science_Museum" xlink:type="simple">http://fr.dbpedia.org/resource/Miami_Science_Museum</text:a></text:p>
          </table:table-cell>
          <table:table-cell office:value-type="string" calcext:value-type="string">
            <text:p>"Miami Science Museum"</text:p>
          </table:table-cell>
          <table:table-cell office:value-type="string" calcext:value-type="string">
            <text:p>dbpedia-fr:Miami</text:p>
          </table:table-cell>
          <table:table-cell office:value-type="string" calcext:value-type="string">
            <text:p>"Miami"</text:p>
          </table:table-cell>
          <table:table-cell office:value-type="string" calcext:value-type="string">
            <text:p><text:a xlink:href="http://commons.wikimedia.org/wiki/Special:FilePath/Lufengosaurus_magnus2.jpg?width=300" xlink:type="simple">http://commons.wikimedia.org/wiki/Special:FilePath/Lufengosaurus_magnus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Cracovie" xlink:type="simple">http://fr.dbpedia.org/resource/Musée_d'art_contemporain_de_Cracovie</text:a></text:p>
          </table:table-cell>
          <table:table-cell office:value-type="string" calcext:value-type="string">
            <text:p>"Musée d'art contemporain de Cracovie"</text:p>
          </table:table-cell>
          <table:table-cell office:value-type="string" calcext:value-type="string">
            <text:p>dbpedia-fr:Cracovie</text:p>
          </table:table-cell>
          <table:table-cell office:value-type="string" calcext:value-type="string">
            <text:p>"Cracovie"</text:p>
          </table:table-cell>
          <table:table-cell office:value-type="string" calcext:value-type="string">
            <text:p><text:a xlink:href="http://commons.wikimedia.org/wiki/Special:FilePath/2727_MOCAK_2011.jpg?width=300" xlink:type="simple">http://commons.wikimedia.org/wiki/Special:FilePath/2727_MOCAK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Général-Leclerc-de-Hauteclocque-et-de-la-Libération-de-Paris_–_musée_Jean-Moulin" xlink:type="simple">http://fr.dbpedia.org/resource/Musée_du_Général-Leclerc-de-Hauteclocque-et-de-la-Libération-de-Paris_–_musée_Jean-Moulin</text:a></text:p>
          </table:table-cell>
          <table:table-cell office:value-type="string" calcext:value-type="string">
            <text:p>"Musée du Général-Leclerc-de-Hauteclocque-et-de-la-Libération-de-Paris – musée Jean-Moul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http://commons.wikimedia.org/wiki/Special:FilePath/L'entrée_du_musée_Jean_Moulin,_Paris.jpg?width=300" xlink:type="simple">http://commons.wikimedia.org/wiki/Special:FilePath/L'entrée_du_musée_Jean_Moulin,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Contrefaçon" xlink:type="simple">http://fr.dbpedia.org/resource/Musée_de_la_Contrefaçon</text:a></text:p>
          </table:table-cell>
          <table:table-cell office:value-type="string" calcext:value-type="string">
            <text:p>"Musée de la Contrefaç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Contrefaçon.jpg?width=300" xlink:type="simple">http://commons.wikimedia.org/wiki/Special:FilePath/Paris_musée_Contrefaç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vie_romantique" xlink:type="simple">http://fr.dbpedia.org/resource/Musée_de_la_vie_romantique</text:a></text:p>
          </table:table-cell>
          <table:table-cell office:value-type="string" calcext:value-type="string">
            <text:p>"Musée de la vie romantiqu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Vie_romantique.jpg?width=300" xlink:type="simple">http://commons.wikimedia.org/wiki/Special:FilePath/Musee_Vie_romantiqu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Galerie_Lefebvre_et_Fils" xlink:type="simple">http://fr.dbpedia.org/resource/Galerie_Lefebvre_et_Fils</text:a></text:p>
          </table:table-cell>
          <table:table-cell office:value-type="string" calcext:value-type="string">
            <text:p>"Galerie Lefebvre et Fil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ntree_Galerie_Lefebvre_&amp;_Fils.jpg?width=300" xlink:type="simple">http://commons.wikimedia.org/wiki/Special:FilePath/Entree_Galerie_Lefebvre_&amp;_Fil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es_arts_asiatiques_-_Guimet" xlink:type="simple">http://fr.dbpedia.org/resource/Musée_national_des_arts_asiatiques_-_Guimet</text:a></text:p>
          </table:table-cell>
          <table:table-cell office:value-type="string" calcext:value-type="string">
            <text:p>"Musée national des arts asiatiques - Guim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Guimet_P1190515.jpg?width=300" xlink:type="simple">http://commons.wikimedia.org/wiki/Special:FilePath/Musee_Guimet_P119051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Légion_d'honneur" xlink:type="simple">http://fr.dbpedia.org/resource/Musée_de_la_Légion_d'honneur</text:a></text:p>
          </table:table-cell>
          <table:table-cell office:value-type="string" calcext:value-type="string">
            <text:p>"Musée de la Légion d'honneur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_legion_honneur.jpg?width=300" xlink:type="simple">http://commons.wikimedia.org/wiki/Special:FilePath/Musee_legion_honneur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acombes_de_Paris" xlink:type="simple">http://fr.dbpedia.org/resource/Catacombes_de_Paris</text:a></text:p>
          </table:table-cell>
          <table:table-cell office:value-type="string" calcext:value-type="string">
            <text:p>"Catacombe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acombs_Entrance.jpg?width=300" xlink:type="simple">http://commons.wikimedia.org/wiki/Special:FilePath/Paris_Catacombs_Entra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um_national_d'histoire_naturelle" xlink:type="simple">http://fr.dbpedia.org/resource/Muséum_national_d'histoire_naturelle</text:a></text:p>
          </table:table-cell>
          <table:table-cell office:value-type="string" calcext:value-type="string">
            <text:p>"Muséum national d'histoire natur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NHNplanNB.jpg?width=300" xlink:type="simple">http://commons.wikimedia.org/wiki/Special:FilePath/MNHNplanNB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découverte" xlink:type="simple">http://fr.dbpedia.org/resource/Palais_de_la_découverte</text:a>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Arts_forains" xlink:type="simple">http://fr.dbpedia.org/resource/Musée_des_Arts_forains</text:a></text:p>
          </table:table-cell>
          <table:table-cell office:value-type="string" calcext:value-type="string">
            <text:p>"Musée des Arts forain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des_Arts_forains_Paris_12e_001.jpg?width=300" xlink:type="simple">http://commons.wikimedia.org/wiki/Special:FilePath/Musée_des_Arts_forains_Paris_12e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'érotisme_(Paris)" xlink:type="simple">http://fr.dbpedia.org/resource/Musée_de_l'érotisme_(Paris)</text:a></text:p>
          </table:table-cell>
          <table:table-cell office:value-type="string" calcext:value-type="string">
            <text:p>"Musée de l'érotism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ee-de-l'erotisme.jpg?width=300" xlink:type="simple">http://commons.wikimedia.org/wiki/Special:FilePath/Musee-de-l'erotism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quarium_de_Paris_-_Cinéaqua" xlink:type="simple">http://fr.dbpedia.org/resource/Aquarium_de_Paris_-_Cinéaqua</text:a></text:p>
          </table:table-cell>
          <table:table-cell office:value-type="string" calcext:value-type="string">
            <text:p>"Aquarium de Paris - Cinéaqua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unnel_aquarium_trocadero.jpg?width=300" xlink:type="simple">http://commons.wikimedia.org/wiki/Special:FilePath/Tunnel_aquarium_trocadero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_l'Histoire_de_France" xlink:type="simple">http://fr.dbpedia.org/resource/Maison_de_l'Histoire_de_France</text:a></text:p>
          </table:table-cell>
          <table:table-cell office:value-type="string" calcext:value-type="string">
            <text:p>"Maison de l'Histoir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Jardin_du_quadrilatère_des_Archives_nationales,_Paris_17_juin_2011.jpg?width=300" xlink:type="simple">http://commons.wikimedia.org/wiki/Special:FilePath/Jardin_du_quadrilatère_des_Archives_nationales,_Paris_17_juin_201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de_Victor_Hugo" xlink:type="simple">http://fr.dbpedia.org/resource/Maison_de_Victor_Hugo</text:a></text:p>
          </table:table-cell>
          <table:table-cell office:value-type="string" calcext:value-type="string">
            <text:p>"Maison de Victor Hugo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Place_des_Vosges,_Maison_de_Victor_Hugo.jpg?width=300" xlink:type="simple">http://commons.wikimedia.org/wiki/Special:FilePath/PARIS_Place_des_Vosges,_Maison_de_Victor_Hu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Zadkine" xlink:type="simple">http://fr.dbpedia.org/resource/Musée_Zadkine</text:a></text:p>
          </table:table-cell>
          <table:table-cell office:value-type="string" calcext:value-type="string">
            <text:p>"Musée Zadki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Zadkine.jpg?width=300" xlink:type="simple">http://commons.wikimedia.org/wiki/Special:FilePath/Musée_Zadkin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'Armée_(Paris)" xlink:type="simple">http://fr.dbpedia.org/resource/Musée_de_l'Armée_(Paris)</text:a></text:p>
          </table:table-cell>
          <table:table-cell office:value-type="string" calcext:value-type="string">
            <text:p>"Musée de l'Armée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our_intérieure_des_Invalides1.jpg?width=300" xlink:type="simple">http://commons.wikimedia.org/wiki/Special:FilePath/Cour_intérieure_des_Invalides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’histoire_de_l’immigration" xlink:type="simple">http://fr.dbpedia.org/resource/Musée_de_l’histoire_de_l’immigration</text:a></text:p>
          </table:table-cell>
          <table:table-cell office:value-type="string" calcext:value-type="string">
            <text:p>"Musée de l’histoire de l’immigr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ité-Immigration-Façade.JPG?width=300" xlink:type="simple">http://commons.wikimedia.org/wiki/Special:FilePath/Cité-Immigration-Façad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armottan_Monet" xlink:type="simple">http://fr.dbpedia.org/resource/Musée_Marmottan_Monet</text:a></text:p>
          </table:table-cell>
          <table:table-cell office:value-type="string" calcext:value-type="string">
            <text:p>"Musée Marmottan Mo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Musée_Marmottan_Monet,_Paris,_March_2013.JPG?width=300" xlink:type="simple">http://commons.wikimedia.org/wiki/Special:FilePath/Musée_Marmottan_Monet,_Paris,_March_201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Louvre" xlink:type="simple">http://fr.dbpedia.org/resource/Musée_du_Louvre</text:a></text:p>
          </table:table-cell>
          <table:table-cell office:value-type="string" calcext:value-type="string">
            <text:p>"Musée du Louv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ouvre_Museum_Wikimedia_Commons.jpg?width=300" xlink:type="simple">http://commons.wikimedia.org/wiki/Special:FilePath/Louvre_Museum_Wikimedia_Common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Gustave-Moreau" xlink:type="simple">http://fr.dbpedia.org/resource/Musée_Gustave-Moreau</text:a></text:p>
          </table:table-cell>
          <table:table-cell office:value-type="string" calcext:value-type="string">
            <text:p>"Musée Gustave-Moreau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musée_Gustave-Moreau,_19_mai_2013.jpg?width=300" xlink:type="simple">http://commons.wikimedia.org/wiki/Special:FilePath/Paris_musée_Gustave-Moreau,_19_mai_2013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ppartement_du_docteur_Gagnon" xlink:type="simple">http://fr.dbpedia.org/resource/Appartement_du_docteur_Gagnon</text:a></text:p>
          </table:table-cell>
          <table:table-cell office:value-type="string" calcext:value-type="string">
            <text:p>"Appartement du docteur Gagnon"</text:p>
          </table:table-cell>
          <table:table-cell office:value-type="string" calcext:value-type="string">
            <text:p>dbpedia-fr:Grenoble</text:p>
          </table:table-cell>
          <table:table-cell office:value-type="string" calcext:value-type="string">
            <text:p>"Grenoble"</text:p>
          </table:table-cell>
          <table:table-cell office:value-type="string" calcext:value-type="string">
            <text:p><text:a xlink:href="http://commons.wikimedia.org/wiki/Special:FilePath/Treille_de_Stendhal.jpg?width=300" xlink:type="simple">http://commons.wikimedia.org/wiki/Special:FilePath/Treille_de_Stendhal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national_de_Urbisaglia" xlink:type="simple">http://fr.dbpedia.org/resource/Musée_archéologique_national_de_Urbisaglia</text:a></text:p>
          </table:table-cell>
          <table:table-cell office:value-type="string" calcext:value-type="string">
            <text:p>"Musée archéologique national de Urbisaglia"</text:p>
          </table:table-cell>
          <table:table-cell office:value-type="string" calcext:value-type="string">
            <text:p>dbpedia-fr:Urbisaglia</text:p>
          </table:table-cell>
          <table:table-cell office:value-type="string" calcext:value-type="string">
            <text:p>"Urbisaglia"</text:p>
          </table:table-cell>
          <table:table-cell office:value-type="string" calcext:value-type="string">
            <text:p><text:a xlink:href="http://commons.wikimedia.org/wiki/Special:FilePath/Urbisaglia_Museo_archeologico_01.jpg?width=300" xlink:type="simple">http://commons.wikimedia.org/wiki/Special:FilePath/Urbisaglia_Museo_archeologico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lais_de_la_découverte" xlink:type="simple">http://fr.dbpedia.org/resource/Palais_de_la_découverte</text:a></text:p>
          </table:table-cell>
          <table:table-cell office:value-type="string" calcext:value-type="string">
            <text:p>"Palais de la découver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lais_de_la_decouverte_Paris_001.jpg?width=300" xlink:type="simple">http://commons.wikimedia.org/wiki/Special:FilePath/Palais_de_la_decouverte_Paris_00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contemporain_de_Rome" xlink:type="simple">http://fr.dbpedia.org/resource/Musée_d'art_contemporain_de_Rome</text:a></text:p>
          </table:table-cell>
          <table:table-cell office:value-type="string" calcext:value-type="string">
            <text:p>"Musée d'art contemporain de Rome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Macro_Rome2.jpg?width=300" xlink:type="simple">http://commons.wikimedia.org/wiki/Special:FilePath/Macro_Rom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et_d'histoire_de_Genève" xlink:type="simple">http://fr.dbpedia.org/resource/Musée_d'art_et_d'histoire_de_Genève</text:a></text:p>
          </table:table-cell>
          <table:table-cell office:value-type="string" calcext:value-type="string">
            <text:p>"Musée d'art et d'histoire de Genève"</text:p>
          </table:table-cell>
          <table:table-cell office:value-type="string" calcext:value-type="string">
            <text:p>dbpedia-fr:Geneve</text:p>
          </table:table-cell>
          <table:table-cell office:value-type="string" calcext:value-type="string">
            <text:p>"Genève"</text:p>
          </table:table-cell>
          <table:table-cell office:value-type="string" calcext:value-type="string">
            <text:p><text:a xlink:href="http://commons.wikimedia.org/wiki/Special:FilePath/GeMuseumofarts.JPG?width=300" xlink:type="simple">http://commons.wikimedia.org/wiki/Special:FilePath/GeMuseumofart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Reiss-Engelhorn-Museen" xlink:type="simple">http://fr.dbpedia.org/resource/Reiss-Engelhorn-Museen</text:a></text:p>
          </table:table-cell>
          <table:table-cell office:value-type="string" calcext:value-type="string">
            <text:p>"Reiss-Engelhorn-Museen"</text:p>
          </table:table-cell>
          <table:table-cell office:value-type="string" calcext:value-type="string">
            <text:p>dbpedia-fr:Mannheim</text:p>
          </table:table-cell>
          <table:table-cell office:value-type="string" calcext:value-type="string">
            <text:p>"Mannheim"</text:p>
          </table:table-cell>
          <table:table-cell office:value-type="string" calcext:value-type="string">
            <text:p><text:a xlink:href="http://commons.wikimedia.org/wiki/Special:FilePath/Reiss-Museum_Mannheim_Portal.jpg?width=300" xlink:type="simple">http://commons.wikimedia.org/wiki/Special:FilePath/Reiss-Museum_Mannheim_Portal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u_Soudan" xlink:type="simple">http://fr.dbpedia.org/resource/Musée_national_du_Soudan</text:a></text:p>
          </table:table-cell>
          <table:table-cell office:value-type="string" calcext:value-type="string">
            <text:p>"Musée national du Soudan"</text:p>
          </table:table-cell>
          <table:table-cell office:value-type="string" calcext:value-type="string">
            <text:p>dbpedia-fr:Khartoum</text:p>
          </table:table-cell>
          <table:table-cell office:value-type="string" calcext:value-type="string">
            <text:p>"Khartoum"</text:p>
          </table:table-cell>
          <table:table-cell office:value-type="string" calcext:value-type="string">
            <text:p><text:a xlink:href="http://commons.wikimedia.org/wiki/Special:FilePath/Statue,_claimed_to_depict_Natakamani_found_in_Tabo_on_the_isle_of_Argo.jpg?width=300" xlink:type="simple">http://commons.wikimedia.org/wiki/Special:FilePath/Statue,_claimed_to_depict_Natakamani_found_in_Tabo_on_the_isle_of_Arg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chilleion" xlink:type="simple">http://fr.dbpedia.org/resource/Achilleion</text:a></text:p>
          </table:table-cell>
          <table:table-cell office:value-type="string" calcext:value-type="string">
            <text:p>"Achilleion"</text:p>
          </table:table-cell>
          <table:table-cell office:value-type="string" calcext:value-type="string">
            <text:p>dbpedia-fr:Corfou</text:p>
          </table:table-cell>
          <table:table-cell office:value-type="string" calcext:value-type="string">
            <text:p>"Corfou"</text:p>
          </table:table-cell>
          <table:table-cell office:value-type="string" calcext:value-type="string">
            <text:p><text:a xlink:href="http://commons.wikimedia.org/wiki/Special:FilePath/Closeup_of_Achilles_thniskon_in_Corfu_Achilleion.JPG?width=300" xlink:type="simple">http://commons.wikimedia.org/wiki/Special:FilePath/Closeup_of_Achilles_thniskon_in_Corfu_Achilleio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lark_Art_Institute" xlink:type="simple">http://fr.dbpedia.org/resource/Clark_Art_Institute</text:a></text:p>
          </table:table-cell>
          <table:table-cell office:value-type="string" calcext:value-type="string">
            <text:p>"Clark Art Institute"</text:p>
          </table:table-cell>
          <table:table-cell office:value-type="string" calcext:value-type="string">
            <text:p>dbpedia-fr:Williamstown</text:p>
          </table:table-cell>
          <table:table-cell office:value-type="string" calcext:value-type="string">
            <text:p>"Williamstown (Massachusetts)"</text:p>
          </table:table-cell>
          <table:table-cell office:value-type="string" calcext:value-type="string">
            <text:p><text:a xlink:href="http://commons.wikimedia.org/wiki/Special:FilePath/Clark_Art_Institute,_Williamstown,_MA_-_main_entrance.JPG?width=300" xlink:type="simple">http://commons.wikimedia.org/wiki/Special:FilePath/Clark_Art_Institute,_Williamstown,_MA_-_main_entranc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Horne" xlink:type="simple">http://fr.dbpedia.org/resource/Musée_Horne</text:a></text:p>
          </table:table-cell>
          <table:table-cell office:value-type="string" calcext:value-type="string">
            <text:p>"Musée Horne"</text:p>
          </table:table-cell>
          <table:table-cell office:value-type="string" calcext:value-type="string">
            <text:p>dbpedia-fr:Florence</text:p>
          </table:table-cell>
          <table:table-cell office:value-type="string" calcext:value-type="string">
            <text:p>"Florence"</text:p>
          </table:table-cell>
          <table:table-cell office:value-type="string" calcext:value-type="string">
            <text:p><text:a xlink:href="http://commons.wikimedia.org/wiki/Special:FilePath/Stefanus.jpg?width=300" xlink:type="simple">http://commons.wikimedia.org/wiki/Special:FilePath/Stefanu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rhum_de_Sainte-Marie" xlink:type="simple">http://fr.dbpedia.org/resource/Musée_du_rhum_de_Sainte-Marie</text:a></text:p>
          </table:table-cell>
          <table:table-cell office:value-type="string" calcext:value-type="string">
            <text:p>"Musée du rhum de Sainte-Marie"</text:p>
          </table:table-cell>
          <table:table-cell office:value-type="string" calcext:value-type="string">
            <text:p>dbpedia-fr:Sainte-Marie_Martinique</text:p>
          </table:table-cell>
          <table:table-cell office:value-type="string" calcext:value-type="string">
            <text:p>"Sainte-Marie (Martinique)"</text:p>
          </table:table-cell>
          <table:table-cell office:value-type="string" calcext:value-type="string">
            <text:p><text:a xlink:href="http://commons.wikimedia.org/wiki/Special:FilePath/Martinique-sainte-marie-rhumerie-saint-james.jpg?width=300" xlink:type="simple">http://commons.wikimedia.org/wiki/Special:FilePath/Martinique-sainte-marie-rhumerie-saint-jam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beaux-arts_de_Nîmes" xlink:type="simple">http://fr.dbpedia.org/resource/Musée_des_beaux-arts_de_Nîmes</text:a></text:p>
          </table:table-cell>
          <table:table-cell office:value-type="string" calcext:value-type="string">
            <text:p>"Musée des beaux-arts de Nîmes"</text:p>
          </table:table-cell>
          <table:table-cell office:value-type="string" calcext:value-type="string">
            <text:p>dbpedia-fr:Nimes</text:p>
          </table:table-cell>
          <table:table-cell office:value-type="string" calcext:value-type="string">
            <text:p>"Nîmes"</text:p>
          </table:table-cell>
          <table:table-cell office:value-type="string" calcext:value-type="string">
            <text:p><text:a xlink:href="http://commons.wikimedia.org/wiki/Special:FilePath/Musée_Beaux_Arts.JPG?width=300" xlink:type="simple">http://commons.wikimedia.org/wiki/Special:FilePath/Musée_Beaux_Art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Hong_Kong_Museum_of_Coastal_Defence" xlink:type="simple">http://fr.dbpedia.org/resource/Hong_Kong_Museum_of_Coastal_Defence</text:a></text:p>
          </table:table-cell>
          <table:table-cell office:value-type="string" calcext:value-type="string">
            <text:p>"Hong Kong Museum of Coastal Defence"</text:p>
          </table:table-cell>
          <table:table-cell office:value-type="string" calcext:value-type="string">
            <text:p>dbpedia-fr:Hong_Kong</text:p>
          </table:table-cell>
          <table:table-cell office:value-type="string" calcext:value-type="string">
            <text:p>"Hong Kong"</text:p>
          </table:table-cell>
          <table:table-cell office:value-type="string" calcext:value-type="string">
            <text:p><text:a xlink:href="http://commons.wikimedia.org/wiki/Special:FilePath/HK_Museum_of_Coastal_Defence.jpg?width=300" xlink:type="simple">http://commons.wikimedia.org/wiki/Special:FilePath/HK_Museum_of_Coastal_Defenc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polonais_de_Rapperswil" xlink:type="simple">http://fr.dbpedia.org/resource/Musée_polonais_de_Rapperswil</text:a></text:p>
          </table:table-cell>
          <table:table-cell office:value-type="string" calcext:value-type="string">
            <text:p>"Musée polonais de Rapperswil"</text:p>
          </table:table-cell>
          <table:table-cell office:value-type="string" calcext:value-type="string">
            <text:p>dbpedia-fr:Rapperswil</text:p>
          </table:table-cell>
          <table:table-cell office:value-type="string" calcext:value-type="string">
            <text:p>"Rapperswil (Saint-Gall)"</text:p>
          </table:table-cell>
          <table:table-cell office:value-type="string" calcext:value-type="string">
            <text:p><text:a xlink:href="http://commons.wikimedia.org/wiki/Special:FilePath/Rapperswil_-_Schloss_-_Polenmuseum_-_Innenansicht_2012-09-23_15-56-09_(P7000)_ShiftN.jpg?width=300" xlink:type="simple">http://commons.wikimedia.org/wiki/Special:FilePath/Rapperswil_-_Schloss_-_Polenmuseum_-_Innenansicht_2012-09-23_15-56-09_(P7000)_ShiftN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Elyseum" xlink:type="simple">http://fr.dbpedia.org/resource/Elyseum</text:a></text:p>
          </table:table-cell>
          <table:table-cell office:value-type="string" calcext:value-type="string">
            <text:p>"Elyseum"</text:p>
          </table:table-cell>
          <table:table-cell office:value-type="string" calcext:value-type="string">
            <text:p>dbpedia-fr:Goteborg</text:p>
          </table:table-cell>
          <table:table-cell office:value-type="string" calcext:value-type="string">
            <text:p>"Göteborg"</text:p>
          </table:table-cell>
          <table:table-cell office:value-type="string" calcext:value-type="string">
            <text:p><text:a xlink:href="http://commons.wikimedia.org/wiki/Special:FilePath/Elyseum.jpg?width=300" xlink:type="simple">http://commons.wikimedia.org/wiki/Special:FilePath/Elyseum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Imperial_War_Museum" xlink:type="simple">http://fr.dbpedia.org/resource/Imperial_War_Museum</text:a></text:p>
          </table:table-cell>
          <table:table-cell office:value-type="string" calcext:value-type="string">
            <text:p>"Imperial War Museum"</text:p>
          </table:table-cell>
          <table:table-cell office:value-type="string" calcext:value-type="string">
            <text:p>dbpedia-fr:Imperial_War_Museum_Duxford</text:p>
          </table:table-cell>
          <table:table-cell office:value-type="string" calcext:value-type="string">
            <text:p>"Imperial War Museum Duxford"</text:p>
          </table:table-cell>
          <table:table-cell office:value-type="string" calcext:value-type="string">
            <text:p><text:a xlink:href="http://commons.wikimedia.org/wiki/Special:FilePath/Imperial_War_Museum_Front.JPG?width=300" xlink:type="simple">http://commons.wikimedia.org/wiki/Special:FilePath/Imperial_War_Museum_Front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'art_du_comté_de_Los_Angeles" xlink:type="simple">http://fr.dbpedia.org/resource/Musée_d'art_du_comté_de_Los_Angeles</text:a></text:p>
          </table:table-cell>
          <table:table-cell office:value-type="string" calcext:value-type="string">
            <text:p>"Musée d'art du comté de Los Angeles"</text:p>
          </table:table-cell>
          <table:table-cell office:value-type="string" calcext:value-type="string">
            <text:p>dbpedia-fr:Los_Angeles</text:p>
          </table:table-cell>
          <table:table-cell office:value-type="string" calcext:value-type="string">
            <text:p>"Los Angeles"</text:p>
          </table:table-cell>
          <table:table-cell office:value-type="string" calcext:value-type="string">
            <text:p><text:a xlink:href="http://commons.wikimedia.org/wiki/Special:FilePath/Highsmithmaycompanywilshire.jpg?width=300" xlink:type="simple">http://commons.wikimedia.org/wiki/Special:FilePath/Highsmithmaycompanywilshi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ritish_Museum" xlink:type="simple">http://fr.dbpedia.org/resource/British_Museum</text:a></text:p>
          </table:table-cell>
          <table:table-cell office:value-type="string" calcext:value-type="string">
            <text:p>"British Museum"</text:p>
          </table:table-cell>
          <table:table-cell office:value-type="string" calcext:value-type="string">
            <text:p>dbpedia-fr:Londres</text:p>
          </table:table-cell>
          <table:table-cell office:value-type="string" calcext:value-type="string">
            <text:p>"Londres"</text:p>
          </table:table-cell>
          <table:table-cell office:value-type="string" calcext:value-type="string">
            <text:p><text:a xlink:href="http://commons.wikimedia.org/wiki/Special:FilePath/British_Museum_from_NE_2.JPG?width=300" xlink:type="simple">http://commons.wikimedia.org/wiki/Special:FilePath/British_Museum_from_NE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_la_Mer_de_Cannes" xlink:type="simple">http://fr.dbpedia.org/resource/Musée_de_la_Mer_de_Cannes</text:a></text:p>
          </table:table-cell>
          <table:table-cell office:value-type="string" calcext:value-type="string">
            <text:p>"Musée de la Mer de Cannes"</text:p>
          </table:table-cell>
          <table:table-cell office:value-type="string" calcext:value-type="string">
            <text:p>dbpedia-fr:Cannes</text:p>
          </table:table-cell>
          <table:table-cell office:value-type="string" calcext:value-type="string">
            <text:p>"Cannes"</text:p>
          </table:table-cell>
          <table:table-cell office:value-type="string" calcext:value-type="string">
            <text:p><text:a xlink:href="http://commons.wikimedia.org/wiki/Special:FilePath/Fort_Royal_de_l'île_Sainte-Marguerite,_Cannes.JPG?width=300" xlink:type="simple">http://commons.wikimedia.org/wiki/Special:FilePath/Fort_Royal_de_l'île_Sainte-Marguerite,_Cann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Chiado" xlink:type="simple">http://fr.dbpedia.org/resource/Musée_du_Chiado</text:a></text:p>
          </table:table-cell>
          <table:table-cell office:value-type="string" calcext:value-type="string">
            <text:p>"Musée du Chiado"</text:p>
          </table:table-cell>
          <table:table-cell office:value-type="string" calcext:value-type="string">
            <text:p>dbpedia-fr:Lisbonne</text:p>
          </table:table-cell>
          <table:table-cell office:value-type="string" calcext:value-type="string">
            <text:p>"Lisbonne"</text:p>
          </table:table-cell>
          <table:table-cell office:value-type="string" calcext:value-type="string">
            <text:p><text:a xlink:href="http://commons.wikimedia.org/wiki/Special:FilePath/Lisbonne_Musée_du_Chiado.jpg?width=300" xlink:type="simple">http://commons.wikimedia.org/wiki/Special:FilePath/Lisbonne_Musée_du_Chiad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archéologique_d'Éphèse" xlink:type="simple">http://fr.dbpedia.org/resource/Musée_archéologique_d'Éphèse</text:a></text:p>
          </table:table-cell>
          <table:table-cell office:value-type="string" calcext:value-type="string">
            <text:p>"Musée archéologique d'Éphèse"</text:p>
          </table:table-cell>
          <table:table-cell office:value-type="string" calcext:value-type="string">
            <text:p>dbpedia-fr:Selçuk</text:p>
          </table:table-cell>
          <table:table-cell office:value-type="string" calcext:value-type="string">
            <text:p>"Selçuk (İzmir)"</text:p>
          </table:table-cell>
          <table:table-cell office:value-type="string" calcext:value-type="string">
            <text:p><text:a xlink:href="http://commons.wikimedia.org/wiki/Special:FilePath/Artemis_of_Ephesus.jpg?width=300" xlink:type="simple">http://commons.wikimedia.org/wiki/Special:FilePath/Artemis_of_Ephesu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Ernest-Cognacq" xlink:type="simple">http://fr.dbpedia.org/resource/Musée_Ernest-Cognacq</text:a></text:p>
          </table:table-cell>
          <table:table-cell office:value-type="string" calcext:value-type="string">
            <text:p>"Musée Ernest-Cognacq"</text:p>
          </table:table-cell>
          <table:table-cell office:value-type="string" calcext:value-type="string">
            <text:p>dbpedia-fr:Saint-Martin-de-Re</text:p>
          </table:table-cell>
          <table:table-cell office:value-type="string" calcext:value-type="string">
            <text:p>"Saint-Martin-de-Ré"</text:p>
          </table:table-cell>
          <table:table-cell office:value-type="string" calcext:value-type="string">
            <text:p><text:a xlink:href="http://commons.wikimedia.org/wiki/Special:FilePath/Clerjotte_ile_de_Re_2.jpg?width=300" xlink:type="simple">http://commons.wikimedia.org/wiki/Special:FilePath/Clerjotte_ile_de_Re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u_théâtre_romain_de_Carthagène" xlink:type="simple">http://fr.dbpedia.org/resource/Musée_du_théâtre_romain_de_Carthagène</text:a></text:p>
          </table:table-cell>
          <table:table-cell office:value-type="string" calcext:value-type="string">
            <text:p>"Musée du théâtre romain de Carthagène"</text:p>
          </table:table-cell>
          <table:table-cell office:value-type="string" calcext:value-type="string">
            <text:p>dbpedia-fr:Carthagene</text:p>
          </table:table-cell>
          <table:table-cell office:value-type="string" calcext:value-type="string">
            <text:p>"Carthagène (Espagne)"</text:p>
          </table:table-cell>
          <table:table-cell office:value-type="string" calcext:value-type="string">
            <text:p><text:a xlink:href="http://commons.wikimedia.org/wiki/Special:FilePath/Museo_Teatro_Romano_Cartagena_fachada.jpg?width=300" xlink:type="simple">http://commons.wikimedia.org/wiki/Special:FilePath/Museo_Teatro_Romano_Cartagena_fachad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fossiles_de_Tourtour" xlink:type="simple">http://fr.dbpedia.org/resource/Musée_des_fossiles_de_Tourtour</text:a></text:p>
          </table:table-cell>
          <table:table-cell office:value-type="string" calcext:value-type="string">
            <text:p>"Musée des fossiles de Tourtour"</text:p>
          </table:table-cell>
          <table:table-cell office:value-type="string" calcext:value-type="string">
            <text:p>dbpedia-fr:Tourtour</text:p>
          </table:table-cell>
          <table:table-cell office:value-type="string" calcext:value-type="string">
            <text:p>"Tourtour"</text:p>
          </table:table-cell>
          <table:table-cell office:value-type="string" calcext:value-type="string">
            <text:p><text:a xlink:href="http://commons.wikimedia.org/wiki/Special:FilePath/Zaneboni-1.jpg?width=300" xlink:type="simple">http://commons.wikimedia.org/wiki/Special:FilePath/Zaneboni-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national_d'histoire_(Bulgarie)" xlink:type="simple">http://fr.dbpedia.org/resource/Musée_national_d'histoire_(Bulgarie)</text:a></text:p>
          </table:table-cell>
          <table:table-cell office:value-type="string" calcext:value-type="string">
            <text:p>"Musée national d'histoire (Bulgarie)"</text:p>
          </table:table-cell>
          <table:table-cell office:value-type="string" calcext:value-type="string">
            <text:p>dbpedia-fr:Sofia</text:p>
          </table:table-cell>
          <table:table-cell office:value-type="string" calcext:value-type="string">
            <text:p>"Sofia"</text:p>
          </table:table-cell>
          <table:table-cell office:value-type="string" calcext:value-type="string">
            <text:p><text:a xlink:href="http://commons.wikimedia.org/wiki/Special:FilePath/NIM-sofia-imagesfrombulgaria.JPG?width=300" xlink:type="simple">http://commons.wikimedia.org/wiki/Special:FilePath/NIM-sofia-imagesfrombulgar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rypte_archéologique_du_parvis_Notre-Dame" xlink:type="simple">http://fr.dbpedia.org/resource/Crypte_archéologique_du_parvis_Notre-Dame</text:a></text:p>
          </table:table-cell>
          <table:table-cell office:value-type="string" calcext:value-type="string">
            <text:p>"Crypte archéologique du parvis Notre-Dam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Notre_Dame_archaeological_crypt_exterior.JPG?width=300" xlink:type="simple">http://commons.wikimedia.org/wiki/Special:FilePath/Notre_Dame_archaeological_crypt_exterio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Mathurin-Méheut" xlink:type="simple">http://fr.dbpedia.org/resource/Musée_Mathurin-Méheut</text:a></text:p>
          </table:table-cell>
          <table:table-cell office:value-type="string" calcext:value-type="string">
            <text:p>"Musée Mathurin-Méheut"</text:p>
          </table:table-cell>
          <table:table-cell office:value-type="string" calcext:value-type="string">
            <text:p>dbpedia-fr:Lamballe</text:p>
          </table:table-cell>
          <table:table-cell office:value-type="string" calcext:value-type="string">
            <text:p>"Lamballe"</text:p>
          </table:table-cell>
          <table:table-cell office:value-type="string" calcext:value-type="string">
            <text:p><text:a xlink:href="http://commons.wikimedia.org/wiki/Special:FilePath/Lamballe_-_Maison_du_Bourreau_-_002.jpg?width=300" xlink:type="simple">http://commons.wikimedia.org/wiki/Special:FilePath/Lamballe_-_Maison_du_Bourreau_-_00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rnum's_American_Museum" xlink:type="simple">http://fr.dbpedia.org/resource/Barnum's_American_Museum</text:a></text:p>
          </table:table-cell>
          <table:table-cell office:value-type="string" calcext:value-type="string">
            <text:p>"Barnum's American Museum"</text:p>
          </table:table-cell>
          <table:table-cell office:value-type="string" calcext:value-type="string">
            <text:p>dbpedia-fr:New_York</text:p>
          </table:table-cell>
          <table:table-cell office:value-type="string" calcext:value-type="string">
            <text:p>"New York"</text:p>
          </table:table-cell>
          <table:table-cell office:value-type="string" calcext:value-type="string">
            <text:p><text:a xlink:href="http://commons.wikimedia.org/wiki/Special:FilePath/BAM-photo.jpg?width=300" xlink:type="simple">http://commons.wikimedia.org/wiki/Special:FilePath/BAM-photo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ulin_et_musée_rural_du_Steenmeulen_de_Terdeghem" xlink:type="simple">http://fr.dbpedia.org/resource/Moulin_et_musée_rural_du_Steenmeulen_de_Terdeghem</text:a></text:p>
          </table:table-cell>
          <table:table-cell office:value-type="string" calcext:value-type="string">
            <text:p>"Moulin et musée rural du Steenmeulen de Terdeghem"</text:p>
          </table:table-cell>
          <table:table-cell office:value-type="string" calcext:value-type="string">
            <text:p>dbpedia-fr:Terdeghem</text:p>
          </table:table-cell>
          <table:table-cell office:value-type="string" calcext:value-type="string">
            <text:p>"Terdeghem"</text:p>
          </table:table-cell>
          <table:table-cell office:value-type="string" calcext:value-type="string">
            <text:p><text:a xlink:href="http://commons.wikimedia.org/wiki/Special:FilePath/Steenmeulen_(Terdeghem).jpg?width=300" xlink:type="simple">http://commons.wikimedia.org/wiki/Special:FilePath/Steenmeulen_(Terdeghem)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um_d'histoire_naturelle_de_Bourges" xlink:type="simple">http://fr.dbpedia.org/resource/Muséum_d'histoire_naturelle_de_Bourges</text:a></text:p>
          </table:table-cell>
          <table:table-cell office:value-type="string" calcext:value-type="string">
            <text:p>"Muséum d'histoire naturelle de Bourges"</text:p>
          </table:table-cell>
          <table:table-cell office:value-type="string" calcext:value-type="string">
            <text:p>dbpedia-fr:Bourges</text:p>
          </table:table-cell>
          <table:table-cell office:value-type="string" calcext:value-type="string">
            <text:p>"Bourges"</text:p>
          </table:table-cell>
          <table:table-cell office:value-type="string" calcext:value-type="string">
            <text:p><text:a xlink:href="http://commons.wikimedia.org/wiki/Special:FilePath/Animaux_empaillés.JPG?width=300" xlink:type="simple">http://commons.wikimedia.org/wiki/Special:FilePath/Animaux_empaillé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romain_de_Vallon" xlink:type="simple">http://fr.dbpedia.org/resource/Musée_romain_de_Vallon</text:a></text:p>
          </table:table-cell>
          <table:table-cell office:value-type="string" calcext:value-type="string">
            <text:p>"Musée romain de Vallon"</text:p>
          </table:table-cell>
          <table:table-cell office:value-type="string" calcext:value-type="string">
            <text:p>dbpedia-fr:Vallon</text:p>
          </table:table-cell>
          <table:table-cell office:value-type="string" calcext:value-type="string">
            <text:p>"Vallon"</text:p>
          </table:table-cell>
          <table:table-cell office:value-type="string" calcext:value-type="string">
            <text:p><text:a xlink:href="http://commons.wikimedia.org/wiki/Special:FilePath/Vallon_eglise_musee_romain.jpg?width=300" xlink:type="simple">http://commons.wikimedia.org/wiki/Special:FilePath/Vallon_eglise_musee_romain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usée_des_sciences_Príncipe_Felipe" xlink:type="simple">http://fr.dbpedia.org/resource/Musée_des_sciences_Príncipe_Felipe</text:a></text:p>
          </table:table-cell>
          <table:table-cell office:value-type="string" calcext:value-type="string">
            <text:p>"Musée des sciences Príncipe Felipe"</text:p>
          </table:table-cell>
          <table:table-cell office:value-type="string" calcext:value-type="string">
            <text:p>dbpedia-fr:Valence</text:p>
          </table:table-cell>
          <table:table-cell office:value-type="string" calcext:value-type="string">
            <text:p>"Valence (Espagne)"</text:p>
          </table:table-cell>
          <table:table-cell office:value-type="string" calcext:value-type="string">
            <text:p><text:a xlink:href="http://commons.wikimedia.org/wiki/Special:FilePath/Sciences_museum_of_valencia.jpg?width=300" xlink:type="simple">http://commons.wikimedia.org/wiki/Special:FilePath/Sciences_museum_of_valencia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musé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éminaire_des_Carmes" xlink:type="simple">http://fr.dbpedia.org/resource/Séminaire_des_Carmes</text:a></text:p>
          </table:table-cell>
          <table:table-cell office:value-type="string" calcext:value-type="string">
            <text:p>"Séminaire des Carm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stitut_Catholique_de_Paris.jpg?width=300" xlink:type="simple">http://commons.wikimedia.org/wiki/Special:FilePath/Institut_Catholique_de_Pari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ynagogue_Rashi_(Paris)" xlink:type="simple">http://fr.dbpedia.org/resource/Synagogue_Rashi_(Paris)</text:a></text:p>
          </table:table-cell>
          <table:table-cell office:value-type="string" calcext:value-type="string">
            <text:p>"Synagogue Rashi (Paris)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ynagogue_Rachi_32.JPG?width=300" xlink:type="simple">http://commons.wikimedia.org/wiki/Special:FilePath/Paris_Synagogue_Rachi_3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de_l'Annonciation" xlink:type="simple">http://fr.dbpedia.org/resource/Église_réformée_de_l'Annonciation</text:a></text:p>
          </table:table-cell>
          <table:table-cell office:value-type="string" calcext:value-type="string">
            <text:p>"Église réformée de l'Annonciatio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40909_Paris_XVI_rue_Cortambert_n°19_temple_de_Passy-Annonciation_rwk.JPG?width=300" xlink:type="simple">http://commons.wikimedia.org/wiki/Special:FilePath/P1040909_Paris_XVI_rue_Cortambert_n°19_temple_de_Passy-Annonciation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'Arche-d'Alliance" xlink:type="simple">http://fr.dbpedia.org/resource/Église_Notre-Dame-de-l'Arche-d'Alliance</text:a></text:p>
          </table:table-cell>
          <table:table-cell office:value-type="string" calcext:value-type="string">
            <text:p>"Église Notre-Dame-de-l'Arche-d'Alli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fr.wikipedia.org/wiki/Special:FilePath/Église_Notre-Dame-de-l'Arche-d'Alliance.JPG?width=300" xlink:type="simple">http://fr.wikipedia.org/wiki/Special:FilePath/Église_Notre-Dame-de-l'Arche-d'Allianc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Vincent-de-Paul_de_Paris" xlink:type="simple">http://fr.dbpedia.org/resource/Église_Saint-Vincent-de-Paul_de_Paris</text:a></text:p>
          </table:table-cell>
          <table:table-cell office:value-type="string" calcext:value-type="string">
            <text:p>"Église Saint-Vincent-de-Pau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Vincent-de-Paul-Paris.jpg?width=300" xlink:type="simple">http://commons.wikimedia.org/wiki/Special:FilePath/Saint-Vincent-de-Paul-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rmain_de_Charonne" xlink:type="simple">http://fr.dbpedia.org/resource/Église_Saint-Germain_de_Charonne</text:a></text:p>
          </table:table-cell>
          <table:table-cell office:value-type="string" calcext:value-type="string">
            <text:p>"Église Saint-Germain de Charonn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t_Germain_de_Charonne_Paris01.jpg?width=300" xlink:type="simple">http://commons.wikimedia.org/wiki/Special:FilePath/Église_St_Germain_de_Charonne_Paris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de_Port-Royal" xlink:type="simple">http://fr.dbpedia.org/resource/Église_réformée_de_Port-Royal</text:a></text:p>
          </table:table-cell>
          <table:table-cell office:value-type="string" calcext:value-type="string">
            <text:p>"Église réformée de Port-Roya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réformée_Port-Royal.JPG?width=300" xlink:type="simple">http://commons.wikimedia.org/wiki/Special:FilePath/Église_réformée_Port-Roya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orges_de_la_Villette" xlink:type="simple">http://fr.dbpedia.org/resource/Église_Saint-Georges_de_la_Villette</text:a></text:p>
          </table:table-cell>
          <table:table-cell office:value-type="string" calcext:value-type="string">
            <text:p>"Église Saint-Georges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aint-Georges_de_la_Villette.jpg?width=300" xlink:type="simple">http://commons.wikimedia.org/wiki/Special:FilePath/Saint-Georges_de_la_Villett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e-Jeanne-d'Arc_du_Touquet-Paris-Plage" xlink:type="simple">http://fr.dbpedia.org/resource/Église_Sainte-Jeanne-d'Arc_du_Touquet-Paris-Plage</text:a></text:p>
          </table:table-cell>
          <table:table-cell office:value-type="string" calcext:value-type="string">
            <text:p>"Église Sainte-Jeanne-d'Arc du Touquet-Paris-Plage"</text:p>
          </table:table-cell>
          <table:table-cell office:value-type="string" calcext:value-type="string">
            <text:p>dbpedia-fr:Le_Touquet-Paris-Plage</text:p>
          </table:table-cell>
          <table:table-cell office:value-type="string" calcext:value-type="string">
            <text:p>"Le Touquet-Paris-Plage"</text:p>
          </table:table-cell>
          <table:table-cell office:value-type="string" calcext:value-type="string">
            <text:p><text:a xlink:href="http://commons.wikimedia.org/wiki/Special:FilePath/Le_Touquet_-_L'église.jpg?width=300" xlink:type="simple">http://commons.wikimedia.org/wiki/Special:FilePath/Le_Touquet_-_L'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loître_et_église_des_Billettes" xlink:type="simple">http://fr.dbpedia.org/resource/Cloître_et_église_des_Billettes</text:a></text:p>
          </table:table-cell>
          <table:table-cell office:value-type="string" calcext:value-type="string">
            <text:p>"Cloître et église des Billett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Rue_des_Archives-Eglise_des_Billettes.JPG?width=300" xlink:type="simple">http://commons.wikimedia.org/wiki/Special:FilePath/Rue_des_Archives-Eglise_des_Billette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édard_de_Paris" xlink:type="simple">http://fr.dbpedia.org/resource/Église_Saint-Médard_de_Paris</text:a></text:p>
          </table:table-cell>
          <table:table-cell office:value-type="string" calcext:value-type="string">
            <text:p>"Église Saint-Médard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urch_St_Medard_Paris_by_night_under_the_snow.jpg?width=300" xlink:type="simple">http://commons.wikimedia.org/wiki/Special:FilePath/Church_St_Medard_Paris_by_night_under_the_snow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Compassion_de_Paris" xlink:type="simple">http://fr.dbpedia.org/resource/Église_Notre-Dame-de-Compassion_de_Paris</text:a></text:p>
          </table:table-cell>
          <table:table-cell office:value-type="string" calcext:value-type="string">
            <text:p>"Église Notre-Dame-de-Compass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-_église_de_la_compassion_(1).JPG?width=300" xlink:type="simple">http://commons.wikimedia.org/wiki/Special:FilePath/Paris_-_église_de_la_compassion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éverin" xlink:type="simple">http://fr.dbpedia.org/resource/Église_Saint-Séverin</text:a></text:p>
          </table:table-cell>
          <table:table-cell office:value-type="string" calcext:value-type="string">
            <text:p>"Église Saint-Séveri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éverin_Ouest.JPG?width=300" xlink:type="simple">http://commons.wikimedia.org/wiki/Special:FilePath/Eglise_Saint-Séverin_Ouest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ndré-des-Arts" xlink:type="simple">http://fr.dbpedia.org/resource/Église_Saint-André-des-Arts</text:a></text:p>
          </table:table-cell>
          <table:table-cell office:value-type="string" calcext:value-type="string">
            <text:p>"Église Saint-André-des-Art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de_Saint-André_des_Arts,_lors_de_sa_démolition_en_1815.jpg?width=300" xlink:type="simple">http://commons.wikimedia.org/wiki/Special:FilePath/Intérieur_de_Saint-André_des_Arts,_lors_de_sa_démolition_en_1815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Bon-Conseil_de_Paris" xlink:type="simple">http://fr.dbpedia.org/resource/Église_Notre-Dame-du-Bon-Conseil_de_Paris</text:a></text:p>
          </table:table-cell>
          <table:table-cell office:value-type="string" calcext:value-type="string">
            <text:p>"Église Notre-Dame-du-Bon-Conse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Bon-Conseil_(Paris)_6.jpg?width=300" xlink:type="simple">http://commons.wikimedia.org/wiki/Special:FilePath/Église_Notre-Dame-du-Bon-Conseil_(Paris)_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évangélique_Saint-Marcel" xlink:type="simple">http://fr.dbpedia.org/resource/Église_évangélique_Saint-Marcel</text:a></text:p>
          </table:table-cell>
          <table:table-cell office:value-type="string" calcext:value-type="string">
            <text:p>"Église évangélique Saint-Marcel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évangélique_de_Saint-Marcel.JPG?width=300" xlink:type="simple">http://commons.wikimedia.org/wiki/Special:FilePath/Église_évangélique_de_Saint-Marcel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ichel_de_Paris" xlink:type="simple">http://fr.dbpedia.org/resource/Église_Saint-Michel_de_Paris</text:a></text:p>
          </table:table-cell>
          <table:table-cell office:value-type="string" calcext:value-type="string">
            <text:p>"Église Saint-Miche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MicheldesBatignollesClocherEntier1.JPG?width=300" xlink:type="simple">http://commons.wikimedia.org/wiki/Special:FilePath/EgliseSaintMicheldesBatignollesClocherEntier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Ferdinand-des-Ternes" xlink:type="simple">http://fr.dbpedia.org/resource/Église_Saint-Ferdinand-des-Ternes</text:a></text:p>
          </table:table-cell>
          <table:table-cell office:value-type="string" calcext:value-type="string">
            <text:p>"Église Saint-Ferdinand-des-Tern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Tristan_berbnard_st_ferdinanand.jpg?width=300" xlink:type="simple">http://commons.wikimedia.org/wiki/Special:FilePath/Tristan_berbnard_st_ferdinanand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Roch_de_Paris" xlink:type="simple">http://fr.dbpedia.org/resource/Église_Saint-Roch_de_Paris</text:a></text:p>
          </table:table-cell>
          <table:table-cell office:value-type="string" calcext:value-type="string">
            <text:p>"Église Saint-Roch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190023_Paris_Ier_église_Saint-Roch_rwk.jpg?width=300" xlink:type="simple">http://commons.wikimedia.org/wiki/Special:FilePath/P1190023_Paris_Ier_église_Saint-Roch_rwk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réformée_Saint-Jean" xlink:type="simple">http://fr.dbpedia.org/resource/Église_réformée_Saint-Jean</text:a></text:p>
          </table:table-cell>
          <table:table-cell office:value-type="string" calcext:value-type="string">
            <text:p>"Église réformée Saint-Jean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Saint-JeanParis2012.JPG?width=300" xlink:type="simple">http://commons.wikimedia.org/wiki/Special:FilePath/EgliseSaint-JeanParis201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Notre-Dame-de-Consolation_de_Paris" xlink:type="simple">http://fr.dbpedia.org/resource/Chapelle_Notre-Dame-de-Consolation_de_Paris</text:a></text:p>
          </table:table-cell>
          <table:table-cell office:value-type="string" calcext:value-type="string">
            <text:p>"Chapelle Notre-Dame-de-Consolation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pelle_Notre-Dame-de-Consolation_Paris.jpg?width=300" xlink:type="simple">http://commons.wikimedia.org/wiki/Special:FilePath/Chapelle_Notre-Dame-de-Consolation_Par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s-Otages" xlink:type="simple">http://fr.dbpedia.org/resource/Église_Notre-Dame-des-Otages</text:a></text:p>
          </table:table-cell>
          <table:table-cell office:value-type="string" calcext:value-type="string">
            <text:p>"Église Notre-Dame-des-Otage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es-Otages_(Paris)_2.jpg?width=300" xlink:type="simple">http://commons.wikimedia.org/wiki/Special:FilePath/Église_Notre-Dame-des-Otages_(Paris)_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Basilique_Sainte-Jeanne-d'Arc_de_Paris" xlink:type="simple">http://fr.dbpedia.org/resource/Basilique_Sainte-Jeanne-d'Arc_de_Paris</text:a></text:p>
          </table:table-cell>
          <table:table-cell office:value-type="string" calcext:value-type="string">
            <text:p>"Basilique Sainte-Jeanne-d'Arc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st_denys_la_chapelle.jpg?width=300" xlink:type="simple">http://commons.wikimedia.org/wiki/Special:FilePath/Paris_st_denys_la_chapell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Jacques-Saint-Christophe_de_la_Villette" xlink:type="simple">http://fr.dbpedia.org/resource/Église_Saint-Jacques-Saint-Christophe_de_la_Villette</text:a></text:p>
          </table:table-cell>
          <table:table-cell office:value-type="string" calcext:value-type="string">
            <text:p>"Église Saint-Jacques-Saint-Christophe de la Villett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Jacques-et-Saint-Christophe_de_la_Villette,_façade_01.jpg?width=300" xlink:type="simple">http://commons.wikimedia.org/wiki/Special:FilePath/Église_Saint-Jacques-et-Saint-Christophe_de_la_Villette,_façade_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ava_de_Paris" xlink:type="simple">http://fr.dbpedia.org/resource/Église_Saint-Sava_de_Paris</text:a></text:p>
          </table:table-cell>
          <table:table-cell office:value-type="string" calcext:value-type="string">
            <text:p>"Église Saint-Sava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_Saint-Sava_-1.JPG?width=300" xlink:type="simple">http://commons.wikimedia.org/wiki/Special:FilePath/Eglise_Saint-Sava_-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s-Champs" xlink:type="simple">http://fr.dbpedia.org/resource/Église_Notre-Dame-des-Champs</text:a></text:p>
          </table:table-cell>
          <table:table-cell office:value-type="string" calcext:value-type="string">
            <text:p>"Église Notre-Dame-des-Champ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eglise_nd_des_champs.jpg?width=300" xlink:type="simple">http://commons.wikimedia.org/wiki/Special:FilePath/Paris_eglise_nd_des_champ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aroisse_Notre-Dame-Joie-des-Affligés-et-Sainte-Geneviève" xlink:type="simple">http://fr.dbpedia.org/resource/Paroisse_Notre-Dame-Joie-des-Affligés-et-Sainte-Geneviève</text:a></text:p>
          </table:table-cell>
          <table:table-cell office:value-type="string" calcext:value-type="string">
            <text:p>"Paroisse Notre-Dame-Joie-des-Affligés-et-Sainte-Genevièv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hasse_Ste_Genevieve.jpg?width=300" xlink:type="simple">http://commons.wikimedia.org/wiki/Special:FilePath/Chasse_Ste_Geneviev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s_Trois-Saints-Docteurs_de_Paris" xlink:type="simple">http://fr.dbpedia.org/resource/Cathédrale_des_Trois-Saints-Docteurs_de_Paris</text:a></text:p>
          </table:table-cell>
          <table:table-cell office:value-type="string" calcext:value-type="string">
            <text:p>"Cathédrale des Trois-Saints-Docteurs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Трёхсвятительское_подворье_в_Париже.jpg?width=300" xlink:type="simple">http://commons.wikimedia.org/wiki/Special:FilePath/Трёхсвятительское_подворье_в_Париже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Union_libérale_israélite_de_France" xlink:type="simple">http://fr.dbpedia.org/resource/Union_libérale_israélite_de_France</text:a></text:p>
          </table:table-cell>
          <table:table-cell office:value-type="string" calcext:value-type="string">
            <text:p>"Union libérale israélite de Franc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Union_libérale_israélite_de_France,_24_rue_Copernic,_Paris_16.jpg?width=300" xlink:type="simple">http://commons.wikimedia.org/wiki/Special:FilePath/Union_libérale_israélite_de_France,_24_rue_Copernic,_Paris_16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Nicolas-du-Chardonnet" xlink:type="simple">http://fr.dbpedia.org/resource/Église_Saint-Nicolas-du-Chardonnet</text:a></text:p>
          </table:table-cell>
          <table:table-cell office:value-type="string" calcext:value-type="string">
            <text:p>"Église Saint-Nicolas-du-Chardonnet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3-4view_Saint-Nicolas-du-Chardonnet_Paris.jpg?width=300" xlink:type="simple">http://commons.wikimedia.org/wiki/Special:FilePath/3-4view_Saint-Nicolas-du-Chardonnet_Paris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Denys_de_la_Chapelle" xlink:type="simple">http://fr.dbpedia.org/resource/Église_Saint-Denys_de_la_Chapelle</text:a></text:p>
          </table:table-cell>
          <table:table-cell office:value-type="string" calcext:value-type="string">
            <text:p>"Église Saint-Denys de la Chapel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Intérieur_Eglise_Saint-Denys_de_la_Chapelle.jpg?width=300" xlink:type="simple">http://commons.wikimedia.org/wiki/Special:FilePath/Intérieur_Eglise_Saint-Denys_de_la_Chapel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Rosaire_de_Paris" xlink:type="simple">http://fr.dbpedia.org/resource/Église_Notre-Dame-du-Rosaire_de_Paris</text:a></text:p>
          </table:table-cell>
          <table:table-cell office:value-type="string" calcext:value-type="string">
            <text:p>"Église Notre-Dame-du-Rosair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Rosaire_(Paris)_4.jpg?width=300" xlink:type="simple">http://commons.wikimedia.org/wiki/Special:FilePath/Église_Notre-Dame-du-Rosaire_(Paris)_4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américaine_de_Paris" xlink:type="simple">http://fr.dbpedia.org/resource/Cathédrale_américaine_de_Paris</text:a></text:p>
          </table:table-cell>
          <table:table-cell office:value-type="string" calcext:value-type="string">
            <text:p>"Cathédrale américai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aris_Cathédrale_américaine_de_la_Sainte-Trinité_2.jpg?width=300" xlink:type="simple">http://commons.wikimedia.org/wiki/Special:FilePath/Paris_Cathédrale_américaine_de_la_Sainte-Trinité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u-Travail_de_Paris" xlink:type="simple">http://fr.dbpedia.org/resource/Église_Notre-Dame-du-Travail_de_Paris</text:a></text:p>
          </table:table-cell>
          <table:table-cell office:value-type="string" calcext:value-type="string">
            <text:p>"Église Notre-Dame-du-Travail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Notre-Dame-du-Travail_(Paris)_2.jpg?width=300" xlink:type="simple">http://commons.wikimedia.org/wiki/Special:FilePath/Église_Notre-Dame-du-Travail_(Paris)_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hilippe-du-Roule" xlink:type="simple">http://fr.dbpedia.org/resource/Église_Saint-Philippe-du-Roule</text:a></text:p>
          </table:table-cell>
          <table:table-cell office:value-type="string" calcext:value-type="string">
            <text:p>"Église Saint-Philippe-du-Roul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50475_Paris_VIII_église_Saint-Philippe-du-Roule_rwk.JPG?width=300" xlink:type="simple">http://commons.wikimedia.org/wiki/Special:FilePath/P1050475_Paris_VIII_église_Saint-Philippe-du-Roule_r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de-Montrouge" xlink:type="simple">http://fr.dbpedia.org/resource/Église_Saint-Pierre-de-Montrouge</text:a></text:p>
          </table:table-cell>
          <table:table-cell office:value-type="string" calcext:value-type="string">
            <text:p>"Église Saint-Pierre-de-Montroug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rrefour_Alesia_1.JPG?width=300" xlink:type="simple">http://commons.wikimedia.org/wiki/Special:FilePath/Carrefour_Alesia_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Sulpice_de_Paris" xlink:type="simple">http://fr.dbpedia.org/resource/Église_Saint-Sulpice_de_Paris</text:a></text:p>
          </table:table-cell>
          <table:table-cell office:value-type="string" calcext:value-type="string">
            <text:p>"Église Saint-Sulpic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00811_Paris_VI_Saint-Sulpice_Façade_reductwk.JPG?width=300" xlink:type="simple">http://commons.wikimedia.org/wiki/Special:FilePath/P1000811_Paris_VI_Saint-Sulpice_Façade_reductwk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e-Geneviève_de_Paris" xlink:type="simple">http://fr.dbpedia.org/resource/Abbaye_Sainte-Geneviève_de_Paris</text:a></text:p>
          </table:table-cell>
          <table:table-cell office:value-type="string" calcext:value-type="string">
            <text:p>"Abbaye Sainte-Genevièv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Abbaye_de_sainte_genevieve.jpg?width=300" xlink:type="simple">http://commons.wikimedia.org/wiki/Special:FilePath/Abbaye_de_sainte_genevi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Eustache_de_Paris" xlink:type="simple">http://fr.dbpedia.org/resource/Église_Saint-Eustache_de_Paris</text:a></text:p>
          </table:table-cell>
          <table:table-cell office:value-type="string" calcext:value-type="string">
            <text:p>"Église Saint-Eustach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St.-Eustache.jpg?width=300" xlink:type="simple">http://commons.wikimedia.org/wiki/Special:FilePath/St.-Eustach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expiatoire" xlink:type="simple">http://fr.dbpedia.org/resource/Chapelle_expiatoire</text:a></text:p>
          </table:table-cell>
          <table:table-cell office:value-type="string" calcext:value-type="string">
            <text:p>"Chapelle expiatoire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La_chapelle_expiatoire_-_façade.jpg?width=300" xlink:type="simple">http://commons.wikimedia.org/wiki/Special:FilePath/La_chapelle_expiatoire_-_façad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ntoine-de-Padoue_de_Paris" xlink:type="simple">http://fr.dbpedia.org/resource/Église_Saint-Antoine-de-Padoue_de_Paris</text:a></text:p>
          </table:table-cell>
          <table:table-cell office:value-type="string" calcext:value-type="string">
            <text:p>"Église Saint-Antoine-de-Padou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Église_Saint-Antoine-de-Padoue_(Paris)_6.jpg?width=300" xlink:type="simple">http://commons.wikimedia.org/wiki/Special:FilePath/Église_Saint-Antoine-de-Padoue_(Paris)_6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'Assomption-de-Passy" xlink:type="simple">http://fr.dbpedia.org/resource/Église_Notre-Dame-de-l'Assomption-de-Passy</text:a></text:p>
          </table:table-cell>
          <table:table-cell office:value-type="string" calcext:value-type="string">
            <text:p>"Église Notre-Dame-de-l'Assomption-de-Passy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P1090966_Paris_XVI_église_Notre-Dame_de_l'Assomption_de_Passy_rwk.JPG?width=300" xlink:type="simple">http://commons.wikimedia.org/wiki/Special:FilePath/P1090966_Paris_XVI_église_Notre-Dame_de_l'Assomption_de_Passy_rwk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grecque_Saint-Étienne_de_Paris" xlink:type="simple">http://fr.dbpedia.org/resource/Cathédrale_grecque_Saint-Étienne_de_Paris</text:a></text:p>
          </table:table-cell>
          <table:table-cell office:value-type="string" calcext:value-type="string">
            <text:p>"Cathédrale grecque Saint-Étienne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EgliseGrecque.jpg?width=300" xlink:type="simple">http://commons.wikimedia.org/wiki/Special:FilePath/EgliseGrecqu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Alexandre-Nevsky_de_Paris" xlink:type="simple">http://fr.dbpedia.org/resource/Cathédrale_Saint-Alexandre-Nevsky_de_Paris</text:a></text:p>
          </table:table-cell>
          <table:table-cell office:value-type="string" calcext:value-type="string">
            <text:p>"Cathédrale Saint-Alexandre-Nevsky de Paris"</text:p>
          </table:table-cell>
          <table:table-cell office:value-type="string" calcext:value-type="string">
            <text:p>dbpedia-fr:Paris</text:p>
          </table:table-cell>
          <table:table-cell office:value-type="string" calcext:value-type="string">
            <text:p>"Paris"</text:p>
          </table:table-cell>
          <table:table-cell office:value-type="string" calcext:value-type="string">
            <text:p><text:a xlink:href="http://commons.wikimedia.org/wiki/Special:FilePath/Cathedrale-A--Nevski-Paris-.jpg?width=300" xlink:type="simple">http://commons.wikimedia.org/wiki/Special:FilePath/Cathedrale-A--Nevski-Paris-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Nicolas_de_Sremski_Karlovci" xlink:type="simple">http://fr.dbpedia.org/resource/Cathédrale_Saint-Nicolas_de_Sremski_Karlovci</text:a></text:p>
          </table:table-cell>
          <table:table-cell office:value-type="string" calcext:value-type="string">
            <text:p>"Cathédrale Saint-Nicolas de Sremski Karlovci"</text:p>
          </table:table-cell>
          <table:table-cell office:value-type="string" calcext:value-type="string">
            <text:p>dbpedia-fr:Sremski_Karlovci</text:p>
          </table:table-cell>
          <table:table-cell office:value-type="string" calcext:value-type="string">
            <text:p>"Sremski Karlovci"</text:p>
          </table:table-cell>
          <table:table-cell office:value-type="string" calcext:value-type="string">
            <text:p><text:a xlink:href="http://commons.wikimedia.org/wiki/Special:FilePath/The_Orthodox_Cathedral_of_St._Nicholas.jpg?width=300" xlink:type="simple">http://commons.wikimedia.org/wiki/Special:FilePath/The_Orthodox_Cathedral_of_St._Nichola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Notre-Dame-de-Nize" xlink:type="simple">http://fr.dbpedia.org/resource/Chapelle_Notre-Dame-de-Nize</text:a></text:p>
          </table:table-cell>
          <table:table-cell office:value-type="string" calcext:value-type="string">
            <text:p>"Chapelle Notre-Dame-de-Nize"</text:p>
          </table:table-cell>
          <table:table-cell office:value-type="string" calcext:value-type="string">
            <text:p>dbpedia-fr:Lunas</text:p>
          </table:table-cell>
          <table:table-cell office:value-type="string" calcext:value-type="string">
            <text:p>"Lunas (Hérault)"</text:p>
          </table:table-cell>
          <table:table-cell office:value-type="string" calcext:value-type="string">
            <text:p><text:a xlink:href="http://commons.wikimedia.org/wiki/Special:FilePath/Lunas_ND_Nize_1.JPG?width=300" xlink:type="simple">http://commons.wikimedia.org/wiki/Special:FilePath/Lunas_ND_Nize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-Wandrille_de_Fontenelle" xlink:type="simple">http://fr.dbpedia.org/resource/Abbaye_Saint-Wandrille_de_Fontenelle</text:a></text:p>
          </table:table-cell>
          <table:table-cell office:value-type="string" calcext:value-type="string">
            <text:p>"Abbaye Saint-Wandrille de Fontenelle"</text:p>
          </table:table-cell>
          <table:table-cell office:value-type="string" calcext:value-type="string">
            <text:p>dbpedia-fr:Saint-Wandrille-Rançon</text:p>
          </table:table-cell>
          <table:table-cell office:value-type="string" calcext:value-type="string">
            <text:p>"Saint-Wandrille-Rançon"</text:p>
          </table:table-cell>
          <table:table-cell office:value-type="string" calcext:value-type="string">
            <text:p><text:a xlink:href="http://commons.wikimedia.org/wiki/Special:FilePath/Abbaye_de_Saint-Wandrille_de_Fontenelle_2008_PD_02.JPG?width=300" xlink:type="simple">http://commons.wikimedia.org/wiki/Special:FilePath/Abbaye_de_Saint-Wandrille_de_Fontenelle_2008_PD_0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ichel_et_Saint-Gabriel_de_Batajnica" xlink:type="simple">http://fr.dbpedia.org/resource/Église_Saint-Michel_et_Saint-Gabriel_de_Batajnica</text:a></text:p>
          </table:table-cell>
          <table:table-cell office:value-type="string" calcext:value-type="string">
            <text:p>"Église Saint-Michel et Saint-Gabriel de Batajnica"</text:p>
          </table:table-cell>
          <table:table-cell office:value-type="string" calcext:value-type="string">
            <text:p>dbpedia-fr:Belgrade</text:p>
          </table:table-cell>
          <table:table-cell office:value-type="string" calcext:value-type="string">
            <text:p>"Belgrade"</text:p>
          </table:table-cell>
          <table:table-cell office:value-type="string" calcext:value-type="string">
            <text:p><text:a xlink:href="http://commons.wikimedia.org/wiki/Special:FilePath/Батајничка_црква_2006._године.jpg?width=300" xlink:type="simple">http://commons.wikimedia.org/wiki/Special:FilePath/Батајничка_црква_2006._године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nta_Maria_del_Priorato" xlink:type="simple">http://fr.dbpedia.org/resource/Église_Santa_Maria_del_Priorato</text:a></text:p>
          </table:table-cell>
          <table:table-cell office:value-type="string" calcext:value-type="string">
            <text:p>"Église Santa Maria del Priorato"</text:p>
          </table:table-cell>
          <table:table-cell office:value-type="string" calcext:value-type="string">
            <text:p>dbpedia-fr:Rome</text:p>
          </table:table-cell>
          <table:table-cell office:value-type="string" calcext:value-type="string">
            <text:p>"Rome"</text:p>
          </table:table-cell>
          <table:table-cell office:value-type="string" calcext:value-type="string">
            <text:p><text:a xlink:href="http://commons.wikimedia.org/wiki/Special:FilePath/Aventino_s_Maria_del_Priorato_facciata_1050375.JPG?width=300" xlink:type="simple">http://commons.wikimedia.org/wiki/Special:FilePath/Aventino_s_Maria_del_Priorato_facciata_1050375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squée_bleue" xlink:type="simple">http://fr.dbpedia.org/resource/Mosquée_bleue</text:a></text:p>
          </table:table-cell>
          <table:table-cell office:value-type="string" calcext:value-type="string">
            <text:p>"Mosquée bleue"</text:p>
          </table:table-cell>
          <table:table-cell office:value-type="string" calcext:value-type="string">
            <text:p>dbpedia-fr:Istanbul</text:p>
          </table:table-cell>
          <table:table-cell office:value-type="string" calcext:value-type="string">
            <text:p>"Istanbul"</text:p>
          </table:table-cell>
          <table:table-cell office:value-type="string" calcext:value-type="string">
            <text:p><text:a xlink:href="http://commons.wikimedia.org/wiki/Special:FilePath/Ac-sultanahmed1.jpg?width=300" xlink:type="simple">http://commons.wikimedia.org/wiki/Special:FilePath/Ac-sultanahmed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arménienne_Saint-Jacques_de_Lyon" xlink:type="simple">http://fr.dbpedia.org/resource/Église_arménienne_Saint-Jacques_de_Lyon</text:a></text:p>
          </table:table-cell>
          <table:table-cell office:value-type="string" calcext:value-type="string">
            <text:p>"Église arménienne Saint-Jacques de Lyon"</text:p>
          </table:table-cell>
          <table:table-cell office:value-type="string" calcext:value-type="string">
            <text:p>dbpedia-fr:Lyon</text:p>
          </table:table-cell>
          <table:table-cell office:value-type="string" calcext:value-type="string">
            <text:p>"Lyon"</text:p>
          </table:table-cell>
          <table:table-cell office:value-type="string" calcext:value-type="string">
            <text:p><text:a xlink:href="http://fr.wikipedia.org/wiki/Special:FilePath/Église_arménienne_Saint-Jacques_de_Lyon.JPG?width=300" xlink:type="simple">http://fr.wikipedia.org/wiki/Special:FilePath/Église_arménienne_Saint-Jacques_de_Lyon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Bologne" xlink:type="simple">http://fr.dbpedia.org/resource/Cathédrale_de_Bologne</text:a></text:p>
          </table:table-cell>
          <table:table-cell office:value-type="string" calcext:value-type="string">
            <text:p>"Cathédrale de Bologne"</text:p>
          </table:table-cell>
          <table:table-cell office:value-type="string" calcext:value-type="string">
            <text:p>dbpedia-fr:Bologne</text:p>
          </table:table-cell>
          <table:table-cell office:value-type="string" calcext:value-type="string">
            <text:p>"Bologne"</text:p>
          </table:table-cell>
          <table:table-cell office:value-type="string" calcext:value-type="string">
            <text:p><text:a xlink:href="http://commons.wikimedia.org/wiki/Special:FilePath/Bologna-San_Pietro_visto_dalla_Torre_degli_Asinelli.jpg?width=300" xlink:type="simple">http://commons.wikimedia.org/wiki/Special:FilePath/Bologna-San_Pietro_visto_dalla_Torre_degli_Asinelli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aison_natale_d'Esprit_Fléchier" xlink:type="simple">http://fr.dbpedia.org/resource/Maison_natale_d'Esprit_Fléchier</text:a></text:p>
          </table:table-cell>
          <table:table-cell office:value-type="string" calcext:value-type="string">
            <text:p>"Maison natale d'Esprit Fléchier"</text:p>
          </table:table-cell>
          <table:table-cell office:value-type="string" calcext:value-type="string">
            <text:p>dbpedia-fr:Pernes-les-Fontaines</text:p>
          </table:table-cell>
          <table:table-cell office:value-type="string" calcext:value-type="string">
            <text:p>"Pernes-les-Fontaines"</text:p>
          </table:table-cell>
          <table:table-cell office:value-type="string" calcext:value-type="string">
            <text:p><text:a xlink:href="http://commons.wikimedia.org/wiki/Special:FilePath/Pernes_-_Maison_Natal_de_Valentin_Esprit_FLECHIER.JPG?width=300" xlink:type="simple">http://commons.wikimedia.org/wiki/Special:FilePath/Pernes_-_Maison_Natal_de_Valentin_Esprit_FLECHIER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'Ivrée" xlink:type="simple">http://fr.dbpedia.org/resource/Cathédrale_d'Ivrée</text:a></text:p>
          </table:table-cell>
          <table:table-cell office:value-type="string" calcext:value-type="string">
            <text:p>"Cathédrale d'Ivrée"</text:p>
          </table:table-cell>
          <table:table-cell office:value-type="string" calcext:value-type="string">
            <text:p>dbpedia-fr:Ivree</text:p>
          </table:table-cell>
          <table:table-cell office:value-type="string" calcext:value-type="string">
            <text:p>"Ivrée"</text:p>
          </table:table-cell>
          <table:table-cell office:value-type="string" calcext:value-type="string">
            <text:p><text:a xlink:href="http://commons.wikimedia.org/wiki/Special:FilePath/Ivrea-duomo-facciata1.jpg?width=300" xlink:type="simple">http://commons.wikimedia.org/wiki/Special:FilePath/Ivrea-duomo-facciata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Saint-Martin-de-Saduran" xlink:type="simple">http://fr.dbpedia.org/resource/Chapelle_Saint-Martin-de-Saduran</text:a></text:p>
          </table:table-cell>
          <table:table-cell office:value-type="string" calcext:value-type="string">
            <text:p>"Chapelle Saint-Martin-de-Saduran"</text:p>
          </table:table-cell>
          <table:table-cell office:value-type="string" calcext:value-type="string">
            <text:p>dbpedia-fr:Bagnols-sur-Ceze</text:p>
          </table:table-cell>
          <table:table-cell office:value-type="string" calcext:value-type="string">
            <text:p>"Bagnols-sur-Cèze"</text:p>
          </table:table-cell>
          <table:table-cell office:value-type="string" calcext:value-type="string">
            <text:p><text:a xlink:href="http://commons.wikimedia.org/wiki/Special:FilePath/Chapelle_Saint-Martin-de-Saduran_01.JPG?width=300" xlink:type="simple">http://commons.wikimedia.org/wiki/Special:FilePath/Chapelle_Saint-Martin-de-Saduran_0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Bois-le-Duc" xlink:type="simple">http://fr.dbpedia.org/resource/Cathédrale_de_Bois-le-Duc</text:a></text:p>
          </table:table-cell>
          <table:table-cell office:value-type="string" calcext:value-type="string">
            <text:p>"Cathédrale de Bois-le-Duc"</text:p>
          </table:table-cell>
          <table:table-cell office:value-type="string" calcext:value-type="string">
            <text:p>dbpedia-fr:Bois-le-Duc</text:p>
          </table:table-cell>
          <table:table-cell office:value-type="string" calcext:value-type="string">
            <text:p>"Bois-le-Duc"</text:p>
          </table:table-cell>
          <table:table-cell office:value-type="string" calcext:value-type="string">
            <text:p><text:a xlink:href="http://commons.wikimedia.org/wiki/Special:FilePath/Sint-Jans-Hertogenbosch.jpg?width=300" xlink:type="simple">http://commons.wikimedia.org/wiki/Special:FilePath/Sint-Jans-Hertogenbos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Monastère_de_Banjska" xlink:type="simple">http://fr.dbpedia.org/resource/Monastère_de_Banjska</text:a></text:p>
          </table:table-cell>
          <table:table-cell office:value-type="string" calcext:value-type="string">
            <text:p>"Monastère de Banjska"</text:p>
          </table:table-cell>
          <table:table-cell office:value-type="string" calcext:value-type="string">
            <text:p>dbpedia-fr:Banjska</text:p>
          </table:table-cell>
          <table:table-cell office:value-type="string" calcext:value-type="string">
            <text:p>"Banjska (Zvečan)"</text:p>
          </table:table-cell>
          <table:table-cell office:value-type="string" calcext:value-type="string">
            <text:p><text:a xlink:href="http://commons.wikimedia.org/wiki/Special:FilePath/Banjska_monastery-2010-1.JPG?width=300" xlink:type="simple">http://commons.wikimedia.org/wiki/Special:FilePath/Banjska_monastery-2010-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pelle_Saint-Jean-du-Grès" xlink:type="simple">http://fr.dbpedia.org/resource/Chapelle_Saint-Jean-du-Grès</text:a></text:p>
          </table:table-cell>
          <table:table-cell office:value-type="string" calcext:value-type="string">
            <text:p>"Chapelle Saint-Jean-du-Grès"</text:p>
          </table:table-cell>
          <table:table-cell office:value-type="string" calcext:value-type="string">
            <text:p>dbpedia-fr:Fontvieille</text:p>
          </table:table-cell>
          <table:table-cell office:value-type="string" calcext:value-type="string">
            <text:p>"Fontvieille"</text:p>
          </table:table-cell>
          <table:table-cell office:value-type="string" calcext:value-type="string">
            <text:p><text:a xlink:href="http://commons.wikimedia.org/wiki/Special:FilePath/Chapelle_St_Jean_Fontvieille_1.jpg?width=300" xlink:type="simple">http://commons.wikimedia.org/wiki/Special:FilePath/Chapelle_St_Jean_Fontvieille_1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Clément_de_Sirach" xlink:type="simple">http://fr.dbpedia.org/resource/Église_Saint-Clément_de_Sirach</text:a></text:p>
          </table:table-cell>
          <table:table-cell office:value-type="string" calcext:value-type="string">
            <text:p>"Église Saint-Clément de Sirach"</text:p>
          </table:table-cell>
          <table:table-cell office:value-type="string" calcext:value-type="string">
            <text:p>dbpedia-fr:Ria-Sirach</text:p>
          </table:table-cell>
          <table:table-cell office:value-type="string" calcext:value-type="string">
            <text:p>"Ria-Sirach"</text:p>
          </table:table-cell>
          <table:table-cell office:value-type="string" calcext:value-type="string">
            <text:p><text:a xlink:href="http://commons.wikimedia.org/wiki/Special:FilePath/1551.Sirach.jpg?width=300" xlink:type="simple">http://commons.wikimedia.org/wiki/Special:FilePath/1551.Sirach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-Maclou_de_Pontoise" xlink:type="simple">http://fr.dbpedia.org/resource/Cathédrale_Saint-Maclou_de_Pontoise</text:a></text:p>
          </table:table-cell>
          <table:table-cell office:value-type="string" calcext:value-type="string">
            <text:p>"Cathédrale Saint-Maclou de Pontoise"</text:p>
          </table:table-cell>
          <table:table-cell office:value-type="string" calcext:value-type="string">
            <text:p>dbpedia-fr:Pontoise</text:p>
          </table:table-cell>
          <table:table-cell office:value-type="string" calcext:value-type="string">
            <text:p>"Pontoise"</text:p>
          </table:table-cell>
          <table:table-cell office:value-type="string" calcext:value-type="string">
            <text:p><text:a xlink:href="http://commons.wikimedia.org/wiki/Special:FilePath/Pontoise_(95),_cathédrale_Saint-Maclou,_façade_ouest,_depuis_la_rue_de_la_Coutellerie.jpg?width=300" xlink:type="simple">http://commons.wikimedia.org/wiki/Special:FilePath/Pontoise_(95),_cathédrale_Saint-Maclou,_façade_ouest,_depuis_la_rue_de_la_Coutellerie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-de-la-Purification_de_Lauris" xlink:type="simple">http://fr.dbpedia.org/resource/Église_Notre-Dame-de-la-Purification_de_Lauris</text:a></text:p>
          </table:table-cell>
          <table:table-cell office:value-type="string" calcext:value-type="string">
            <text:p>"Église Notre-Dame-de-la-Purification de Lauris"</text:p>
          </table:table-cell>
          <table:table-cell office:value-type="string" calcext:value-type="string">
            <text:p>dbpedia-fr:Lauris</text:p>
          </table:table-cell>
          <table:table-cell office:value-type="string" calcext:value-type="string">
            <text:p>"Lauris"</text:p>
          </table:table-cell>
          <table:table-cell office:value-type="string" calcext:value-type="string">
            <text:p><text:a xlink:href="http://commons.wikimedia.org/wiki/Special:FilePath/NF_de_la_Purification_-_Nef.JPG?width=300" xlink:type="simple">http://commons.wikimedia.org/wiki/Special:FilePath/NF_de_la_Purification_-_Nef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Saint-Michel_de_Gignac" xlink:type="simple">http://fr.dbpedia.org/resource/Saint-Michel_de_Gignac</text:a></text:p>
          </table:table-cell>
          <table:table-cell office:value-type="string" calcext:value-type="string">
            <text:p>"Saint-Michel de Gignac"</text:p>
          </table:table-cell>
          <table:table-cell office:value-type="string" calcext:value-type="string">
            <text:p>dbpedia-fr:Le_Rove</text:p>
          </table:table-cell>
          <table:table-cell office:value-type="string" calcext:value-type="string">
            <text:p>"Le Rove"</text:p>
          </table:table-cell>
          <table:table-cell office:value-type="string" calcext:value-type="string">
            <text:p><text:a xlink:href="http://commons.wikimedia.org/wiki/Special:FilePath/St-Michel_de_Gignac-01.JPG?width=300" xlink:type="simple">http://commons.wikimedia.org/wiki/Special:FilePath/St-Michel_de_Gignac-01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Nuoro" xlink:type="simple">http://fr.dbpedia.org/resource/Cathédrale_de_Nuoro</text:a></text:p>
          </table:table-cell>
          <table:table-cell office:value-type="string" calcext:value-type="string">
            <text:p>"Cathédrale de Nuoro"</text:p>
          </table:table-cell>
          <table:table-cell office:value-type="string" calcext:value-type="string">
            <text:p>dbpedia-fr:Nuoro</text:p>
          </table:table-cell>
          <table:table-cell office:value-type="string" calcext:value-type="string">
            <text:p>"Nuoro"</text:p>
          </table:table-cell>
          <table:table-cell office:value-type="string" calcext:value-type="string">
            <text:p><text:a xlink:href="http://commons.wikimedia.org/wiki/Special:FilePath/Nuoro_-_Cattedrale_S._Maria_della_Neve.jpg?width=300" xlink:type="simple">http://commons.wikimedia.org/wiki/Special:FilePath/Nuoro_-_Cattedrale_S._Maria_della_Nev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Talin" xlink:type="simple">http://fr.dbpedia.org/resource/Cathédrale_de_Talin</text:a></text:p>
          </table:table-cell>
          <table:table-cell office:value-type="string" calcext:value-type="string">
            <text:p>"Cathédrale de Talin"</text:p>
          </table:table-cell>
          <table:table-cell office:value-type="string" calcext:value-type="string">
            <text:p>dbpedia-fr:Talin</text:p>
          </table:table-cell>
          <table:table-cell office:value-type="string" calcext:value-type="string">
            <text:p>"Talin"</text:p>
          </table:table-cell>
          <table:table-cell office:value-type="string" calcext:value-type="string">
            <text:p><text:a xlink:href="http://commons.wikimedia.org/wiki/Special:FilePath/Katoghike_galleryfull.jpeg?width=300" xlink:type="simple">http://commons.wikimedia.org/wiki/Special:FilePath/Katoghike_galleryfull.jpe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Abbaye_Saint-Vigor-le-Grand" xlink:type="simple">http://fr.dbpedia.org/resource/Abbaye_Saint-Vigor-le-Grand</text:a></text:p>
          </table:table-cell>
          <table:table-cell office:value-type="string" calcext:value-type="string">
            <text:p>"Abbaye Saint-Vigor-le-Grand"</text:p>
          </table:table-cell>
          <table:table-cell office:value-type="string" calcext:value-type="string">
            <text:p>dbpedia-fr:Saint-Vigor-le-Grand</text:p>
          </table:table-cell>
          <table:table-cell office:value-type="string" calcext:value-type="string">
            <text:p>"Saint-Vigor-le-Grand"</text:p>
          </table:table-cell>
          <table:table-cell office:value-type="string" calcext:value-type="string">
            <text:p><text:a xlink:href="http://commons.wikimedia.org/wiki/Special:FilePath/Saint-Vigor-Le-_Grand,_porterie_du_prieuré,.JPG?width=300" xlink:type="simple">http://commons.wikimedia.org/wiki/Special:FilePath/Saint-Vigor-Le-_Grand,_porterie_du_prieuré,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protestante_Saint-Pierre-le-Jeune_de_Strasbourg" xlink:type="simple">http://fr.dbpedia.org/resource/Église_protestante_Saint-Pierre-le-Jeune_de_Strasbourg</text:a></text:p>
          </table:table-cell>
          <table:table-cell office:value-type="string" calcext:value-type="string">
            <text:p>"Église protestante Saint-Pierre-le-Jeune de Strasbourg"</text:p>
          </table:table-cell>
          <table:table-cell office:value-type="string" calcext:value-type="string">
            <text:p>dbpedia-fr:Strasbourg</text:p>
          </table:table-cell>
          <table:table-cell office:value-type="string" calcext:value-type="string">
            <text:p>"Strasbourg"</text:p>
          </table:table-cell>
          <table:table-cell office:value-type="string" calcext:value-type="string">
            <text:p><text:a xlink:href="http://commons.wikimedia.org/wiki/Special:FilePath/Strasbourg_-_église_St._Pierre_le_jeune_protestant_-_1.jpg?width=300" xlink:type="simple">http://commons.wikimedia.org/wiki/Special:FilePath/Strasbourg_-_église_St._Pierre_le_jeune_protestant_-_1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Prieuré_de_Rauzet" xlink:type="simple">http://fr.dbpedia.org/resource/Prieuré_de_Rauzet</text:a></text:p>
          </table:table-cell>
          <table:table-cell office:value-type="string" calcext:value-type="string">
            <text:p>"Prieuré de Rauzet"</text:p>
          </table:table-cell>
          <table:table-cell office:value-type="string" calcext:value-type="string">
            <text:p>dbpedia-fr:Combiers</text:p>
          </table:table-cell>
          <table:table-cell office:value-type="string" calcext:value-type="string">
            <text:p>"Combiers"</text:p>
          </table:table-cell>
          <table:table-cell office:value-type="string" calcext:value-type="string">
            <text:p><text:a xlink:href="http://commons.wikimedia.org/wiki/Special:FilePath/Église_du_Rauzet_à_Combiers.jpg?width=300" xlink:type="simple">http://commons.wikimedia.org/wiki/Special:FilePath/Église_du_Rauzet_à_Combier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tre-Dame_d'Amiens" xlink:type="simple">http://fr.dbpedia.org/resource/Cathédrale_Notre-Dame_d'Amiens</text:a></text:p>
          </table:table-cell>
          <table:table-cell office:value-type="string" calcext:value-type="string">
            <text:p>"Cathédrale Notre-Dame d'Amiens"</text:p>
          </table:table-cell>
          <table:table-cell office:value-type="string" calcext:value-type="string">
            <text:p>dbpedia-fr:Amiens</text:p>
          </table:table-cell>
          <table:table-cell office:value-type="string" calcext:value-type="string">
            <text:p>"Amiens"</text:p>
          </table:table-cell>
          <table:table-cell office:value-type="string" calcext:value-type="string">
            <text:p><text:a xlink:href="http://commons.wikimedia.org/wiki/Special:FilePath/0_Amiens_-_Cathédrale_Notre-Dame_(1).JPG?width=300" xlink:type="simple">http://commons.wikimedia.org/wiki/Special:FilePath/0_Amiens_-_Cathédrale_Notre-Dame_(1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Médard_d'Ancienville" xlink:type="simple">http://fr.dbpedia.org/resource/Église_Saint-Médard_d'Ancienville</text:a></text:p>
          </table:table-cell>
          <table:table-cell office:value-type="string" calcext:value-type="string">
            <text:p>"Église Saint-Médard d'Ancienville"</text:p>
          </table:table-cell>
          <table:table-cell office:value-type="string" calcext:value-type="string">
            <text:p>dbpedia-fr:Ancienville</text:p>
          </table:table-cell>
          <table:table-cell office:value-type="string" calcext:value-type="string">
            <text:p>"Ancienville"</text:p>
          </table:table-cell>
          <table:table-cell office:value-type="string" calcext:value-type="string">
            <text:p><text:a xlink:href="http://commons.wikimedia.org/wiki/Special:FilePath/Ancienville_Church.JPG?width=300" xlink:type="simple">http://commons.wikimedia.org/wiki/Special:FilePath/Ancienville_Church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Giovinazzo" xlink:type="simple">http://fr.dbpedia.org/resource/Cathédrale_de_Giovinazzo</text:a></text:p>
          </table:table-cell>
          <table:table-cell office:value-type="string" calcext:value-type="string">
            <text:p>"Cathédrale de Giovinazzo"</text:p>
          </table:table-cell>
          <table:table-cell office:value-type="string" calcext:value-type="string">
            <text:p>dbpedia-fr:Giovinazzo</text:p>
          </table:table-cell>
          <table:table-cell office:value-type="string" calcext:value-type="string">
            <text:p>"Giovinazzo"</text:p>
          </table:table-cell>
          <table:table-cell office:value-type="string" calcext:value-type="string">
            <text:p><text:a xlink:href="http://commons.wikimedia.org/wiki/Special:FilePath/Cattedrale2.JPG?width=300" xlink:type="simple">http://commons.wikimedia.org/wiki/Special:FilePath/Cattedrale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Sainte_Marie_de_l'Assomption_de_Vaison-la-Romaine" xlink:type="simple">http://fr.dbpedia.org/resource/Cathédrale_Sainte_Marie_de_l'Assomption_de_Vaison-la-Romaine</text:a></text:p>
          </table:table-cell>
          <table:table-cell office:value-type="string" calcext:value-type="string">
            <text:p>"Cathédrale Sainte Marie de l'Assomption de Vaison-la-Romaine"</text:p>
          </table:table-cell>
          <table:table-cell office:value-type="string" calcext:value-type="string">
            <text:p>dbpedia-fr:Vaison-la-Romaine</text:p>
          </table:table-cell>
          <table:table-cell office:value-type="string" calcext:value-type="string">
            <text:p>"Vaison-la-Romaine"</text:p>
          </table:table-cell>
          <table:table-cell office:value-type="string" calcext:value-type="string">
            <text:p><text:a xlink:href="http://commons.wikimedia.org/wiki/Special:FilePath/Vaison_cathedrale.jpg?width=300" xlink:type="simple">http://commons.wikimedia.org/wiki/Special:FilePath/Vaison_cathedral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Denis-d'Hellemmes" xlink:type="simple">http://fr.dbpedia.org/resource/Église_Saint-Denis-d'Hellemmes</text:a></text:p>
          </table:table-cell>
          <table:table-cell office:value-type="string" calcext:value-type="string">
            <text:p>"Église Saint-Denis-d'Hellemmes"</text:p>
          </table:table-cell>
          <table:table-cell office:value-type="string" calcext:value-type="string">
            <text:p>dbpedia-fr:Lille</text:p>
          </table:table-cell>
          <table:table-cell office:value-type="string" calcext:value-type="string">
            <text:p>"Lille"</text:p>
          </table:table-cell>
          <table:table-cell office:value-type="string" calcext:value-type="string">
            <text:p><text:a xlink:href="http://commons.wikimedia.org/wiki/Special:FilePath/Hellemmes_eglise_St_Denis.jpg?width=300" xlink:type="simple">http://commons.wikimedia.org/wiki/Special:FilePath/Hellemmes_eglise_St_Denis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hartreuse_de_Pavie" xlink:type="simple">http://fr.dbpedia.org/resource/Chartreuse_de_Pavie</text:a></text:p>
          </table:table-cell>
          <table:table-cell office:value-type="string" calcext:value-type="string">
            <text:p>"Chartreuse de Pavie"</text:p>
          </table:table-cell>
          <table:table-cell office:value-type="string" calcext:value-type="string">
            <text:p>dbpedia-fr:Pavie</text:p>
          </table:table-cell>
          <table:table-cell office:value-type="string" calcext:value-type="string">
            <text:p>"Pavie"</text:p>
          </table:table-cell>
          <table:table-cell office:value-type="string" calcext:value-type="string">
            <text:p><text:a xlink:href="http://commons.wikimedia.org/wiki/Special:FilePath/Certosa_di_Pavia_(facciata).jpg?width=300" xlink:type="simple">http://commons.wikimedia.org/wiki/Special:FilePath/Certosa_di_Pavia_(facciata)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uvelle_(Lérida)" xlink:type="simple">http://fr.dbpedia.org/resource/Cathédrale_nouvelle_(Lérida)</text:a></text:p>
          </table:table-cell>
          <table:table-cell office:value-type="string" calcext:value-type="string">
            <text:p>"Cathédrale nouvelle (Lérida)"</text:p>
          </table:table-cell>
          <table:table-cell office:value-type="string" calcext:value-type="string">
            <text:p>dbpedia-fr:Lerida</text:p>
          </table:table-cell>
          <table:table-cell office:value-type="string" calcext:value-type="string">
            <text:p>"Lérida"</text:p>
          </table:table-cell>
          <table:table-cell office:value-type="string" calcext:value-type="string">
            <text:p><text:a xlink:href="http://commons.wikimedia.org/wiki/Special:FilePath/Lleida-19-1_catedral_nova.jpg?width=300" xlink:type="simple">http://commons.wikimedia.org/wiki/Special:FilePath/Lleida-19-1_catedral_nova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_de_Valliquerville" xlink:type="simple">http://fr.dbpedia.org/resource/Église_Notre-Dame_de_Valliquerville</text:a></text:p>
          </table:table-cell>
          <table:table-cell office:value-type="string" calcext:value-type="string">
            <text:p>"Église Notre-Dame de Valliquerville"</text:p>
          </table:table-cell>
          <table:table-cell office:value-type="string" calcext:value-type="string">
            <text:p>dbpedia-fr:Valliquerville</text:p>
          </table:table-cell>
          <table:table-cell office:value-type="string" calcext:value-type="string">
            <text:p>"Valliquerville"</text:p>
          </table:table-cell>
          <table:table-cell office:value-type="string" calcext:value-type="string">
            <text:p><text:a xlink:href="http://commons.wikimedia.org/wiki/Special:FilePath/Valliquerville_-_Eglise_Notre-Dame.jpg?width=300" xlink:type="simple">http://commons.wikimedia.org/wiki/Special:FilePath/Valliquerville_-_Eglise_Notre-Dam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rmel_de_Montréal" xlink:type="simple">http://fr.dbpedia.org/resource/Carmel_de_Montréal</text:a></text:p>
          </table:table-cell>
          <table:table-cell office:value-type="string" calcext:value-type="string">
            <text:p>"Carmel de Montréal"</text:p>
          </table:table-cell>
          <table:table-cell office:value-type="string" calcext:value-type="string">
            <text:p>dbpedia-fr:Montreal</text:p>
          </table:table-cell>
          <table:table-cell office:value-type="string" calcext:value-type="string">
            <text:p>"Montréal"</text:p>
          </table:table-cell>
          <table:table-cell office:value-type="string" calcext:value-type="string">
            <text:p><text:a xlink:href="http://commons.wikimedia.org/wiki/Special:FilePath/Monastere_des_Carmelites_03.jpg?width=300" xlink:type="simple">http://commons.wikimedia.org/wiki/Special:FilePath/Monastere_des_Carmelites_03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de_Sessa_Aurunca" xlink:type="simple">http://fr.dbpedia.org/resource/Cathédrale_de_Sessa_Aurunca</text:a></text:p>
          </table:table-cell>
          <table:table-cell office:value-type="string" calcext:value-type="string">
            <text:p>"Cathédrale de Sessa Aurunca"</text:p>
          </table:table-cell>
          <table:table-cell office:value-type="string" calcext:value-type="string">
            <text:p>dbpedia-fr:Sessa_Aurunca</text:p>
          </table:table-cell>
          <table:table-cell office:value-type="string" calcext:value-type="string">
            <text:p>"Sessa Aurunca"</text:p>
          </table:table-cell>
          <table:table-cell office:value-type="string" calcext:value-type="string">
            <text:p><text:a xlink:href="http://commons.wikimedia.org/wiki/Special:FilePath/Sessa_Aurunca02.jpg?width=300" xlink:type="simple">http://commons.wikimedia.org/wiki/Special:FilePath/Sessa_Aurunca02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représent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e-Marie_des_Abeilles" xlink:type="simple">http://fr.dbpedia.org/resource/Église_Sainte-Marie_des_Abeilles</text:a></text:p>
          </table:table-cell>
          <table:table-cell office:value-type="string" calcext:value-type="string">
            <text:p>"Église Sainte-Marie des Abeilles"</text:p>
          </table:table-cell>
          <table:table-cell office:value-type="string" calcext:value-type="string">
            <text:p>dbpedia-fr:Les_Abeilles</text:p>
          </table:table-cell>
          <table:table-cell office:value-type="string" calcext:value-type="string">
            <text:p>"Les Abeilles"</text:p>
          </table:table-cell>
          <table:table-cell office:value-type="string" calcext:value-type="string">
            <text:p><text:a xlink:href="http://commons.wikimedia.org/wiki/Special:FilePath/Les_Abeilles_-_église.jpg?width=300" xlink:type="simple">http://commons.wikimedia.org/wiki/Special:FilePath/Les_Abeilles_-_église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nta_Maria_Nuova_de_Pérouse" xlink:type="simple">http://fr.dbpedia.org/resource/Église_Santa_Maria_Nuova_de_Pérouse</text:a></text:p>
          </table:table-cell>
          <table:table-cell office:value-type="string" calcext:value-type="string">
            <text:p>"Église Santa Maria Nuova de Pérouse"</text:p>
          </table:table-cell>
          <table:table-cell office:value-type="string" calcext:value-type="string">
            <text:p>dbpedia-fr:Perouse</text:p>
          </table:table-cell>
          <table:table-cell office:value-type="string" calcext:value-type="string">
            <text:p>"Pérouse (Italie)"</text:p>
          </table:table-cell>
          <table:table-cell office:value-type="string" calcext:value-type="string">
            <text:p><text:a xlink:href="http://commons.wikimedia.org/wiki/Special:FilePath/Facciata_Santa_Maria_Nuova_Perugia.jpg?width=300" xlink:type="simple">http://commons.wikimedia.org/wiki/Special:FilePath/Facciata_Santa_Maria_Nuova_Perugia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et-Saint-Romain_de_Savennières" xlink:type="simple">http://fr.dbpedia.org/resource/Église_Saint-Pierre-et-Saint-Romain_de_Savennières</text:a></text:p>
          </table:table-cell>
          <table:table-cell office:value-type="string" calcext:value-type="string">
            <text:p>"Église Saint-Pierre-et-Saint-Romain de Savennières"</text:p>
          </table:table-cell>
          <table:table-cell office:value-type="string" calcext:value-type="string">
            <text:p>dbpedia-fr:Savennieres</text:p>
          </table:table-cell>
          <table:table-cell office:value-type="string" calcext:value-type="string">
            <text:p>"Savennières"</text:p>
          </table:table-cell>
          <table:table-cell office:value-type="string" calcext:value-type="string">
            <text:p><text:a xlink:href="http://commons.wikimedia.org/wiki/Special:FilePath/Église_savennières.JPG?width=300" xlink:type="simple">http://commons.wikimedia.org/wiki/Special:FilePath/Église_savennières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Notre-Dame_de_la_Bonne-Délivrance_des_Trois-Îlets" xlink:type="simple">http://fr.dbpedia.org/resource/Église_Notre-Dame_de_la_Bonne-Délivrance_des_Trois-Îlets</text:a></text:p>
          </table:table-cell>
          <table:table-cell office:value-type="string" calcext:value-type="string">
            <text:p>"Église Notre-Dame de la Bonne-Délivrance des Trois-Îlets"</text:p>
          </table:table-cell>
          <table:table-cell office:value-type="string" calcext:value-type="string">
            <text:p>dbpedia-fr:Les_Trois-Ilets</text:p>
          </table:table-cell>
          <table:table-cell office:value-type="string" calcext:value-type="string">
            <text:p>"Les Trois-Îlets"</text:p>
          </table:table-cell>
          <table:table-cell office:value-type="string" calcext:value-type="string">
            <text:p><text:a xlink:href="http://commons.wikimedia.org/wiki/Special:FilePath/Église_Notre-Dame_de_la_Bonne-Délivrance_des_Trois-Îlets_2.jpg?width=300" xlink:type="simple">http://commons.wikimedia.org/wiki/Special:FilePath/Église_Notre-Dame_de_la_Bonne-Délivrance_des_Trois-Îlets_2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Pierre-et-Saint-Paul_de_Silly-le-Long" xlink:type="simple">http://fr.dbpedia.org/resource/Église_Saint-Pierre-et-Saint-Paul_de_Silly-le-Long</text:a></text:p>
          </table:table-cell>
          <table:table-cell office:value-type="string" calcext:value-type="string">
            <text:p>"Église Saint-Pierre-et-Saint-Paul de Silly-le-Long"</text:p>
          </table:table-cell>
          <table:table-cell office:value-type="string" calcext:value-type="string">
            <text:p>dbpedia-fr:Silly-le-Long</text:p>
          </table:table-cell>
          <table:table-cell office:value-type="string" calcext:value-type="string">
            <text:p>"Silly-le-Long"</text:p>
          </table:table-cell>
          <table:table-cell office:value-type="string" calcext:value-type="string">
            <text:p><text:a xlink:href="http://commons.wikimedia.org/wiki/Special:FilePath/Silly-le-Long_-_Église_Saint-Pierre-et-Saint-Paul_-_4.jpg?width=300" xlink:type="simple">http://commons.wikimedia.org/wiki/Special:FilePath/Silly-le-Long_-_Église_Saint-Pierre-et-Saint-Paul_-_4.jpg?width=300</text:a>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géni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Vieille_église_d'Amsterdam" xlink:type="simple">http://fr.dbpedia.org/resource/Vieille_église_d'Amsterdam</text:a></text:p>
          </table:table-cell>
          <table:table-cell office:value-type="string" calcext:value-type="string">
            <text:p>"Vieille église d'Amsterdam"</text:p>
          </table:table-cell>
          <table:table-cell office:value-type="string" calcext:value-type="string">
            <text:p>dbpedia-fr:Amsterdam</text:p>
          </table:table-cell>
          <table:table-cell office:value-type="string" calcext:value-type="string">
            <text:p>"Amsterdam"</text:p>
          </table:table-cell>
          <table:table-cell office:value-type="string" calcext:value-type="string">
            <text:p><text:a xlink:href="http://commons.wikimedia.org/wiki/Special:FilePath/Okerk2.jpg?width=300" xlink:type="simple">http://commons.wikimedia.org/wiki/Special:FilePath/Okerk2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extraordinair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Cathédrale_Notre-Dame-de-Kazan_de_Moscou" xlink:type="simple">http://fr.dbpedia.org/resource/Cathédrale_Notre-Dame-de-Kazan_de_Moscou</text:a></text:p>
          </table:table-cell>
          <table:table-cell office:value-type="string" calcext:value-type="string">
            <text:p>"Cathédrale Notre-Dame-de-Kazan de Moscou"</text:p>
          </table:table-cell>
          <table:table-cell office:value-type="string" calcext:value-type="string">
            <text:p>dbpedia-fr:Moscou</text:p>
          </table:table-cell>
          <table:table-cell office:value-type="string" calcext:value-type="string">
            <text:p>"Moscou"</text:p>
          </table:table-cell>
          <table:table-cell office:value-type="string" calcext:value-type="string">
            <text:p><text:a xlink:href="http://commons.wikimedia.org/wiki/Special:FilePath/Kazan_Cathedral_in_Red_Square.jpg?width=300" xlink:type="simple">http://commons.wikimedia.org/wiki/Special:FilePath/Kazan_Cathedral_in_Red_Square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it représente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croy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Augustin_(Mayence)" xlink:type="simple">http://fr.dbpedia.org/resource/Église_Saint-Augustin_(Mayence)</text:a></text:p>
          </table:table-cell>
          <table:table-cell office:value-type="string" calcext:value-type="string">
            <text:p>"Église Saint-Augustin (Mayence)"</text:p>
          </table:table-cell>
          <table:table-cell office:value-type="string" calcext:value-type="string">
            <text:p>dbpedia-fr:Mayence</text:p>
          </table:table-cell>
          <table:table-cell office:value-type="string" calcext:value-type="string">
            <text:p>"Mayence"</text:p>
          </table:table-cell>
          <table:table-cell office:value-type="string" calcext:value-type="string">
            <text:p><text:a xlink:href="http://commons.wikimedia.org/wiki/Special:FilePath/AugustinerkircheMainz.JPG?width=300" xlink:type="simple">http://commons.wikimedia.org/wiki/Special:FilePath/AugustinerkircheMainz.JPG?width=300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rchitecture</text:p>
          </table:table-cell>
          <table:table-cell office:value-type="string" calcext:value-type="string">
            <text:p><text:a xlink:href="http://fr.dbpedia.org/resource/Église_Saint-Georges_(Villeneuve-Saint-Georges)" xlink:type="simple">http://fr.dbpedia.org/resource/Église_Saint-Georges_(Villeneuve-Saint-Georges)</text:a></text:p>
          </table:table-cell>
          <table:table-cell office:value-type="string" calcext:value-type="string">
            <text:p>"Église Saint-Georges (Villeneuve-Saint-Georges)"</text:p>
          </table:table-cell>
          <table:table-cell office:value-type="string" calcext:value-type="string">
            <text:p>dbpedia-fr:Villeneuve-Saint-Georges</text:p>
          </table:table-cell>
          <table:table-cell office:value-type="string" calcext:value-type="string">
            <text:p>"Villeneuve-Saint-Georges"</text:p>
          </table:table-cell>
          <table:table-cell office:value-type="string" calcext:value-type="string">
            <text:p><text:a xlink:href="http://commons.wikimedia.org/wiki/Special:FilePath/Villeneuve-Saint-Georges_Saint-Georges_8.JPG?width=300" xlink:type="simple">http://commons.wikimedia.org/wiki/Special:FilePath/Villeneuve-Saint-Georges_Saint-Georges_8.JPG?width=300</text:a></text:p>
          </table:table-cell>
          <table:table-cell office:value-type="string" calcext:value-type="string">
            <text:p>Ceci</text:p>
          </table:table-cell>
          <table:table-cell office:value-type="string" calcext:value-type="string">
            <text:p>illustr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inoubliable</text:p>
          </table:table-cell>
          <table:table-cell office:value-type="string" calcext:value-type="string">
            <text:p>édifice religieux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Feuille1.D1:Feuille1.I24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01:27:23.23281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3:47:40.310743573</meta:creation-date>
    <dc:date>2021-11-28T01:28:07.364764289</dc:date>
    <meta:editing-duration>PT35M10S</meta:editing-duration>
    <meta:editing-cycles>6</meta:editing-cycles>
    <meta:generator>LibreOffice/6.4.7.2$Linux_X86_64 LibreOffice_project/40$Build-2</meta:generator>
    <meta:document-statistic meta:table-count="1" meta:cell-count="4363" meta:object-count="0"/>
  </office:meta>
</office:document-meta>
</file>